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mparision-BM25_26_Lucene" style:display-name="Comparision-BM25&amp;Lucene" style:family="table">
      <style:table-properties style:width="17.013cm" fo:margin-left="0cm" table:align="left"/>
    </style:style>
    <style:style style:name="Comparision-BM25_26_Lucene.A" style:display-name="Comparision-BM25&amp;Lucene.A" style:family="table-column">
      <style:table-column-properties style:column-width="5.666cm"/>
    </style:style>
    <style:style style:name="Comparision-BM25_26_Lucene.B" style:display-name="Comparision-BM25&amp;Lucene.B" style:family="table-column">
      <style:table-column-properties style:column-width="7.431cm"/>
    </style:style>
    <style:style style:name="Comparision-BM25_26_Lucene.C" style:display-name="Comparision-BM25&amp;Lucene.C" style:family="table-column">
      <style:table-column-properties style:column-width="3.916cm"/>
    </style:style>
    <style:style style:name="Comparision-BM25_26_Lucene.A1" style:display-name="Comparision-BM25&amp;Lucene.A1" style:family="table-cell">
      <style:table-cell-properties fo:padding="0.097cm" fo:border-left="0.05pt solid #000000" fo:border-right="none" fo:border-top="0.05pt solid #000000" fo:border-bottom="0.05pt solid #000000"/>
    </style:style>
    <style:style style:name="Comparision-BM25_26_Lucene.C1" style:display-name="Comparision-BM25&amp;Lucene.C1" style:family="table-cell">
      <style:table-cell-properties fo:padding="0.097cm" fo:border="0.05pt solid #000000"/>
    </style:style>
    <style:style style:name="Comparision-BM25_26_Lucene.A2" style:display-name="Comparision-BM25&amp;Lucene.A2" style:family="table-cell">
      <style:table-cell-properties fo:padding="0.097cm" fo:border-left="0.05pt solid #000000" fo:border-right="none" fo:border-top="none" fo:border-bottom="0.05pt solid #000000"/>
    </style:style>
    <style:style style:name="Comparision-BM25_26_Lucene.C2" style:display-name="Comparision-BM25&amp;Lucene.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390d5" officeooo:paragraph-rsid="001390d5"/>
    </style:style>
    <style:style style:name="P2" style:family="paragraph" style:parent-style-name="Table_20_Contents">
      <style:text-properties officeooo:paragraph-rsid="001390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omparision-BM25&amp;Lucene" table:style-name="Comparision-BM25_26_Lucene">
        <table:table-column table:style-name="Comparision-BM25_26_Lucene.A"/>
        <table:table-column table:style-name="Comparision-BM25_26_Lucene.B"/>
        <table:table-column table:style-name="Comparision-BM25_26_Lucene.C"/>
        <table:table-row>
          <table:table-cell table:style-name="Comparision-BM25_26_Lucene.A1" office:value-type="string">
            <text:p text:style-name="P1">Query</text:p>
          </table:table-cell>
          <table:table-cell table:style-name="Comparision-BM25_26_Lucene.A1" office:value-type="string">
            <text:p text:style-name="Table_20_Contents">total#_docs_retrieved_using_Lucene-hw4</text:p>
          </table:table-cell>
          <table:table-cell table:style-name="Comparision-BM25_26_Lucene.C1" office:value-type="string">
            <text:p text:style-name="P2">_using_your_indexer_with_BM25-hw3</text:p>
          </table:table-cell>
        </table:table-row>
        <table:table-row>
          <table:table-cell table:style-name="Comparision-BM25_26_Lucene.A2" office:value-type="string">
            <text:p text:style-name="P1">q1</text:p>
          </table:table-cell>
          <table:table-cell table:style-name="Comparision-BM25_26_Lucene.A2" office:value-type="string">
            <text:p text:style-name="P1">440</text:p>
          </table:table-cell>
          <table:table-cell table:style-name="Comparision-BM25_26_Lucene.C2" office:value-type="string">
            <text:p text:style-name="P1">871</text:p>
          </table:table-cell>
        </table:table-row>
        <table:table-row>
          <table:table-cell table:style-name="Comparision-BM25_26_Lucene.A2" office:value-type="string">
            <text:p text:style-name="P1">q2</text:p>
          </table:table-cell>
          <table:table-cell table:style-name="Comparision-BM25_26_Lucene.A2" office:value-type="string">
            <text:p text:style-name="P1">1579</text:p>
          </table:table-cell>
          <table:table-cell table:style-name="Comparision-BM25_26_Lucene.C2" office:value-type="string">
            <text:p text:style-name="P1">1632</text:p>
          </table:table-cell>
        </table:table-row>
        <table:table-row>
          <table:table-cell table:style-name="Comparision-BM25_26_Lucene.A2" office:value-type="string">
            <text:p text:style-name="P1">q3</text:p>
          </table:table-cell>
          <table:table-cell table:style-name="Comparision-BM25_26_Lucene.A2" office:value-type="string">
            <text:p text:style-name="P1">272</text:p>
          </table:table-cell>
          <table:table-cell table:style-name="Comparision-BM25_26_Lucene.C2" office:value-type="string">
            <text:p text:style-name="P1">1386</text:p>
          </table:table-cell>
        </table:table-row>
        <table:table-row>
          <table:table-cell table:style-name="Comparision-BM25_26_Lucene.A2" office:value-type="string">
            <text:p text:style-name="P1">q4</text:p>
          </table:table-cell>
          <table:table-cell table:style-name="Comparision-BM25_26_Lucene.A2" office:value-type="string">
            <text:p text:style-name="P1">1529</text:p>
          </table:table-cell>
          <table:table-cell table:style-name="Comparision-BM25_26_Lucene.C2" office:value-type="string">
            <text:p text:style-name="P1">154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5:13:43.322187813</meta:creation-date>
    <dc:date>2015-11-18T15:21:18.758285457</dc:date>
    <meta:editing-duration>P0D</meta:editing-duration>
    <meta:editing-cycles>1</meta:editing-cycles>
    <meta:document-statistic meta:table-count="1" meta:image-count="0" meta:object-count="0" meta:page-count="1" meta:paragraph-count="15" meta:word-count="15" meta:character-count="113" meta:non-whitespace-character-count="113"/>
    <meta:generator>LibreOffice/4.2.8.2$Linux_X86_64 LibreOffice_project/420m0$Build-2</meta:generator>
  </office:meta>
</office:document-meta>
</file>

<file path=MOST 100 docIDs ranked by score with text snippet.txt>======================================
Query is portable operating systems
======================================
1. DOC ID:CACM-3127 score=1.1755296
Text snippet is as below:
Thoth, a Portable Real-Time Operating System 

Thoth isa real-time operating system which is designed to be portable
over a large set of machines.  It is currently running on two minicomputers
with qu
======================================
2. DOC ID:CACM-1461 score=0.50642985
Text snippet is as below:
Discussion Summary on Operating Systems

CACM March, 1966

CA660311 JB March 3, 1978  1:26 PM

1461	5	1461
1461	5	1461
1461	5	1461
======================================
3. DOC ID:CACM-3068 score=0.40902123
Text snippet is as below:
A Model for Verification of Data Security in Operating Systems

Program verification applied to kernel architectures
forms a promising method for providing 
uncircumventably secure, shared computer sy
======================================
4. DOC ID:CACM-2246 score=0.3299833
Text snippet is as below:
Levels of Language for Portable Software

An increasing amount of software is being
implemented in a portable form.  A popular way of 
accomplishing this is to encode the software in a specially
desig
======================================
5. DOC ID:CACM-2111 score=0.3230007
Text snippet is as below:
Spelling Correction in Systems Programs

Several specialized techniques are shown for efficiently
incorporating spelling correction algorithms in
to compilers and operating systems.  These include the
======================================
6. DOC ID:CACM-2069 score=0.31651866
Text snippet is as below:
Comments on a Paper by Wallace and Mason

CACM April, 1970

Heess Jr., W. F.

page-on-demand, demand paging, time-sharing multiprogramming,
Markovian computer models, scheduling strategies,
operating 
======================================
7. DOC ID:CACM-2740 score=0.30766326
Text snippet is as below:
A Large Semaphore Based Operating System

The paper describes the internal structure of
a large operating system as a set of cooperating 
sequential processes.  The processes synchronize by
means of s
======================================
8. DOC ID:CACM-2319 score=0.30766326
Text snippet is as below:
Operating System Performance

An overview of the current and future positions
with respect to operating system performance 
is given.  While a great deal of information and a large
number of models fo
======================================
9. DOC ID:CACM-1462 score=0.28890023
Text snippet is as below:
Multilevel Operating Systems

The Basic software for all newer computers
is built on the well-established need for standard 
operating systems. This implies that all applications-no
matter how large, 
======================================
10. DOC ID:CACM-1728 score=0.28890023
Text snippet is as below:
Further Experimental Data on the Behavior
of Programs in a Paging Environment

Results are summarized from an empirical study
directed at the measurement of program operating 
behavior in those multip
======================================
11. DOC ID:CACM-2629 score=0.28045723
Text snippet is as below:
The UNIX Time-Sharing system 

UNIX is a general-purpose, multi-user, interactive
operating system for the Digital Equipment 
Corporation PDP-11/40 and 11/45 computers.  It offers
a number of features
======================================
12. DOC ID:CACM-2597 score=0.28045723
Text snippet is as below:
Monitors: An Operating System Structuring Concept

This paper develops Brinch-Hansen's concept of
a monitor as a method of structuring an operating 
system.  It introduces a form of synchronization, d
======================================
13. DOC ID:CACM-1750 score=0.2741132
Text snippet is as below:
Considerations in the Design of a Multiple
Computer System with Extended Core Storage

The use of large quantities of addressable
(but not executable) fast random access memory to 
heighten the multip
======================================
14. DOC ID:CACM-2372 score=0.26916727
Text snippet is as below:
On the Implementation of Security Measures in Information Systems

The security of an information system may be
represented by a model matrix whose elements are 
decision rules and whose row and colum
======================================
15. DOC ID:CACM-2080 score=0.26857498
Text snippet is as below:
The Nucleus of a Multiprogramming System

This paper describes the philosophy and structure of a multiprogramming system 
that can be extended with a hierarchy of operating systems to suit diverse 
re
======================================
16. DOC ID:CACM-2867 score=0.26857498
Text snippet is as below:
Modularization and Hierarchy in a Family of Operating Systems

This paper describes the design philosophy
used in the construction of a family of operating 
systems. It is shown that the concepts of m
======================================
17. DOC ID:CACM-1247 score=0.26857498
Text snippet is as below:
An Operating Environment for Dynamic-Recursive
Computer Programming Systems

Presented in this paper is a brief nontechnical
introduction to OEDIPUS, a computer programming 
system which can serve as 
======================================
18. DOC ID:CACM-2482 score=0.26857498
Text snippet is as below:
Mixed Solutions for the Deadlock Problem

Mixtures of detection, avoidance, and prevention
provide more effective and practical solutions 
to the deadlock problem than any one of these alone.  The
ind
======================================
19. DOC ID:CACM-2379 score=0.26133278
Text snippet is as below:
The Design of the Venus Operating System

The Venus Operating System is an experimental
multiprogramming system which supports five or 
six concurrent users on a small computer.  The system was
produc
======================================
20. DOC ID:CACM-1923 score=0.25321493
Text snippet is as below:
Pseudofiles

An approach to system interfaces for high
level languages using basic input/output support 
facilities is described.  It is shown that this technique
can provide potentially inexpensive m
======================================
21. DOC ID:CACM-1680 score=0.24681911
Text snippet is as below:
A General-Purpose Display Processing and Tutorial System

ADEPT (A display-Expedited Processing and Tutorial)
system is described.  This system was designed 
to improve man-computer communications by 
======================================
22. DOC ID:CACM-2840 score=0.24135262
Text snippet is as below:
Protection in Operating Systems

A model of protection mechanisms in computing
systems is presented and its appropriateness 
is argued.  The "safety" problem for protection systems
under this model is
======================================
23. DOC ID:CACM-3025 score=0.24135262
Text snippet is as below:
The Evolution of the DEC system 10

The DEC system 10, also known as the PDP-10, evolved
from the PDP-6 (circa 1963) over five generations 
of implementations to presently include systems covering
a p
======================================
24. DOC ID:CACM-2621 score=0.23838985
Text snippet is as below:
A High Security Log-in Procedure

The protection of time sharing systems from
unauthorized users is often achieved by the use 
of passwords.  By using one-way ciphers to code the passwords,
the risks 
======================================
25. DOC ID:CACM-2541 score=0.23371433
Text snippet is as below:
An Overview of the ISPL Computer System Design

This paper explores the advantages of the concurrent
design of the language, operating system, 
and machine (via microcode) to create an interactive pro
======================================
26. DOC ID:CACM-2378 score=0.23371433
Text snippet is as below:
An Operating System Based on the Concept of a Supervisory Computer

An operating system which is organized as a
small supervisor and a set of independent processes 
are described.  The supervisor hand
======================================
27. DOC ID:CACM-2632 score=0.23371433
Text snippet is as below:
HYDRA: The Kernel of a Multiprocessor Operating System

This paper describes the design philosophy of
HYDRA-the kernel of an operating system for C.mmp, 
the Carnegie-Mellon Multi-Mini-Processor.  Thi
======================================
28. DOC ID:CACM-1747 score=0.23342077
Text snippet is as below:
Three Criteria for Designing Computing Systems to Facilitate Debugging

The designer of a computing system should adopt
explicit criteria for accepting or rejecting 
proposed system features.  Three p
======================================
29. DOC ID:CACM-2317 score=0.23112017
Text snippet is as below:
Programming Systems and Languages 1965-1975

In spite of impressive gains by PL/I, Fortran
and Cobol remain the languages in which most 
of the world's production programs are written and will
remain 
======================================
30. DOC ID:CACM-2424 score=0.22735322
Text snippet is as below:
Dynamic Verification of Operating System Decisions

Dynamic verification of a decision implies
that every time the decision is made there is a 
consistency check performed on the decision using indepe
======================================
31. DOC ID:CACM-2138 score=0.22647284
Text snippet is as below:
BLISS: A Language for Systems Programming

A language, BLISS, is described.  This language
is designed so as to be especially suitable 
for use in writing production software systems for a
specific ma
======================================
32. DOC ID:CACM-2151 score=0.22647284
Text snippet is as below:
User Program Measurement in a Time-Shared Environment

A general discussion of the measurement of
software systems is followed by a description of 
a hardware and software scheme for measuring user pr
======================================
33. DOC ID:CACM-2320 score=0.2238125
Text snippet is as below:
Structured Multiprogramming

This paper presents a proposal for structured
representation of multiprogramming in a high 
level language.  The notation used explicitly associates
a data structure share
======================================
34. DOC ID:CACM-1751 score=0.2238125
Text snippet is as below:
The Working Set Model for Program Behavior

Probably the most basic reason behind the absence
of a general treatment of resource allocation 
in modern computer systems is an adequate model for
program
======================================
35. DOC ID:CACM-2950 score=0.2238125
Text snippet is as below:
A Unifying Approach to Scheduling

This paper presents a scheme for classifying
scheduling algorithms based on an abstract model 
of a scheduling system which formalizes the notion of
priority.  Vario
======================================
36. DOC ID:CACM-3196 score=0.22226858
Text snippet is as below:
The Reactive Typewriter Program

   84-character keyboard including alphabetical upper and lower case for good
readability. If the machine is restricted to only a single case, the lower case
is prefer
======================================
37. DOC ID:CACM-3174 score=0.22156307
Text snippet is as below:
Password Security: A Case History

This paper describes the history of the design of the password
security scheme on a remotely accessed time-sharing system.
The present design was the result of count
======================================
38. DOC ID:CACM-1930 score=0.21998885
Text snippet is as below:
Extremely Portable Random Number Generator

Extremely portable subroutines are sometimes
needed for which moderate quality and efficiency 
suffice.  Typically, this occurs for library functions
(like 
======================================
39. DOC ID:CACM-1226 score=0.21734169
Text snippet is as below:
The Organization of Structured Files

A data file is an integral part of a data processing
system.  In many systems, the selection 
of an organization for the data within the file can
be critical to t
======================================
40. DOC ID:CACM-3141 score=0.21734169
Text snippet is as below:
An Improved Algorithm for Decentralized Extrema-Finding
in Circular Configurations of Processes

This note presents an improvement to LeLann's
algorithm for finding the largest (or smallest) of a set 
======================================
41. DOC ID:CACM-1324 score=0.21344522
Text snippet is as below:
Answering English questions by Computer: A Survey

Fifteen experimental English language question-answering
systems which are programmed and operating 
are described and reviewed.  The systems range f
======================================
42. DOC ID:CACM-1951 score=0.21344522
Text snippet is as below:
Estimates of Distributions of Random Variables
for Certain Computer Communications Traffic Models

A study of multiaccess computer communications has
characterized the distributions underlying an elem
======================================
43. DOC ID:CACM-2522 score=0.21344522
Text snippet is as below:
The Design, Implementation, and Evaluation of a Working Set Dispatcher

The behavior of a computer system is largely
dependent upon the algorithms employed to allocate 
the system resources to the pro
======================================
44. DOC ID:CACM-1752 score=0.20095375
Text snippet is as below:
Resource Management for a Medium Scale Time-Sharing Operating system

Task scheduling and resource balancing for
a medium size virtual memory paging machine are 
discussed in relation to a combined ba
======================================
45. DOC ID:CACM-1236 score=0.20095375
Text snippet is as below:
The SMART Automatic Document Retrieval System-An Illustration

A fully automatic document retrieval system
operating on the IBM 7094 is described.  The system 
is characterized by the fact that severa
======================================
46. DOC ID:CACM-2777 score=0.20095375
Text snippet is as below:
On a Solution to the Cigarette Smoker's
Problem (Without Conditional Statements)

This report discusses a problem first introduced
by Patil, who has claimed that the cigarette 
smoker's problem cannot
======================================
47. DOC ID:CACM-0322 score=0.1986582
Text snippet is as below:
Operational Compatibility of Systems-CONVENTIONS

The General Standards Committee of the SHARE
organization has devoted considerable effort to 
the problem of operating a computer efficiently in
view 
======================================
48. DOC ID:CACM-2624 score=0.1986582
Text snippet is as below:
Formal Requirements for Virtualizable Third Generation Architectures

Virtual machine systems have been implemented
on a limited number of third generation computer 
systems, e.g. CP-67 on the IBM 360
======================================
49. DOC ID:CACM-3026 score=0.1986582
Text snippet is as below:
The Evolution of the Sperry Univac 1100
Series: A His tory, Analysis, and Projection

The 1100 series systems are Sperry Univac's
large-scale main frame computer systems.  Beginning 
with the 1107 in 
======================================
50. DOC ID:CACM-2358 score=0.1930821
Text snippet is as below:
The Multics Virtual Memory: Concepts and Design

As experience with use of on-line operating
systems has grown, the need to share information 
among system users has become increasingly apparent.
 Man
======================================
51. DOC ID:CACM-3137 score=0.18991122
Text snippet is as below:
A Methodology for the Design of Distributed Information Systems

A macro model of a distributed information system in presented.  The model
describes the major costs of using an information
system fro
======================================
52. DOC ID:CACM-2374 score=0.18991122
Text snippet is as below:
A Study of Storage Partitioning Using a Mathematical Model of Locality

Both fixed and dynamic storage partitioning
procedures are examined for use in multiprogramming 
systems.  The storage requireme
======================================
53. DOC ID:CACM-3028 score=0.18111807
Text snippet is as below:
The Manchester Mark I and Atlas: A His torical Perspective

In 30 years of computer design at Manchester University
two systems stand out: the Mark I (developed 
over the period 1946-49) and the Atlas
======================================
54. DOC ID:CACM-2036 score=0.18111807
Text snippet is as below:
An Interactive Command Generating Facility

A facility to permit conversationally controlled tasks
to be executed in a noninteractive environment is proposed.
A means by which programs can generate in
======================================
55. DOC ID:CACM-2297 score=0.160763
Text snippet is as below:
A Model of Memory Contention in a Paging Machine

This paper is concerned with certain aspects of contention
for main memory resources in a multiprogrammed 
computer system operating under demand pagi
======================================
56. DOC ID:CACM-2184 score=0.160763
Text snippet is as below:
On the Meaning of Names in Programming Systems

It is assumed that there is a similarity of
function between the data names of a programming 
language and the file names of an operating system.
 The t
======================================
57. DOC ID:CACM-2622 score=0.160763
Text snippet is as below:
A User Authentication Scheme Not Requiring Secrecy in the Computer

In many computer operating systems a user authenticates
himself by entering a secret password 
known solely to himself and the syste
======================================
58. DOC ID:CACM-2625 score=0.15892656
Text snippet is as below:
Capability-Based Addressing

Various addressing schemes making use of segment
tables are examined.  The inadequacies of 
these schemes when dealing with shared addresses are
explained. These inadequac
======================================
59. DOC ID:CACM-1892 score=0.15892656
Text snippet is as below:
Degree of Multiprogramming in Page-on-Demand Systems

A simple stochastic model is described which
offers a base for understanding the relationship 
between the number of programs permitted to share m
======================================
60. DOC ID:CACM-2582 score=0.15825933
Text snippet is as below:
Improving Locality by Critical Working Sets

A new approach to program locality improvement
via restructuring is described.  The method 
is particularly suited to those systems where primary memory
is
======================================
61. DOC ID:CACM-1647 score=0.15825933
Text snippet is as below:
WATFOR-The University of Waterloo FORTRAN IV Compiler

WATFOR is an in-core, load-and-go compiler
which has been implemented within the IBM 7040/44 
operating system.  FORTRAN IV was selected as the s
======================================
62. DOC ID:CACM-3050 score=0.15825933
Text snippet is as below:
Systems Design Education: A Gaming Approach

One of the problems facing managers of computer
installations is the problem of configuring 
the computer system to meet the demands made by the
mix of job
======================================
63. DOC ID:CACM-2972 score=0.15825933
Text snippet is as below:
Proof Techniques for Hierarchically Structured Programs

A method for describing and structuring programs
that simplifies proofs of their correctness 
is presented.  The method formally represents a p
======================================
64. DOC ID:CACM-2095 score=0.15825933
Text snippet is as below:
Measurements of Segment Size

Distributions of segment sizes measured under routine operating con
ditions on a computer system which utilizes variable sized segments
(the Burroughs B5500) are discusse
======================================
65. DOC ID:CACM-0696 score=0.15825933
Text snippet is as below:
An Automatic Data Acquisition and Inquiry System Using Disk Files

Lockheed Missiles and Space Company has installed
a large-scale Automatic Data Acquisition 
(ADA) system which ties together the Comp
======================================
66. DOC ID:CACM-3105 score=0.15825933
Text snippet is as below:
A Language Extension for Expressing Constraints on Data Access

Controlled sharing of information is needed and
desirable for many applications and is supported 
in operating systems by access control
======================================
67. DOC ID:CACM-3006 score=0.15825933
Text snippet is as below:
Anomalies with Variable Partition Paging Algorithms

Five types of anomalous behavior which may
occur in paged virtual memory operating systems 
a redefined.  One type of anomaly, for example, concern
======================================
68. DOC ID:CACM-1755 score=0.14430283
Text snippet is as below:
Proceedings of the ACM Symposium on Operating system Principles

CACM May, 1968

ACM Special Interest Committee

CA680501 JB February 23, 1978  9:56 AM

1755	5	1755
1755	5	1755
1755	5	1755
======================================
69. DOC ID:CACM-2796 score=0.14430283
Text snippet is as below:
Monitors: An Operating System Structuring Concept (Corrigendum)

CACM February, 1975

Hoare, C. A. R. 

CA750203 JB January 12, 1978  8:45 AM

2796	5	2796
2796	5	2796
2796	5	2796
2866	5	2796
2356	6	27
======================================
70. DOC ID:CACM-1069 score=0.14430283
Text snippet is as below:
A Method for Comparing the Internal Operating Speeds of Computers

CACM May, 1964

Raichelson, E.
Collins, G.

CA640520 JB March 9, 1978  11:35 PM

1069	5	1069
1069	5	1069
1069	5	1069
1653	5	1069
2989
======================================
71. DOC ID:CACM-1810 score=0.12660746
Text snippet is as below:
Is Automatic "Folding" of Programs Efficient Enough To Displace Manual?

The operation of "folding" a program into
the available memory is discussed.  Measurements 
by Brown et al. and by Nelson on an
======================================
72. DOC ID:CACM-2849 score=0.12660746
Text snippet is as below:
Ethernet: Distributed Packet Switching for Local Computer Networks

Ethernet is a branching broadcast communication
system for carrying digital data packets among 
locally distributed computing statio
======================================
73. DOC ID:CACM-1854 score=0.12660746
Text snippet is as below:
On Multiprogramming, Machine Coding, and Computer Organization

The author feels that the interrupt feature
which is available in most modern computers is 
a potent source of programming pitfalls and 
======================================
74. DOC ID:CACM-2342 score=0.12660746
Text snippet is as below:
Interference Between Communicating Parallel Processes

Various kinds of interference between communicating
parallel processes have been examined by 
Dijkstra, Knuth, and others.  Solutions have been g
======================================
75. DOC ID:CACM-2542 score=0.12660746
Text snippet is as below:
A Software Design and Evaluation System

A critical failure of current software system
design and implementation methodology is that 
the performance of a proposed design is not evaluated
before it is
======================================
76. DOC ID:CACM-1517 score=0.12660746
Text snippet is as below:
Methods for Analyzing Data from Computer Simulation Experiments

This paper addresses itself to the problem of
analyzing data generated by computer simulations 
of economic systems.  We first turn to 
======================================
77. DOC ID:CACM-3002 score=0.12660746
Text snippet is as below:
A Record and File Partitioning Model

One of the main objectives in the design of
a file system is the reduction of storage and data 
transfer costs.  This paper presents a model in which
several  req
======================================
78. DOC ID:CACM-2535 score=0.12660746
Text snippet is as below:
The Effects of Multiplexing on a Computer-Communications System

A study is made of the way in which asynchronous
time division multiplexing changes the stochastic 
nature of the arrival process from 
======================================
79. DOC ID:CACM-1877 score=0.12660746
Text snippet is as below:
Prevention of System Deadlocks

A well-known problem in the design of operating
systems is the selection of a resource allocation 
policy that will prevent deadlock.  Deadlock is the
situation in whic
======================================
80. DOC ID:CACM-1050 score=0.10307345
Text snippet is as below:
A Parts Breakdown Technique Using List Structures

List structured parts breakdown is proposed
and discussed.  Implementation facts are presented 
on operating program using these techniques.

CACM Ju
======================================
81. DOC ID:CACM-1472 score=0.10203751
Text snippet is as below:
Description of a High Capacity, Fast
Turnaround University Computing Center

The operating system for the UNIVAC 1107 at Case
Institute is reviewed.  The system is of interest 
because of the low turn
======================================
82. DOC ID:CACM-1591 score=0.092191696
Text snippet is as below:
A Model for a Multifunctional Teaching System

A teaching system model that was incorporated
into an operating system of a large computer 
is described.  The model transferred control to the
operating
======================================
83. DOC ID:CACM-2920 score=0.08926423
Text snippet is as below:
Game Interpretation of the Deadlock Avoidance Problem

The deadlock avoidance problem may be defined
informally as the determination, from some a 
priori information about the processes, resources, op
======================================
84. DOC ID:CACM-2868 score=0.08926423
Text snippet is as below:
Reflections on an Operating System Design

The main features of a general purpose multiaccess
operating system developed for the CDC 6400 
at Berkeley are presented, and its good and bad points are
di
======================================
85. DOC ID:CACM-2357 score=0.08926423
Text snippet is as below:
MUX, a Simple Approach to On-Line Computing

An on-line system operating as part of a normal
batch system for the CDC 6600 computer is described. 
 The system, which required one man-year for initial

======================================
86. DOC ID:CACM-0597 score=0.08829741
Text snippet is as below:
Modular Data Processing Systems Written in COBOL

CACM May, 1962

Emery, J. C.

CA620508 JB March 20, 1978  1:47 PM

597	5	597
597	5	597
597	5	597
======================================
87. DOC ID:CACM-1360 score=0.08829741
Text snippet is as below:
Description of Systems Used for Data Transmission* (An ASA Tutorial)

CACM October, 1966

CA661007 JB March 2, 1978  3:54 PM

1360	5	1360
1360	5	1360
1360	5	1360
======================================
88. DOC ID:CACM-0025 score=0.08829741
Text snippet is as below:
General Purpose Programming Systems

CACM May, 1958

Holt, A. W.

CA580503 JB March 22, 1978  9:14 PM

25	5	25
25	5	25
25	5	25
======================================
89. DOC ID:CACM-0652 score=0.08829741
Text snippet is as below:
Use of Semantic Structure in Information Systems

CACM January, 1962

Sable, J. D.

CA620107 JB March 20, 1978  4:37 PM

1324	5	652
652	5	652
652	5	652
652	5	652
634	6	652
652	6	652
653	6	652
======================================
90. DOC ID:CACM-0018 score=0.08829741
Text snippet is as below:
Simple Automatic Coding Systems

CACM July, 1958

Adams, E. S.
Schlesinger, S. I.

CA580701 JB March 22, 1978  9:06 PM

18	5	18
18	5	18
18	5	18
======================================
91. DOC ID:CACM-1464 score=0.08746072
Text snippet is as below:
An ALGOL Compiler: Construction and Use
in Relation to an Elaborate Operating System

An ALGOL translator has been prepared and integrated
into the IBSYS Operating System.  Assembly 
and "go" features
======================================
92. DOC ID:CACM-2407 score=0.08637957
Text snippet is as below:
Curriculum Recommendations for Undergraduate
Programs in Information Systems

The need for education related to information
systems in organizations is discussed, and a 
curriculum is proposed for an 
======================================
93. DOC ID:CACM-2311 score=0.08637957
Text snippet is as below:
A Generational Perspective of Information System Development

System development is categorized from a generational
point of view that parallels the commonly 
described computing system generations.  
======================================
94. DOC ID:CACM-2345 score=0.08110635
Text snippet is as below:
Curriculum Recommendations for Graduate
Professional Programs in Information Systems

The need for education related to information
systems in organizations is discussed, and a 
curriculum is proposed
======================================
95. DOC ID:CACM-2583 score=0.07804462
Text snippet is as below:
Guidelines for Humanizing Computerized Information
Systems: A Report from Stanley House

CACM November, 1974

Sterling, T. D.

humanization, social implication, management, information
systems, regula
======================================
96. DOC ID:CACM-0795 score=0.07726023
Text snippet is as below:
Debugging Systems at the Source Language Level

CACM August, 1963

Ferguson, H. E.
Berner, E.

CA630803 JB March 13, 1978  8:46 PM

1046	4	795
1105	4	795
1139	4	795
1140	4	795
1234	4	795
1263	4	795
12
======================================
97. DOC ID:CACM-1912 score=0.07726023
Text snippet is as below:
Simulation of Outpatient Appointment Systems

An experimental computer program is described
which simulates appointment systems employed 
by outpatient departments of hospitals.  Both major kinds
of a
======================================
98. DOC ID:CACM-2995 score=0.07726023
Text snippet is as below:
Decomposability, Instabilities, and Saturation
in Multiprogramming Systems (Corrigendum)

CACM February, 1977

Courtois, P. J.

CA770205 JB December 30, 1977  2:20 AM

2995	5	2995
2995	5	2995
2995	5	2
======================================
99. DOC ID:CACM-0651 score=0.07726023
Text snippet is as below:
A Survey of Languages and Systems for Information Retrieval

CACM January, 1962

Grems, M.

CA620108 JB March 20, 1978  4:36 PM

651	5	651
651	5	651
651	5	651
======================================
100. DOC ID:CACM-0238 score=0.07726023
Text snippet is as below:
Simulation and Analysis of Biochemical Systems

CACM December, 1961

Garfinkel, D.
Rutledge, J. D.
Higgins, J. J.

CA611212 JB March 15, 1978  10:09 PM

238	4	238
238	4	238
633	4	238
643	4	238
238	5	2
======================================
======================================
Query is code optimization for space efficiency
======================================
1. DOC ID:CACM-1795 score=0.64332205
Text snippet is as below:
Optimal Code for Serial and Parallel Computation

CACM December, 1969

Fateman, R. J.

code optimization, sequencing of operations,
detection of common subexpressions

4.12

CA691217 JB February 15, 1
======================================
2. DOC ID:CACM-2495 score=0.5975083
Text snippet is as below:
Adapting Optimal Code Generation for Arithmetic
Expressions to the Instruction Sets Available 
on Present-Day Computers

CACM June, 1973

Stockhausen, P. F.

arithmetic expressions, code generation, c
======================================
3. DOC ID:CACM-1947 score=0.5535952
Text snippet is as below:
Object code Optimization

Methods of analyzing the control flow and data
flow of programs during compilation are applied 
to transforming the program to improve object time efficiency.
 Dominance rela
======================================
4. DOC ID:CACM-2748 score=0.528035
Text snippet is as below:
Indirect Threaded Code

An efficient arrangement for interpretive code
is described.  It is related to Bell's notion 
of threaded code but requires less space and is more
amenable to machine independe
======================================
5. DOC ID:CACM-2559 score=0.4950907
Text snippet is as below:
The Reallocation of Hash-Coded Tables

When the space allocation for a hash-coded table
is altered, the table entries must be rescattered 
over the new space.  A technique for accomplishing
this resca
======================================
6. DOC ID:CACM-1886 score=0.44647112
Text snippet is as below:
Generation of Optimal Code for Expressions via Factorization

Given a set of expressions which are to be
compiled, methods are presented for increasing the 
efficiency of the object code produced by f
======================================
7. DOC ID:CACM-2897 score=0.43843484
Text snippet is as below:
A Case Study of a New Code Generation Technique for Compilers

Recent developments in optimizing techniques
have allowed a new design for compilers to emerge. 
 Such a compiler translates the parsed s
======================================
8. DOC ID:CACM-2904 score=0.38659886
Text snippet is as below:
An Algorithm for Reduction of Operator Strength

A simple algorithm which uses an indexed temporary
table to perform reduction of operator strength 
in strongly connected regions is presented.  Severa
======================================
9. DOC ID:CACM-3080 score=0.38377044
Text snippet is as below:
Proving the Correctness of Heuristically Optimized Code 

A system for proving that programs written
in a high level language are correctly translated 
to a low level language is described.  A primary
======================================
10. DOC ID:CACM-2491 score=0.37791464
Text snippet is as below:
Threaded Code

The concept of "threaded code" is presented as
an alternative to machine language code.  Hardware 
and software realizations of it are given.  In software
it is realized as interpretive
======================================
11. DOC ID:CACM-2680 score=0.3617208
Text snippet is as below:
Optimal Space Allocation on Disk Storage Devices

When the amount of space required for file storage
exceeds the amount which can be kept on-line, 
decisions must be made as to which files are to be p
======================================
12. DOC ID:CACM-2537 score=0.3568571
Text snippet is as below:
Common Phrases and Minimum-Space Text Storage

A method for saving storage space for text
strings, such as compiler diagnostic messages, is 
described.  The method relies on hand selection of a
set of
======================================
13. DOC ID:CACM-3171 score=0.34712863
Text snippet is as below:
Line Numbers Made Cheap

A technique is described for run-time line number administration
to be used for implementations of high level languages.  Under suitable
circumstances, this method requires ab
======================================
14. DOC ID:CACM-2464 score=0.3463252
Text snippet is as below:
The Complex Method for Constrained Optimization [E4] (Algorithm A454)

CACM August, 1973

Richardson, J. A.
Kuester, J. L.

optimization, constrained optimization, Box's algorithm

5.41

CA730810 JB J
======================================
15. DOC ID:CACM-1195 score=0.33868977
Text snippet is as below:
UPLIFTS-University of Pittsburgh Linear File Tandem System

A series of computer programs has been developed
and is now operational for processing the 
National Aeronautics and Space Administration li
======================================
16. DOC ID:CACM-2253 score=0.32735753
Text snippet is as below:
Index Ranges for Matrix Calculi

The paper describes a scheme for symbolic
manipulation of index expressions which arise as 
a by-product of the symbolic manipulation of expressions
in the matrix calc
======================================
17. DOC ID:CACM-2944 score=0.3262091
Text snippet is as below:
Shifting Garbage Collection Overhead to Compile Time

This paper discusses techniques which enable automatic
storage reclamation overhead to be partially 
shifted to compile time.  The paper assumes a
======================================
18. DOC ID:CACM-2929 score=0.31939238
Text snippet is as below:
An Analysis of Inline Substitution for a Structured Programming Language

An optimization technique known as inline substitution
is analyzed.  The optimization consists 
of replacing a procedure invoc
======================================
19. DOC ID:CACM-1655 score=0.30841085
Text snippet is as below:
Code Extension Procedures for Information
Interchange* (Proposed USA Standard)

CACM December, 1968

standard code, code, information interchange, characters,
shift out, shift in, escape, data link 
e
======================================
20. DOC ID:CACM-2716 score=0.28945735
Text snippet is as below:
Optimizing the Performance of a Relational Algebra Database Interface

An approach for implementing a "smart" interface
to support a relational view of data is proposed. 
 The basic idea is to employ 
======================================
21. DOC ID:CACM-2423 score=0.2743894
Text snippet is as below:
A Parser-Generating System for Constructing Compressed Compilers

This paper describes a parser-generating system
(PGS) currently in use on the CDC-6500 computer 
at Purdue University.  The PGS is a F
======================================
22. DOC ID:CACM-1564 score=0.2743894
Text snippet is as below:
Description of Basic Algorithm in DETAB/65 Preprocessor

The basic algorithm for the conversion of decision
tables into COBOL code is contained in the
generator portion of the DETAB/65 preprocessor.  
======================================
23. DOC ID:CACM-2374 score=0.27298835
Text snippet is as below:
A Study of Storage Partitioning Using a Mathematical Model of Locality

Both fixed and dynamic storage partitioning
procedures are examined for use in multiprogramming 
systems.  The storage requireme
======================================
24. DOC ID:CACM-3005 score=0.26183242
Text snippet is as below:
Implications of Structured Programming for Machine Architecture

Based on an empirical study of more than 10,000
lines of program text written in a GOTO-less 
language, a machine architecture specific
======================================
25. DOC ID:CACM-2033 score=0.26124457
Text snippet is as below:
Space/Time Trade-offs in Hash Coding with Allowable Errors

In this paper trade-offs among certain computational factors
a given set of messages.  Two new hash-coding methods are examined
and compared
======================================
26. DOC ID:CACM-1651 score=0.24911706
Text snippet is as below:
An Interpretive Input Routine for Linear Programming

In this descriptive article an input code
is presented which greatly simplifies data input 
to any linear programming solution routine, for subseq
======================================
27. DOC ID:CACM-2611 score=0.24534898
Text snippet is as below:
The Complex Method for Constrained Optimization (Algorithm R454)

CACM August, 1974

Shere, K. D.

CA740813 JB January 17, 1978  9:28 AM

2611	5	2611
2611	5	2611
2611	5	2611
======================================
28. DOC ID:CACM-3053 score=0.24334013
Text snippet is as below:
Packed Scatter Tables

Scatter tables for open addressing benefit
from recursive entry displacements, cutoffs for 
unsuccessful searches, and auxiliary cost functions.  Compared
with conventional meth
======================================
29. DOC ID:CACM-2858 score=0.24334013
Text snippet is as below:
A Process for the Determination of
Addresses in Variable Length Addressing

An algorithm is presented for the assignment
of instruction addresses and formats under the 
following conditions: (1) the l
======================================
30. DOC ID:CACM-3054 score=0.24068223
Text snippet is as below:
Implementing Quicksort Programs

This paper is a practical study of how to
implement the Quicksort sorting algorithm and its 
best variants on real computers, including how to apply
various code optim
======================================
31. DOC ID:CACM-0267 score=0.24038294
Text snippet is as below:
Some Proposals for Improving the Efficiency of ALGOL 60

CACM November, 1961

Wilkes, M. V.

CA611101 JB March 15,1978  11:01 PM

267	4	267
1139	4	267
1141	4	267
1215	4	267
1223	4	267
1647	4	267
1781	
======================================
32. DOC ID:CACM-0797 score=0.23872676
Text snippet is as below:
American Standard Code for Information Interchange

CACM August, 1963

CA630801 JB March 13, 1978  8:55 PM

1084	5	797
797	5	797
797	5	797
797	5	797
868	6	797
603	6	797
644	6	797
669	6	797
791	6	797
7
======================================
33. DOC ID:CACM-0230 score=0.23872676
Text snippet is as below:
A Proposal for Character Code Compatibility

CACM February, 1960

Bemer, R. W.

CA600202 JB March 22, 1978  2:25 PM

230	5	230
230	5	230
230	5	230
333	5	230
230	6	230
======================================
34. DOC ID:CACM-1064 score=0.23872676
Text snippet is as below:
Perforated Tape Code for Information
Interchange (Proposed American Standard)

CACM June, 1964

CA640603 JB March 9, 1978  9:46 PM

1064	5	1064
1064	5	1064
1064	5	1064
======================================
35. DOC ID:CACM-1289 score=0.23872676
Text snippet is as below:
Proposed Revised American Standard Code for Information Interchange

CACM April, 1965

CA650402 JB March 7, 1978  4:03 PM

1289	5	1289
1289	5	1289
1289	5	1289
======================================
36. DOC ID:CACM-2856 score=0.23869252
Text snippet is as below:
The Synthetic Approach to Decision Table Conversion

Previous approaches to the problem of automatically
converting decision tables to computer 
programs have been based on decomposition.  At any
stag
======================================
37. DOC ID:CACM-2433 score=0.23437612
Text snippet is as below:
Control Structures in Illiac IV Fortran

As part of an effort to design and implement
a Fortran compiler on the ILLIAC IV, an extended 
Fortran, called IVTRAN, has been developed.  This language
provi
======================================
38. DOC ID:CACM-1234 score=0.23171572
Text snippet is as below:
The Structure of Yet Another ALGOL Compiler

A high-speed "top down" method of syntax analysis
which completely eliminates "back-up" of 
the source string has been implemented in a convenient
macro-la
======================================
39. DOC ID:CACM-2701 score=0.22340249
Text snippet is as below:
A Fast and Usually Linear Algorithm for Global
Flow Analysis (Abstract only--Complete paper JACM 
23,1 January, 1976)

A new algorithm for global flow analysis on
reducible graphs is presented. The al
======================================
40. DOC ID:CACM-1901 score=0.22280307
Text snippet is as below:
Dynamic Space-Sharing in Computer Systems

A formalization of relationships between space-shading
program behavior, and processor efficiency 
in computer systems is presented.  Concepts of value and
c
======================================
41. DOC ID:CACM-0066 score=0.22071782
Text snippet is as below:
A Proposal for a Generalized Card Code for 256 Characters

CACM September, 1959

Bemer, R. W.

CA590903 JB March 22, 1978  4:50 PM

66	5	66
66	5	66
66	5	66
======================================
42. DOC ID:CACM-1757 score=0.21100664
Text snippet is as below:
Data Code for Calendar Date for Machine-to-Machine
Data Interchange* (Proposed USA Standard)

CACM April, 1968

USA Standard, data code, calendar date, machine-to-machine
data interchange, recording c
======================================
43. DOC ID:CACM-1542 score=0.2106169
Text snippet is as below:
A Microprogrammed Implementation of EULER on IBM System/360 Model 30

An experimental processing system for the algorithmic
language EULER has been implemented in 
microprogramming on an IBM System/36
======================================
44. DOC ID:CACM-2133 score=0.21029912
Text snippet is as below:
Algorithm for the Assignment Problem
(Rectangular Matrices) [H] (Algorithm 415)

CACM December, 1971

Bourgeois, F.
Lassalle, J. C.

operations research, optimization theory,
assignment problem, recta
======================================
45. DOC ID:CACM-1414 score=0.20888591
Text snippet is as below:
Twelve-Row Punched-Card Code for Information
Interchange* (Proposed American Standard)

CACM June, 1966

CA660607 JB March 3, 1978  8:39 AM

1414	5	1414
1414	5	1414
1414	5	1414
======================================
46. DOC ID:CACM-1275 score=0.20888591
Text snippet is as below:
Code Structures for Protection and Manipulation
of Variable Length Items (Corrigendum)

CACM April, 1965

Ramamoorthy, C. V.

CA650416 JB March 7, 1978  3:31 PM

1275	5	1275
1275	5	1275
1275	5	1275
======================================
47. DOC ID:CACM-2835 score=0.20701885
Text snippet is as below:
Recursion Analysis for Compiler Optimization

A relatively simple method for the detection
of recursive use of procedures is presented for 
use in compiler optimization.  Implementation considerations
======================================
48. DOC ID:CACM-0149 score=0.20604253
Text snippet is as below:
A Decision Rule for Improved Efficiency in Solving
Linear Programming Problems with the Simplex 
Algorithm

CACM September, 1960

Dickson, J. C.
Frederick, F. P.

CA600908 JB March 20, 1978  8:43 PM


======================================
49. DOC ID:CACM-1670 score=0.20255528
Text snippet is as below:
Correspondences of 8-Bit and Hollerith Codes for
Computer Environments (A USASI Tutorial Standard)

CACM November, 1968

USA standard, card code, punched card, punched card
code, hole-patterns, hole-p
======================================
50. DOC ID:CACM-1992 score=0.20255528
Text snippet is as below:
Comment on Bell's Quadratic Quotient Method for Hash Code Searching

CACM September, 1970

Lamport, L.

hashing, hash code, scatter storage, calculated address,
clustering, search, symbol table, keys,
======================================
51. DOC ID:CACM-2722 score=0.19925252
Text snippet is as below:
Multidimensional Binary Search Trees Used for Associative Searching

This paper develops the multidimensional binary
search tree (or k-d tree, where k is the dimensionality 
of the search space) as a 
======================================
52. DOC ID:CACM-2745 score=0.19869836
Text snippet is as below:
A Linear Space Algorithm for Computing Maximal Common Subsequences

The problem of finding a longest common subsequence
of two strings has been solved in quadratic 
time and space.  An algorithm is pr
======================================
53. DOC ID:CACM-2734 score=0.19712423
Text snippet is as below:
On the External Storage Fragmentation Produced
by First-Fit and Best-Fit Allocation Strategies

Published comparisons of the external fragmentation
produced by first-fit and best-fit memory 
allocatio
======================================
54. DOC ID:CACM-2530 score=0.18242602
Text snippet is as below:
An Algorithm for Extracting Phrases in
a Space-Optimal Fashion [Z] (Algorithm A444)

CACM March, 1973

Wagner, R. A.

information retrieval, coding, text compression

3.70 5.6

CA730309 JB January 24,
======================================
55. DOC ID:CACM-3129 score=0.17914577
Text snippet is as below:
Optimal Storage Allocation for Serial Files

A computer system uses several serial files.  The files reside on a 
direct-access storage device in which storage space is limited.  Records are 
added to
======================================
56. DOC ID:CACM-2586 score=0.17904507
Text snippet is as below:
Adapting Optimal Code Generation for Arithmetic
Expressions to the Instruction Sets Available 
on Present-Day Computers (Errata)

CACM October, 1974

Stockhausen, P. F.

CA741012 JB January 16, 1978  
======================================
57. DOC ID:CACM-1065 score=0.17904507
Text snippet is as below:
Bit Sequencing of the American Standard Code for
Information Interchange (ASCII) in Serial-by-Bit 
Data Transmission (Proposed American Standard)

CACM June, 1964

CA640602 JB March 9, 1978  9:47 PM


======================================
58. DOC ID:CACM-1362 score=0.17705749
Text snippet is as below:
Code Extension in ASCII* (An ASA Tutorial)

The American Standard Code for Information
Interchange (ASCII) contains a number of control 
characters associated with the principle of code extension,
tha
======================================
59. DOC ID:CACM-0048 score=0.17705749
Text snippet is as below:
Shift-Register Code for Indexing Applications

In this communication the use of a shift-register
code with n = 10 is described for calling 
64 wireless telemetering stations in a fixed cyclical order.
======================================
60. DOC ID:CACM-2711 score=0.1756262
Text snippet is as below:
A Vector Space Model for Automatic Indexing

In a document retrieval, or other pattern matching
environment where stored entities (documents) 
are compared with each other or with incoming patterns
(s
======================================
61. DOC ID:CACM-2078 score=0.1752548
Text snippet is as below:
Representations for Space Planning

Problems involving the arrangement of objects in two- 
or three-space where the objective function primarily consists
of derivatives of the distance between objects
======================================
62. DOC ID:CACM-1807 score=0.17389299
Text snippet is as below:
Optimization of Expressions in Fortran

A method of optimizing the computation of
arithmetic and indexing expressions of a Fortran 
program is presented.  The method is based on a linear
analysis of t
======================================
63. DOC ID:CACM-1223 score=0.16849889
Text snippet is as below:
High Speed Compilation of Efficient Object Code

A three-pass compiler with the following properties
is briefly described:  The last two passes 
scan an intermediate language produced by the preceding
======================================
64. DOC ID:CACM-1235 score=0.16849351
Text snippet is as below:
A Stochastic Approach to the Grammatical Coding of English

A computer program is described which will
assign each word in an English text to its form 
class or part of speech.  The program operates a
======================================
65. DOC ID:CACM-3083 score=0.16805974
Text snippet is as below:
Pseudochaining in Hash Tables

This paper presents pseudochaining as a new
collision-resolution method.  Pseudochaining is 
half way between open addressing and chaining.  It owes
its name to the fact
======================================
66. DOC ID:CACM-1369 score=0.16523181
Text snippet is as below:
Half Rotations in N-Dimensional Euclidean Space

An iterative procedure is described for determining
half rotations in n-dimensional Euclidean 
space. The method is a variant of the cyclic Jacobi
proc
======================================
67. DOC ID:CACM-1204 score=0.15765558
Text snippet is as below:
Character Structure and Character Parity Sense for
Serial-by-Bit Data Communication in the American 
Standard Code for Information Interchange (Proposed American Standard)

CACM September, 1965

CA650
======================================
68. DOC ID:CACM-2645 score=0.15531684
Text snippet is as below:
Two Languages for Estimating Program Efficiency

Two languages enabling their users to estimate
the efficiency of computer programs are presented. 
 The program whose efficiency one wishes to estimate
======================================
69. DOC ID:CACM-2892 score=0.15143192
Text snippet is as below:
A Study of Line Overhead in the Arpanet

The form, extent, and effect of the communication line
overhead in the ARPANET are considered. 
 The source of this over head is separated into various
levels 
======================================
70. DOC ID:CACM-1708 score=0.14958504
Text snippet is as below:
A Note on the Efficiency of a LISP Computation in a Paged Machine

The problem of the use of two levels of storage
for programs is explored in the context of 
a LISP system which uses core memory as a
======================================
71. DOC ID:CACM-0093 score=0.14920424
Text snippet is as below:
From Formulas to Computer Oriented Language

A technique is shown for enabling a computer
to translate simple algebraic formulas into a 
three address computer code.

CACM March, 1959

Wegstein, J. H.
======================================
72. DOC ID:CACM-2389 score=0.14902377
Text snippet is as below:
Preliminary Report on a System for General Space Planning

A computer language and a set of programs within
that language are described which allow the 
formulating and solving of a class of space pla
======================================
73. DOC ID:CACM-2863 score=0.14902377
Text snippet is as below:
VMIN-An Optimal Variable-Space Page Replacement Algorithm

A criterion for comparing variable space page
replacement algorithms is presented.  An optimum 
page replacement algorithm, called VMIN, is d
======================================
74. DOC ID:CACM-1652 score=0.14447135
Text snippet is as below:
A Code for Non-numeric Information Processing
Applications in Online Systems

A code has been specifically designed to simplify
the internal information processing operations 
within an online compute
======================================
75. DOC ID:CACM-1676 score=0.14430216
Text snippet is as below:
The LRLTRAN Compiler

Extensive software problems confront an organization
which possesses a number of different 
computers and which frequently acquires new ones. 
To maintain cohesion, a system must
======================================
76. DOC ID:CACM-2836 score=0.14363311
Text snippet is as below:
Weighted Derivation Trees

The nodes of a weighted derivation tree are associated
with weighting functions over the vocabulary 
of a context-free grammar.  An algorithm is presented
for constructing t
======================================
77. DOC ID:CACM-2524 score=0.1414585
Text snippet is as below:
Some Approaches to Best-Match File Searching

The problem of searching the set of keys in
a file to find a key which is closest to a given 
query key is discussed.  After "closest," in terms of
a metr
======================================
78. DOC ID:CACM-1465 score=0.14062326
Text snippet is as below:
Program Translation Viewed as a General Data Processing Problem

Efficiency dictates that the overall effectiveness
of a compiler be increased by all means 
available.  For a compiler to have a substa
======================================
79. DOC ID:CACM-2126 score=0.13736169
Text snippet is as below:
Experience with an Extensible Language

An operational extensible language system is described.
The system and its base language are appraised with 
respect to efficiency, flexibility, and utility
for
======================================
80. DOC ID:CACM-1523 score=0.13666514
Text snippet is as below:
SHARER, a Time Sharing System for the CDC 6600

A time sharing system embedded within the
standard batch processing system for the CDC 6600 
is described.  The system is general purpose and file-based
======================================
81. DOC ID:CACM-2230 score=0.13616589
Text snippet is as below:
A Language for Treating Geometric Patterns in a Two-dimensional space

In this paper CADEP, a problem-oriented language
for positioning geometric patterns in a two-dimensional 
space, is presented.  A
======================================
82. DOC ID:CACM-1331 score=0.13049494
Text snippet is as below:
Code Structures for Protection and Manipulation of Variable-Length Items

When items are made up of a variable number
of characters, each containing the same number 
of bits, certain control informati
======================================
83. DOC ID:CACM-2498 score=0.12899466
Text snippet is as below:
Minimizing Wasted Space in Partitioned Segmentation

A paged virtual memory system using a finite
number of page sizes is considered.  Two algorithms 
for assigning pages to segments are discussed.  B
======================================
84. DOC ID:CACM-0794 score=0.12837844
Text snippet is as below:
A List-Type Storage Technique for Alphameric Information

A method which is economic in terms of space and
time is proposed for the storage and manipulation 
of character strings of arbitrary length i
======================================
85. DOC ID:CACM-2344 score=0.12832725
Text snippet is as below:
On the Optimization of Performance of Time-Sharing Systems by Simulation

A simulation model of a time-sharing system
with a finite noncontiguous store and an infinite 
auxiliary store is used to stud
======================================
86. DOC ID:CACM-2950 score=0.12738775
Text snippet is as below:
A Unifying Approach to Scheduling

This paper presents a scheme for classifying
scheduling algorithms based on an abstract model 
of a scheduling system which formalizes the notion of
priority.  Vario
======================================
87. DOC ID:CACM-1551 score=0.12612447
Text snippet is as below:
On Compiling Algorithms for Arithmetic Expressions

This paper deals with algorithms concerning arithmetic
expressions used in a FORTRAN IV compiler 
for a HITAC-5020 computer having n accumulators.  
======================================
88. DOC ID:CACM-0124 score=0.12612447
Text snippet is as below:
An Algorithm for the Assignment Problem

The assignment problem is formulated and briefly
discussed.  An efficient algorithm for its 
solution is presented in ALGOL code.  An empirical relation
betwee
======================================
89. DOC ID:CACM-1429 score=0.12610742
Text snippet is as below:
Matrix Reduction Using the Hungarian Method
For The Generation of School Timetables

The application of Kuhn's Hungarian Method
to the problem of matrix reduction as needed in 
Gotlieb's method for ti
======================================
90. DOC ID:CACM-1270 score=0.12610742
Text snippet is as below:
On ALGOL Education: Automatic Grading Programs

Two ALGOL grader programs are presented for
the computer evaluation of student ALGOL programs. 
One is for a beginner's program; it furnishes random dat
======================================
91. DOC ID:CACM-2365 score=0.12610742
Text snippet is as below:
Matrix Computations with Fortran and Paging

The efficiency of conventional Fortran programs
for matrix computations can often be improved 
by reversing the order of nested loops.  Such modifications

======================================
92. DOC ID:CACM-1352 score=0.12610742
Text snippet is as below:
Automatic Integration of a Function with a Parameter

Two efficient methods for automatic numerical
integration are Romberg integration and adaptive 
Simpson integration.  For integrands of the form f
======================================
93. DOC ID:CACM-2816 score=0.12418647
Text snippet is as below:
Optimal Reorganization of Distributed Space Disk Files

In most database organizations, the cost of accessing
the database will increase due to structural 
changes caused by updates and insertions.  B
======================================
94. DOC ID:CACM-2249 score=0.12392385
Text snippet is as below:
A Comparison of Multivariate Normal Generators

Three methods for generating outcomes on multivariate
normal random vectors with a specified 
variance-covariance matrix are presented.  A comparison
is
======================================
95. DOC ID:CACM-1030 score=0.1231686
Text snippet is as below:
Techniques for the Simulation of Computer Logic

The simulation of a digital computer is an
integral part of most computer design automation 
systems.  The evaluation of the Boolean functions which
ch
======================================
96. DOC ID:CACM-0693 score=0.12267449
Text snippet is as below:
An Extension of Fibonaccian Search To Several Variables

A technique which uses Fibonaccian search
concepts has been developed to solve optimization 
problems involving unimodal functions of several v
======================================
97. DOC ID:CACM-3175 score=0.121533155
Text snippet is as below:
Breaking Substitution Ciphers Using a Relaxation Algorithm

Substitution ciphers are codes in which each letter
of the alphabet has one fixed substitute, and the word divisions 
do not change.  In thi
======================================
98. DOC ID:CACM-1786 score=0.121533155
Text snippet is as below:
An Improved Hash Code for Scatter Storage

Introduced is a hash coding method based on
fixed-point division rather than multiplication 
or logical operations.  This new method allows the
hash table to
======================================
99. DOC ID:CACM-3064 score=0.12141173
Text snippet is as below:
Event Manipulation for Discrete Simulations
Requiring Large Numbers of Events

The event-manipulation system presented here consists of
two major parts.  The first part addresses 
the familiar problem
======================================
100. DOC ID:CACM-0164 score=0.12103897
Text snippet is as below:
A Short Study of Notation Efficiency

CACM August, 1960

Smith Jr., H. J.

CA600802 JB March 20, 1978  9:02 PM

205	4	164
210	4	164
214	4	164
1982	4	164
398	4	164
642	4	164
669	4	164
100	4	164
123	4	1
======================================
======================================
Query is parallel algorithms
======================================
1. DOC ID:CACM-2973 score=1.0088185
Text snippet is as below:
Sorting on a Mesh-Connected Parallel Computer

Two algorithms are presented for sorting n^2
elements on an n X n mesh-connected processor 
array that require O(n) routing and comparison steps.
 The be
======================================
2. DOC ID:CACM-3075 score=0.9137456
Text snippet is as below:
Fast Parallel Sorting Algorithms

A parallel bucket-sort algorithm is presented
that requires time O(log n) and the use of n 
processors.  The algorithm makes use of a technique that
requires more spa
======================================
3. DOC ID:CACM-2557 score=0.8322328
Text snippet is as below:
On the Time Required for a Sequence of Matrix Products

This paper discusses the multiplication of conformable
sequences of row vectors, column vectors, 
and square matrices.  The minimum time require
======================================
4. DOC ID:CACM-3156 score=0.8261164
Text snippet is as below:
Computing Connected Components on Parallel Computers

We present a parallel algorithm which uses n2 processors to find the connected
components of an undirected graph with n vertices in time O(log2n).
======================================
5. DOC ID:CACM-2266 score=0.8261164
Text snippet is as below:
A Highly Parallel Algorithm for Approximating
All Zeros of a Polynomial with Only Real Zeros

An algorithm is described based on Newton's
method which simultaneously approximates all zeros 
of a polyn
======================================
6. DOC ID:CACM-1601 score=0.76765776
Text snippet is as below:
Parallel Numerical Methods for the Solution of Equations

Classical iterative procedures for the numerical
solution of equations provide at each stage 
a single new approximation to the root in questi
======================================
7. DOC ID:CACM-0950 score=0.68843037
Text snippet is as below:
Parallel Methods for Integrating Ordinary Differential Equations

This paper is dedicated to the proposition that,
in order to take full advantage for real-time 
computations of highly parallel comput
======================================
8. DOC ID:CACM-1468 score=0.68843037
Text snippet is as below:
Syntax-Directed Interpretation of Classes of Pictures

A descriptive scheme for classes of pictures based
on labeling techniques using parallel processing 
algorithms was proposed by the author some y
======================================
9. DOC ID:CACM-2433 score=0.594452
Text snippet is as below:
Control Structures in Illiac IV Fortran

As part of an effort to design and implement
a Fortran compiler on the ILLIAC IV, an extended 
Fortran, called IVTRAN, has been developed.  This language
provi
======================================
10. DOC ID:CACM-2570 score=0.594452
Text snippet is as below:
A Comparison of List Schedules for Parallel Processing Systems

The problem of scheduling two or more processors
to minimize the execution time of a program 
which consists of a set of partially order
======================================
11. DOC ID:CACM-2289 score=0.5686563
Text snippet is as below:
Cellular Arrays for the Solution of Graph Problems

A cellular array is a two-dimensional, checkerboard
type interconnection of identical modules 
(or cells), where each cell contains a few bits of
me
======================================
12. DOC ID:CACM-1957 score=0.5663724
Text snippet is as below:
The List Set Generator: A Construct for Evaluating Set Expressions

The list set generator is defined and algorithms
for its use are given.  The list set generator is
a construct which may be added to
======================================
13. DOC ID:CACM-2838 score=0.5339811
Text snippet is as below:
Analysis of an Algorithm for Real Time Garbage Collection

A real time garbage collection system avoids
suspending the operations of a list processor 
for the long times that garbage collection normal
======================================
14. DOC ID:CACM-2692 score=0.48292387
Text snippet is as below:
Reentrant Polygon Clipping

A new family of clipping algorithms is described.
 These algorithms are able to clip polygons 
against irregular convex plane-faced volumes in three
dimensions, removing th
======================================
15. DOC ID:CACM-0141 score=0.4730892
Text snippet is as below:
Some Thoughts on Parallel Processing

CACM October, 1960

Yarbrough, L. D.

CA601007 JB March 20, 1978  8:16 PM

141	5	141
141	5	141
141	5	141
======================================
16. DOC ID:CACM-1302 score=0.4730892
Text snippet is as below:
Parallel Signaling Speeds for Data Transmission
(Proposed American Stand ard)

CACM March, 1965

CA650305 JB March 7, 1978  6:08 PM

1302	5	1302
1302	5	1302
1302	5	1302
======================================
17. DOC ID:CACM-0392 score=0.4730892
Text snippet is as below:
Comment on A Paper on Parallel Processing

CACM February, 1961

Nekora, M. R.

CA610206 JB March 17, 1978  12:58 AM

392	5	392
392	5	392
392	5	392
======================================
18. DOC ID:CACM-2723 score=0.47197703
Text snippet is as below:
Multiprocessing Compactifying Garbage Collection

Algorithms for a multiprocessing compactifying
garbage collector are presented and discussed. 
 The simple case of two processors, one performing LISP
======================================
19. DOC ID:CACM-2114 score=0.47197703
Text snippet is as below:
A Formal System for Information Retrieval from Files

A generalized file structure is provided
by which the concepts of keyword, index, record, file, directory,
file structure, directory decoding, and
======================================
20. DOC ID:CACM-2182 score=0.41395304
Text snippet is as below:
Interrupt Driven Programming

CACM July, 1971

Zelkowitz, M.

interrupts, supervisors, monitors, debugging, parallel
processing, associative memories, microprogramming

3.51 4.32 4.42

CA710608 JB Feb
======================================
21. DOC ID:CACM-2685 score=0.40970725
Text snippet is as below:
The Parallel Execution of DO Loops

Methods are developed for the parallel execution
of different iterations of a DO loop.  Both 
asynchronous multiprocessor computers and array computers
are consider
======================================
22. DOC ID:CACM-2714 score=0.39114887
Text snippet is as below:
Merging with Parallel Processors

Consider two linearly ordered sets A, B, |A|=m,
|B|=n, m<=n, and p, p<=m, parallel processors 
working synchronously.  The paper presents an algorithm
for merging A a
======================================
23. DOC ID:CACM-2896 score=0.35849383
Text snippet is as below:
An Exercise in Proving Parallel Programs Correct

A parallel program, Dijkstra's on-the-fly garbage
collector, is proved correct using a proof 
method developed by Owicki.  The fine degree of in terle
======================================
24. DOC ID:CACM-1795 score=0.35481688
Text snippet is as below:
Optimal Code for Serial and Parallel Computation

CACM December, 1969

Fateman, R. J.

code optimization, sequencing of operations,
detection of common subexpressions

4.12

CA691217 JB February 15, 1
======================================
25. DOC ID:CACM-1367 score=0.35481688
Text snippet is as below:
Character Structure and Character Parity Sense
for Parallel-by-Bit Data Communication in ASCII* 
(Proposed American Standard)

CACM September, 1966

CA660912 JB March 2, 1978  4:26 PM

1367	4	1367
277
======================================
26. DOC ID:CACM-1828 score=0.35481688
Text snippet is as below:
Synchronization in a Parallel-Accessed Data Base

The following problem is considered:  Given
a data base which can be manipulated simultaneously 
by more than one process, what are the rules for sync
======================================
27. DOC ID:CACM-2700 score=0.35481688
Text snippet is as below:
Reduction: A Method of Proving Properties of Parallel Programs

When proving that a parallel program has a
given property it is often convenient to assume 
that a statement is indivisible, i.e. that t
======================================
28. DOC ID:CACM-1262 score=0.35481688
Text snippet is as below:
Procedure-Oriented Language Statements to Facilitate Parallel Processing

Two statements are suggested which allow a programmer
writing in a procedure-oriented language 
to indicate sections of progra
======================================
29. DOC ID:CACM-2007 score=0.3525926
Text snippet is as below:
Algorithms Policy/Revised August 1970

CACM August, 1970

CA700814 JB February 10, 1978  3:12 PM

2007	5	2007
2007	5	2007
2007	5	2007
======================================
30. DOC ID:CACM-0371 score=0.34904885
Text snippet is as below:
Remarks on Algorithms 2 and 3, Algorithm 15 and Algorithms 25 and 26

CACM March, 1961

Wilkinson, J. H.

CA610311 JB March 17, 1978  12:35 AM

371	5	371
371	5	371
371	5	371
======================================
31. DOC ID:CACM-1158 score=0.33452457
Text snippet is as below:
Program Structures for Parallel Processing

Constructs for organizing and explicating parallel
program segments are discussed as extensions 
to ALGOL 60.  The constructs serve as meta-commands and
are
======================================
32. DOC ID:CACM-2785 score=0.30728042
Text snippet is as below:
Glypnir-A Programming Language for Illiac IV

GLYPNIR is one of the earliest existing languages
designed for programming the Illiac IV computer. 
The syntax of the language is based on ALGOL 60, but h
======================================
33. DOC ID:CACM-1796 score=0.29918474
Text snippet is as below:
Index by Subject to Algorithms, 1969

CACM December, 1969

This 1969 index is the first supplement to the
Index by Subject to Algorithms, 1960 1968 (Comm. 
ACM 11, 12 (Dec. 1968), 827 830).

CA691216 
======================================
34. DOC ID:CACM-2952 score=0.29568073
Text snippet is as below:
Functions Realizable with Word-Parallel Logical
and Two's-Complement Addition Instructions

CACM June, 1977

Warren, H. S. Jr.

Boolean functions, two's-complement, sign propagation

4.0 6.32

CA77061
======================================
35. DOC ID:CACM-2895 score=0.292709
Text snippet is as below:
A Language for Formal Problem Specification

A language for specifying the in tended behavior
of communicating parallel processes is described. 
 The specifications are constrain ts on the order in wh
======================================
36. DOC ID:CACM-1811 score=0.2897068
Text snippet is as below:
A Case Study in Programming for Parallel-Processors

An affirmative partial answer is provided to
the question of whether it is possible to program 
parallel-processor computing systems to efficiently
======================================
37. DOC ID:CACM-0270 score=0.28207406
Text snippet is as below:
Techniques for Storage Allocation Algorithms 

CACM October, 1961

Kelley Jr., J. E.

CA611011 JB March 16, 1978  12:50 PM

270	5	270
270	5	270
270	5	270
678	5	270
270	6	270
======================================
38. DOC ID:CACM-1342 score=0.28207406
Text snippet is as below:
Transportation Problem (Algorithms 293 [H])

CACM December, 1966

Bayer, G.

CA661207a JB March 2, 1978  2:30 PM

1342	5	1342
1342	5	1342
1342	5	1342
======================================
39. DOC ID:CACM-1952 score=0.28207406
Text snippet is as below:
Index by Subject to Algorithms, 1970

CACM December, 1970

CA701211 JB February 9, 1978  2:50 PM

1952	5	1952
1952	5	1952
1952	5	1952
======================================
40. DOC ID:CACM-1660 score=0.28207406
Text snippet is as below:
Index By Subject To algorithms, 1960-1968

CACM December, 1968

CA681206 JB February 21, 1978  1:39 PM

1660	5	1660
1660	5	1660
1660	5	1660
======================================
41. DOC ID:CACM-0804 score=0.28207406
Text snippet is as below:
Exponentiation of Series (Algorithms 134)

CACM July, 1963

Thacher Jr., H. C.

CA630720 JB March 14, 1978  8:19 AM

804	5	804
804	5	804
804	5	804
======================================
42. DOC ID:CACM-2325 score=0.28207406
Text snippet is as below:
Numerical Mathematics and Computer Science

Numerical mathematics is viewed as the analysis
of continuous algorithms.  Four of the components 
of numerical mathematics are discussed.  These are: found
======================================
43. DOC ID:CACM-2342 score=0.2644649
Text snippet is as below:
Interference Between Communicating Parallel Processes

Various kinds of interference between communicating
parallel processes have been examined by 
Dijkstra, Knuth, and others.  Solutions have been g
======================================
44. DOC ID:CACM-2851 score=0.2644649
Text snippet is as below:
Formal Verification of Parallel Programs

Two formal models for parallel computation
are presented: an abstract conceptual model and 
a parallel-program model.  The former model does not
distinguish b
======================================
45. DOC ID:CACM-3059 score=0.25606704
Text snippet is as below:
Models for Parallel Processing WIthin Programs:
Application to CPU:I/O and I/O:I/O Overlap

Approximate queueing models for internal parallel
processing by individual programs in a multiprogrammed 
sy
======================================
46. DOC ID:CACM-2865 score=0.25606704
Text snippet is as below:
Verifying Properties of Parallel Programs: An Axiomatic Approach

An axiomatic method for proving a number
of properties of parallel programs is presented.  
Hoare has given a set of axioms for partia
======================================
47. DOC ID:CACM-2401 score=0.25606704
Text snippet is as below:
On Shrinking Binary Picture Patterns

A parallel processing algorithm for shrinking
binary patterns to obtain single isolated elements, 
one for each pattern, is presented.  This procedure
may be used
======================================
48. DOC ID:CACM-2080 score=0.2508934
Text snippet is as below:
The Nucleus of a Multiprogramming System

This paper describes the philosophy and structure of a multiprogramming system 
that can be extended with a hierarchy of operating systems to suit diverse 
re
======================================
49. DOC ID:CACM-3073 score=0.2508934
Text snippet is as below:
Communicating Sequential Processes

This paper suggests that input and output are
basic primitives of programming and that parallel 
composition of communicating sequential processes is
a fundamental 
======================================
50. DOC ID:CACM-2417 score=0.2468148
Text snippet is as below:
Four Combinatorial Algorithms [G6] (Algorithm A466)

CACM November, 1973

Ehrlich, G.

permutations and combinations

5.39

CA731109 JB January 20, 1978  9:59 AM

2044	4	2417
2189	4	2417
2417	4	2417
2
======================================
51. DOC ID:CACM-2226 score=0.2468148
Text snippet is as below:
Further Evidence for the Analysis of Algorithms
for the Zero-One Programming Problem

The purpose of this note is to report computational
experience additional to that recently 
summarized by Gue et a
======================================
52. DOC ID:CACM-1374 score=0.2468148
Text snippet is as below:
Evaluation of Determinant; Determinant
Evaluation (Algorithms 41[F3]; 269[F3])

CACM September, 1966

Bergson, A.

CA660909e JB March 23, 1978  4:29 PM

1374	5	1374
1374	5	1374
1374	5	1374
======================================
53. DOC ID:CACM-2725 score=0.2468148
Text snippet is as below:
A Comparison of Simulation Event List Algorithms (Corrigendum)

CACM August, 1975

Vaucher, J. C.
Duval, P.

CA750810 JB January 6, 1978  3:43 PM

2725	5	2725
2725	5	2725
2725	5	2725
======================================
54. DOC ID:CACM-1851 score=0.2468148
Text snippet is as below:
Generator of Spanning Trees (Algorithms 354 [H])

CACM September, 1969

McIlroy, M. D.

spanning trees, trees, graphs

5.32

CA690904 JB February 15, 1978  4:50 PM

1851	5	1851
1851	5	1851
1851	5	1851
======================================
55. DOC ID:CACM-1953 score=0.2468148
Text snippet is as below:
Exponential Integral Ei(x) (Algorithms 385 $S13))

CACM December, 1970

Redish, K. A.

ANSI Fortran standard

4.0 4.22

CA701210 JB February 9, 1978  3:04 PM

1953	5	1953
1953	5	1953
1953	5	1953
======================================
56. DOC ID:CACM-2830 score=0.2468148
Text snippet is as below:
A Practitioner's Guide to Addressing Algorithms (Corrigendum)

CACM September, 1976

Severance, D. G.
Duhne, R. A.

CA760909 JB January 4, 1978  8:43 AM

2830	5	2830
2830	5	2830
2830	5	2830
======================================
57. DOC ID:CACM-1551 score=0.2442833
Text snippet is as below:
On Compiling Algorithms for Arithmetic Expressions

This paper deals with algorithms concerning arithmetic
expressions used in a FORTRAN IV compiler 
for a HITAC-5020 computer having n accumulators.  
======================================
58. DOC ID:CACM-3044 score=0.2365446
Text snippet is as below:
A Note on Conditional Expressions

Evaluation of a conditional expression may succeed
even when the "deciding predicate" diverges 
and the alternatives are records (or nodes) whose fields have differe
======================================
59. DOC ID:CACM-1569 score=0.2365446
Text snippet is as below:
Implementing Phrase-Structure Productions in PL/I

A method is described for implementing the productions
of a context-free phrase structure grammar 
in a PL/I procedure whose structure and statements
======================================
60. DOC ID:CACM-2884 score=0.23321806
Text snippet is as below:
Permutation Enumeration: Four New Permutation Algorithms

Classical permutation enumeration algorithms encounter
special cases requiring additional computation 
every nth permutation when generating t
======================================
61. DOC ID:CACM-2902 score=0.21591799
Text snippet is as below:
Dynamic Memory Allocation in Computer Simulation

This paper investigates the performance of
35 dynamic memory allocation algorithms when used 
to service simulation programs as represented by 18
test
======================================
62. DOC ID:CACM-2950 score=0.21591799
Text snippet is as below:
A Unifying Approach to Scheduling

This paper presents a scheme for classifying
scheduling algorithms based on an abstract model 
of a scheduling system which formalizes the notion of
priority.  Vario
======================================
63. DOC ID:CACM-3166 score=0.21591799
Text snippet is as below:
Computing Standard Deviations: Accuracy

Four algorithms for the numerical computation
of the standard deviation of (unweighted) sampled data
are analyzed.  Two of the algorithms are well-known in the
======================================
64. DOC ID:CACM-2505 score=0.21155554
Text snippet is as below:
Reflection-Free Permutations, Rosary Permutations,
and Adjacent Transposition Algorithms

CACM May, 1973

Roy, M. K.

permutation, permutation generation, scheduling, combinatorial analysis

5.39

CA7
======================================
65. DOC ID:CACM-2362 score=0.21155554
Text snippet is as below:
Linear Equation Solver [F4] (Algorithm A423)

CACM April, 1972

Moler, C. B.

matrix algorithms, linear equations, Fortran,
paged memory, virtual memory, array processing

4.22 4.32 5.14

CA720411 JB 
======================================
66. DOC ID:CACM-3061 score=0.21155554
Text snippet is as below:
Simulations of Dynamic Sequential Search Algorithms

None

CACM September, 1978

Tenenbaum, A.

Searching, list processing, sequential
searching, dynamic reordering, simulation 

3.74 8.1

CA780911 DH
======================================
67. DOC ID:CACM-2942 score=0.21155554
Text snippet is as below:
An Algol-Based Implementation of SNOBOL 4 Patterns

CACM July, 1977

Brownlee, J. N.

patterns SNOBOL 4, pattern matching, string processing,
pattern implementation, algorithms in Pascal

4.29

CA7707
======================================
68. DOC ID:CACM-2863 score=0.21155554
Text snippet is as below:
VMIN-An Optimal Variable-Space Page Replacement Algorithm

A criterion for comparing variable space page
replacement algorithms is presented.  An optimum 
page replacement algorithm, called VMIN, is d
======================================
69. DOC ID:CACM-2025 score=0.21155554
Text snippet is as below:
Student's t-Distribution; Jacobi Polynomials;
Modified Romberg Quadrature;
Factorial Analysis of Variance; (Algorithms 332,344,351,359) 

CACM July, 1970

Sale, A. H. J.

Fortran standards

4.0 4.22


======================================
70. DOC ID:CACM-1658 score=0.21155554
Text snippet is as below:
Analysis of Algorithms for the Zero-One Programming Problem

This paper is concerned with a review and examination
of several existing algorithms for the 
zero-one programming problem.  Computational 
======================================
71. DOC ID:CACM-2222 score=0.21155554
Text snippet is as below:
Comment on London's Certification of Algorithm 245

CACM January, 1971

Redish, K. A.

proof of algorithms, debugging, certification,
metatheory,  sorting, in-place sorting

4.42 4.49 5.24 5.31

CA710
======================================
72. DOC ID:CACM-2740 score=0.20907786
Text snippet is as below:
A Large Semaphore Based Operating System

The paper describes the internal structure of
a large operating system as a set of cooperating 
sequential processes.  The processes synchronize by
means of s
======================================
73. DOC ID:CACM-2727 score=0.20697652
Text snippet is as below:
Multiple Byte Processing with Full-Word Instructions

A method is described which allows parallel
processing of packed data items using only ordinary 
full-word computer instructions, even though the 
======================================
74. DOC ID:CACM-1200 score=0.20697652
Text snippet is as below:
On Reversible Subroutines and Computers that Run Backwards

A computer design is describe which permits
subroutines to be executed backward as well as 
forward, either with their instructions unchange
======================================
75. DOC ID:CACM-1380 score=0.20697652
Text snippet is as below:
SIMULA-an ALGOL-Based Simulation Language

This paper is an introduction to SIMULA, a
programming language designed to provide a systems 
analyst with unified concepts which facilitate the
concise des
======================================
76. DOC ID:CACM-1008 score=0.20697652
Text snippet is as below:
Scheduling Meetings with a Computer

Computer scheduling of papers as it was developed
for the 1960 meeting of the Federation of 
American Societies for Experimental Biology (FASEB) is described.
 The
======================================
77. DOC ID:CACM-1747 score=0.20485362
Text snippet is as below:
Three Criteria for Designing Computing Systems to Facilitate Debugging

The designer of a computing system should adopt
explicit criteria for accepting or rejecting 
proposed system features.  Three p
======================================
78. DOC ID:CACM-2175 score=0.20485362
Text snippet is as below:
Subexpression Ordering in the Execution of Arithmetic Expressions

An arithmetic expression can often be broken
down into its component subexpressions.  Depending 
on the hardware environment in which
======================================
79. DOC ID:CACM-1846 score=0.20485362
Text snippet is as below:
On Simulating Networks of Parallel Processes
in Which Simultaneous Events May Occur

Some of the problems of simulating discrete
event systems, particularly computer systems, on 
a conventional digita
======================================
80. DOC ID:CACM-2195 score=0.20485362
Text snippet is as below:
On the Optimal Detection of Curves in Noisy Pictures

A technique for recognizing systems of lines
is presented.  In this technique the heuristic 
of the problem is not embedded in the recognition alg
======================================
81. DOC ID:CACM-2272 score=0.19945648
Text snippet is as below:
Sorting by Natural Selection

A family of sorting algorithms is proposed,
the members of which make fuller use of the memory 
space and thus yield longer sorted strings.  Extensive
simulation results 
======================================
82. DOC ID:CACM-1873 score=0.19945648
Text snippet is as below:
Accelerating LP Algorithms

It is shown how a novel method for computing
(related) inner products can accelerate the pricing 
phase of LP algorithms.  Other LP applications are indicated.

CACM July, 
======================================
83. DOC ID:CACM-2146 score=0.19710524
Text snippet is as below:
Optimizing the Polyphase Sort

Various dispersion algorithms for the polyphase
sorting procedure are examinedhe optimum 
algorithm based on minimizing the total number of unit
strings read is displaye
======================================
84. DOC ID:CACM-2903 score=0.19710524
Text snippet is as below:
Improving Programs by the Introduction of Recursion

A new technique of program transformation,
called "recursion in troduction," is described and 
applied to two algorithms which solve pattern matchi
======================================
85. DOC ID:CACM-2273 score=0.19710524
Text snippet is as below:
Conversion of Decision Tables By Rule Mask Method Without Rule Mask

Two algorithms for generating computer programs
from decision tables are described.  The algorithms 
allow handling limited entry, 
======================================
86. DOC ID:CACM-2283 score=0.19710524
Text snippet is as below:
Thinning Algorithms on Rectangular, Hexagonal, and Triangular Arrays

In this report three thinning algorithms are
developed: one each for use with rectangular, 
hexagonal, and triangular arrays.  The
======================================
87. DOC ID:CACM-1924 score=0.19710524
Text snippet is as below:
Organizing Matrices and Matrix Operations for Paged Memory Systems

Matrix representations and operations are examined
for the purpose of minimizing the page faulting 
occurring in a paged memory syst
======================================
88. DOC ID:CACM-3006 score=0.19710524
Text snippet is as below:
Anomalies with Variable Partition Paging Algorithms

Five types of anomalous behavior which may
occur in paged virtual memory operating systems 
a redefined.  One type of anomaly, for example, concern
======================================
89. DOC ID:CACM-2679 score=0.18321247
Text snippet is as below:
Some Performance Tests of "quicksort" and Descendants

Detailed performance evaluations are presented
for six ACM algorithms: quicksort (No. 64), 
Shellsort (No. 201), stringsort (No. 207), "TREESORT3
======================================
90. DOC ID:CACM-2997 score=0.18321247
Text snippet is as below:
Convex Hulls of Finite Sets of Poin ts in Two and Three Dimensions

The convex hulls of sets of n poin ts in two
and three dimensions can be determined with O(n 
log n) operations.  The presented algo
======================================
91. DOC ID:CACM-2490 score=0.18321247
Text snippet is as below:
Efficient Algorithms for Graph Manipulation [H] (Algorithm A447)

Efficient algorithms are presented for partitioning
a graph into connected components, biconnected 
components and simple paths.  The 
======================================
92. DOC ID:CACM-1392 score=0.18321247
Text snippet is as below:
Experience with FORMAC Algorithm Design

Various facets of the design and implementation
of mathematical expression manipulation algorithms 
are discussed.  Concrete examples are provided by the
FORMA
======================================
93. DOC ID:CACM-1471 score=0.17740844
Text snippet is as below:
Programming Semantics for Multiprogrammed computations

The semantics are defined for a number of meta-instructions
which perform operation essential 
to the writing of programs in multiprogrammed com
======================================
94. DOC ID:CACM-2376 score=0.17740844
Text snippet is as below:
Synchronization of Communicating Processes

Formalization of a well-defined synchronization
mechanism can be used to prove that concurrently 
running processes of a system communicate correctly.
 This
======================================
95. DOC ID:CACM-1536 score=0.17740844
Text snippet is as below:
Dynamic Computation of Derivatives

It is shown how Wengert's procedure for computation
of derivatives can be implemented conveniently 
by use of compiler-generated complex addition, subtraction,
and 
======================================
96. DOC ID:CACM-1341 score=0.17740844
Text snippet is as below:
Levels of Computer Systems

In building current computer systems, we tend
to break them down into "levels" of control, 
command and communication; in using the system, we break
our problems down corre
======================================
97. DOC ID:CACM-3175 score=0.17740844
Text snippet is as below:
Breaking Substitution Ciphers Using a Relaxation Algorithm

Substitution ciphers are codes in which each letter
of the alphabet has one fixed substitute, and the word divisions 
do not change.  In thi
======================================
98. DOC ID:CACM-1960 score=0.17740844
Text snippet is as below:
Process Management and Resource Sharing in the Multiaccess System ESOPE

The main design principles of the multiaccess system ESOPE are described.
Emphasis is placed on basic ideas underlying the desi
======================================
99. DOC ID:CACM-1554 score=0.17740844
Text snippet is as below:
A Computer Technique for Displaying n-Dimensional Hyperobjects

A digital computer and automatic plotter have
been used to generate three-dimensional stereoscopic 
movies of the three-dimensional para
======================================
100. DOC ID:CACM-2514 score=0.17740844
Text snippet is as below:
An Array Grammar Programming System

A package of Fortran programs has been developed
that permits a user to interactively design 
and test array grammars.  The user can control the rule
selection pro
======================================
======================================
Query is parallel processor in information retrieval
======================================
1. DOC ID:CACM-2967 score=0.7082254
Text snippet is as below:
A Comparison of Hardware and Software Associative
Memories in the Context of Computer Graphics

The Associative Processing of Line Drawings (APLD)
System utilizes a hardware associative memory 
and cr
======================================
2. DOC ID:CACM-0634 score=0.5461165
Text snippet is as below:
Manipulation of Trees in Information Retrieval*

CACM February, 1962

Salton, G.

CA620209 JB March 20, 1978  3:44 PM

1087	4	634
634	4	634
931	5	634
1324	5	634
329	5	634
634	5	634
634	5	634
634	5	634
======================================
3. DOC ID:CACM-2973 score=0.5330611
Text snippet is as below:
Sorting on a Mesh-Connected Parallel Computer

Two algorithms are presented for sorting n^2
elements on an n X n mesh-connected processor 
array that require O(n) routing and comparison steps.
 The be
======================================
4. DOC ID:CACM-1811 score=0.51177335
Text snippet is as below:
A Case Study in Programming for Parallel-Processors

An affirmative partial answer is provided to
the question of whether it is possible to program 
parallel-processor computing systems to efficiently
======================================
5. DOC ID:CACM-0891 score=0.41518122
Text snippet is as below:
Everyman's Information Retrieval System

The information retrieval problem whose solution
is presented here was posed by a technical 
library with limited bubget and personnel.  The solution,
however,
======================================
6. DOC ID:CACM-2965 score=0.40958735
Text snippet is as below:
An Optimal Evaluation of Boolean Expressions in an Online Query System

CACM May, 1977

Hanani, M. Z.

query, Boolean expression, information retrieval, file organization

3.5 3.70 3.74

CA770507 JB D
======================================
7. DOC ID:CACM-2530 score=0.40958735
Text snippet is as below:
An Algorithm for Extracting Phrases in
a Space-Optimal Fashion [Z] (Algorithm A444)

CACM March, 1973

Wagner, R. A.

information retrieval, coding, text compression

3.70 5.6

CA730309 JB January 24,
======================================
8. DOC ID:CACM-3168 score=0.40958735
Text snippet is as below:
Comment on "An Optimal Evaluation of Boolean
Expressions in an Online Query System."

CACM October, 1979

Laird, P.

Query, Boolean expression, information retrieval, file organization

3.53.70 3.73 3
======================================
9. DOC ID:CACM-2976 score=0.40958735
Text snippet is as below:
Approximating Block Accesses in Database Organizations

CACM April, 1977

Yao, S. B.

database, inverted file organization, database performance
and measurement, information retrieval, 
query answerin
======================================
10. DOC ID:CACM-2288 score=0.40007916
Text snippet is as below:
File Organization: The Consecutive Retrieval Property

The consecutive retrieval property is an important
relation between a query set and record 
set.  Its existence enables the design of an informat
======================================
11. DOC ID:CACM-1927 score=0.38666227
Text snippet is as below:
Information Science in a Ph. Computer Science Program

This report contains recommendations on a sample course
curriculum in the general area of information 
organization and information system design
======================================
12. DOC ID:CACM-2278 score=0.37855646
Text snippet is as below:
On Foster's Information Storage and Retrieval Using AVL Trees

CACM September, 1972

Tan, K. C.

binary trees, search trees, information storage, information retrieval

3.70 3.73 3.74

CA720912 JB Jan
======================================
13. DOC ID:CACM-2838 score=0.35851765
Text snippet is as below:
Analysis of an Algorithm for Real Time Garbage Collection

A real time garbage collection system avoids
suspending the operations of a list processor 
for the long times that garbage collection normal
======================================
14. DOC ID:CACM-2882 score=0.35653657
Text snippet is as below:
A Stochastic Evaluation Model for Database
Organization in Data Retrieval Systems

Experimental work in the valuation of large
scale data retrieval systems has been scarce due 
to its difficulty and p
======================================
15. DOC ID:CACM-1457 score=0.35578042
Text snippet is as below:
Data Manipulation and Programming Problems
in Automatic Information Retrieval

Automatic information retrieval programs require
the manipulation of a variety of different 
data structures, including l
======================================
16. DOC ID:CACM-2140 score=0.35020137
Text snippet is as below:
Retrieval-Update Speed Tradeoffs Using Combined Indices

In a paper in the November 1970 Communications
of the ACM, V. Y. Lum introduced a technique 
of file indexing named combined indices.  This tec
======================================
17. DOC ID:CACM-1699 score=0.34822118
Text snippet is as below:
Experimental Evaluation of Information
Retrieval Through a Teletypewriter

Experiments designed to evaluate the capabilities
of mechanized information retrieval systems, 
with emphasis on interactive 
======================================
18. DOC ID:CACM-1601 score=0.34366482
Text snippet is as below:
Parallel Numerical Methods for the Solution of Equations

Classical iterative procedures for the numerical
solution of equations provide at each stage 
a single new approximation to the root in questi
======================================
19. DOC ID:CACM-3169 score=0.34132278
Text snippet is as below:
Note on "An Optimal Evaluation of Boolean Expressions 
in an Online Query System."

CACM October, 1979

Gudes, E.
Hoffman, A.

Query, Boolean expression, optimal evaluation, information retrieval

3.5
======================================
20. DOC ID:CACM-2516 score=0.3396688
Text snippet is as below:
Hierarchical Storage in Information Retrieval

A probabilistic analysis is employed to determine
the effect of hierarchical storage organizations 
on information retrieval operations.  The data storag
======================================
21. DOC ID:CACM-1935 score=0.3378923
Text snippet is as below:
Randomized Binary Search Technique

A mathematical model is developed for the mean
and variance of the number of trials to recover 
a given document in a randomly received list of files.
 The search m
======================================
22. DOC ID:CACM-2519 score=0.32636416
Text snippet is as below:
On the Problem of Communicating Complex Information

The nature of the difficulty involved in communicating
mathematical results between scientists 
using a computer based information retrieval system
======================================
23. DOC ID:CACM-3012 score=0.32482263
Text snippet is as below:
The Use of an Interactive Information Storage
and Retrieval System in Medical Research

This paper presents the results of a study
of the use of an interactive computerized storage 
and retrieval syst
======================================
24. DOC ID:CACM-1681 score=0.31271085
Text snippet is as below:
Easy English,a Language for Information
Retrieval Through a Remote Typewriter Console

Easy English is a natural command language
designed to simplify communication between man and 
machine through re
======================================
25. DOC ID:CACM-2114 score=0.3120005
Text snippet is as below:
A Formal System for Information Retrieval from Files

A generalized file structure is provided
by which the concepts of keyword, index, record, file, directory,
file structure, directory decoding, and
======================================
26. DOC ID:CACM-2175 score=0.30691025
Text snippet is as below:
Subexpression Ordering in the Execution of Arithmetic Expressions

An arithmetic expression can often be broken
down into its component subexpressions.  Depending 
on the hardware environment in which
======================================
27. DOC ID:CACM-1830 score=0.30682305
Text snippet is as below:
Retrieval Times for a Packed Direct Access Inverted File

CACM October, 1969

Bayes, A. J.

information retrieval, direct access memory, data base, inverted list

3.70 4.41

CA691016 JB February 15, 1
======================================
28. DOC ID:CACM-2865 score=0.29916105
Text snippet is as below:
Verifying Properties of Parallel Programs: An Axiomatic Approach

An axiomatic method for proving a number
of properties of parallel programs is presented.  
Hoare has given a set of axioms for partia
======================================
29. DOC ID:CACM-1937 score=0.29438117
Text snippet is as below:
CODAS: A Data Display System

CODAS, a Customer Oriented Data System, is
a user-oriented data retrieval and display system. 
 The command language of the system provides the user
with an easy means fo
======================================
30. DOC ID:CACM-2070 score=0.28660002
Text snippet is as below:
A Formal System for Information Retrieval from Files

CACM April, 1970

Hsiao, D.
Harary, F.

CA700414 JB February 13, 1978  2:37 PM

2070	5	2070
2070	5	2070
2070	5	2070
======================================
31. DOC ID:CACM-0275 score=0.28660002
Text snippet is as below:
Dynamic Storage Allocation for an Information Retrieval System

CACM October, 1961

Sams, B. H.

CA611006 JB March 16, 1978  12:58 PM

275	5	275
275	5	275
275	5	275
======================================
32. DOC ID:CACM-0651 score=0.28660002
Text snippet is as below:
A Survey of Languages and Systems for Information Retrieval

CACM January, 1962

Grems, M.

CA620108 JB March 20, 1978  4:36 PM

651	5	651
651	5	651
651	5	651
======================================
33. DOC ID:CACM-2990 score=0.28351814
Text snippet is as below:
Effective Information Retrieval Using Term Accuracy

The performance of information retrieval systems
can be evaluated in a number of different 
ways.  Much of the published evaluation work is based
o
======================================
34. DOC ID:CACM-1675 score=0.27305824
Text snippet is as below:
A Note on a Relevance Estimate and Its Improvement

In this paper the effect of iterating the improvement
procedure is examined.  It is shown that 
applications of the improvement factor beyond the fi
======================================
35. DOC ID:CACM-2645 score=0.27148092
Text snippet is as below:
Two Languages for Estimating Program Efficiency

Two languages enabling their users to estimate
the efficiency of computer programs are presented. 
 The program whose efficiency one wishes to estimate
======================================
36. DOC ID:CACM-2723 score=0.26939452
Text snippet is as below:
Multiprocessing Compactifying Garbage Collection

Algorithms for a multiprocessing compactifying
garbage collector are presented and discussed. 
 The simple case of two processors, one performing LISP
======================================
37. DOC ID:CACM-2497 score=0.26721078
Text snippet is as below:
Synchronizing Processors with Memory-Content-Generated Interrupts

Implementations of the "Lock-Unlock" method
of synchronizing processors in a multiprocessor 
system usually require uninterruptable, 
======================================
38. DOC ID:CACM-2307 score=0.2662603
Text snippet is as below:
Dynamic Document Processing

The current role of computers in automatic
document processing is briefly outlined, and some 
reasons are given why the early promise of library automation
and of the mech
======================================
39. DOC ID:CACM-1846 score=0.26329422
Text snippet is as below:
On Simulating Networks of Parallel Processes
in Which Simultaneous Events May Occur

Some of the problems of simulating discrete
event systems, particularly computer systems, on 
a conventional digita
======================================
40. DOC ID:CACM-2455 score=0.26295358
Text snippet is as below:
A Generalization of AVL Trees

A generalization of AVL trees is proposed in
which imbalances up to (triangle shape) is a small 
integer.  An experiment is performed to compare these
trees with standar
======================================
41. DOC ID:CACM-1725 score=0.2572509
Text snippet is as below:
A Simple Proof of Lewin's Ordered-Retrieval
Theorem for Associative Memories

An efficient method of ordered retrieval of binary
words from an associative memory, as described
by Lewin, is based on th
======================================
42. DOC ID:CACM-1032 score=0.25681505
Text snippet is as below:
Theoretical Considerations in Information Retrieval Systems

Information storage and retrieval systems are composed
of three major components: (a) identification 
of information and tagging it for eff
======================================
43. DOC ID:CACM-2631 score=0.25681505
Text snippet is as below:
An Information-Theoretic Approach to
Text Searching in Direct Access Systems

Using direct access computer files of bibliographic
information, an attempt is made to overcome 
one of the problems often
======================================
44. DOC ID:CACM-1959 score=0.2559755
Text snippet is as below:
An Interrupt Based Organization for Management Information Systems

A programming structure, language constructs, and a supervisory system 
organization are proposed
for the design and coding of large
======================================
45. DOC ID:CACM-1359 score=0.25542647
Text snippet is as below:
Data Filtering Applied to Information Storage and Retrieval Applications

Manipulation of data strings is the most complex
processing function in information storage 
and retrieval applications.  Data
======================================
46. DOC ID:CACM-2947 score=0.2553496
Text snippet is as below:
SITAR: An Interactive Text Processing System for Small Computers

SITAR, a low-cost in teractive text handling
and text analysis system for nontechnical users, 
is in many ways comparable to in teract
======================================
47. DOC ID:CACM-1236 score=0.2507608
Text snippet is as below:
The SMART Automatic Document Retrieval System-An Illustration

A fully automatic document retrieval system
operating on the IBM 7094 is described.  The system 
is characterized by the fact that severa
======================================
48. DOC ID:CACM-2711 score=0.2507608
Text snippet is as below:
A Vector Space Model for Automatic Indexing

In a document retrieval, or other pattern matching
environment where stored entities (documents) 
are compared with each other or with incoming patterns
(s
======================================
49. DOC ID:CACM-1747 score=0.24959369
Text snippet is as below:
Three Criteria for Designing Computing Systems to Facilitate Debugging

The designer of a computing system should adopt
explicit criteria for accepting or rejecting 
proposed system features.  Three p
======================================
50. DOC ID:CACM-1613 score=0.24941622
Text snippet is as below:
One-Pass Compilation of Arithmetic Expressions for a Parallel Processor

Under the assumption that a processor may have
a multiplicity of arithmetic units, a compiler 
for such a processor should prod
======================================
51. DOC ID:CACM-0292 score=0.24565716
Text snippet is as below:
An Information Retrieval Language for Legal Studies

CACM September, 1961

Kehl, W. B.
Horty, J. F.
Bacon, C. R. T.
Mitchell, D. S.

CA610902 JB March 16, 1978  9:51 PM

292	5	292
292	5	292
292	5	292
======================================
52. DOC ID:CACM-0239 score=0.24565716
Text snippet is as below:
Inefficiency of the Use of Boolean Functions
for Information Retrieval Systems

CACM December, 1961

Verhoeff, J.
Goffman, W.
Belzer, J.

CA611211 JB March 15, 1978  10:10 PM

239	5	239
239	5	239
239	
======================================
53. DOC ID:CACM-1831 score=0.24565716
Text snippet is as below:
A Comment on Optimal Tree Structures

CACM October, 1969

Stanfel, L. E.

information retrieval, file searching, tree structures, double chaining

3.70 3.73 3.74

CA691015 JB February 15, 1978  1:31 P
======================================
54. DOC ID:CACM-2532 score=0.24565716
Text snippet is as below:
On Harrison's Substring Testing Technique

CACM March, 1973

Bookstein, A.

string, substring, hashing, information storage and retrieval

3.74 5.30 5.5

CA730307 JB January 24, 1978  10:30 AM

2532	4
======================================
55. DOC ID:CACM-2561 score=0.24531764
Text snippet is as below:
A Heuristic Approach to Inductive Inference in Fact Retrieval Systems

Heuristic procedures are presented which have
been developed to perform inferences by generalizing 
from available information.  
======================================
56. DOC ID:CACM-2493 score=0.23892593
Text snippet is as below:
Optimum Data Base Reorganization Points

In certain data base organization schemes the
cost per access may increase due to structural 
inefficiencies caused by updates.  By reorganizing
the data base 
======================================
57. DOC ID:CACM-2032 score=0.23892593
Text snippet is as below:
File Structures Using Hashing Functions

A general method of file structuring is proposed which uses a hashing
function to define tree structure.  Two types of such trees are examined, 
and their rela
======================================
58. DOC ID:CACM-1960 score=0.23832633
Text snippet is as below:
Process Management and Resource Sharing in the Multiaccess System ESOPE

The main design principles of the multiaccess system ESOPE are described.
Emphasis is placed on basic ideas underlying the desi
======================================
59. DOC ID:CACM-2575 score=0.23623443
Text snippet is as below:
The Best-Match Problem in Document Retrieval

CACM November, 1974

Van Rijsbergen, C. J.

document retrieval, best match, clustering, file
searching, matching, dissimilarity, hierarchy, 
classificatio
======================================
60. DOC ID:CACM-1976 score=0.23291053
Text snippet is as below:
Multi-attribute Retrieval with Combined Indexes

In this paper a file organization scheme designed to
replace the use of the popular secondary index filing scheme
(or inverted files on secondary key f
======================================
61. DOC ID:CACM-2714 score=0.2318515
Text snippet is as below:
Merging with Parallel Processors

Consider two linearly ordered sets A, B, |A|=m,
|B|=n, m<=n, and p, p<=m, parallel processors 
working synchronously.  The paper presents an algorithm
for merging A a
======================================
62. DOC ID:CACM-2846 score=0.23022163
Text snippet is as below:
Compressed Tries

This paper presents a new data structure,
called a compressed trie or C-trie, to be used in 
information retrieval systems.  It has the same underlying
m-ary tree structure as a trie
======================================
63. DOC ID:CACM-1788 score=0.22707391
Text snippet is as below:
Toward a General Processor for Programming Languages

Many efforts have been made to develop a better
way of implementing a higher level programming 
language than by the construction of a whole new c
======================================
64. DOC ID:CACM-3134 score=0.22261603
Text snippet is as below:
The Use of Normal Multiplication Tables
for Information Storage and Retrieval

This paper describes a method for the organization and retrieval of attribute 
based information systems, using the norma
======================================
65. DOC ID:CACM-2896 score=0.22205634
Text snippet is as below:
An Exercise in Proving Parallel Programs Correct

A parallel program, Dijkstra's on-the-fly garbage
collector, is proved correct using a proof 
method developed by Owicki.  The fine degree of in terle
======================================
66. DOC ID:CACM-2160 score=0.22039233
Text snippet is as below:
Canonical Structure in Attribute Based File Organization

A new file structure for attribute based retrieval
is proposed in this paper.  It allows queries 
involving arbitrary Boolean functions of the
======================================
67. DOC ID:CACM-1367 score=0.21977878
Text snippet is as below:
Character Structure and Character Parity Sense
for Parallel-by-Bit Data Communication in ASCII* 
(Proposed American Standard)

CACM September, 1966

CA660912 JB March 2, 1978  4:26 PM

1367	4	1367
277
======================================
68. DOC ID:CACM-2795 score=0.21719776
Text snippet is as below:
Sentence Paraphrasing from a Conceptual Base

A model of natural language based on an underlying
language-free representation of meaning 
is described.  A program based on this model is able
to produc
======================================
69. DOC ID:CACM-1711 score=0.21719776
Text snippet is as below:
When Your Computer Needs a Lawyer

Possible liability for negligence, for other
torts (such as slander of credit) and for liability 
under theories of express or implied warranty (guarantees)
are disc
======================================
70. DOC ID:CACM-1262 score=0.21610773
Text snippet is as below:
Procedure-Oriented Language Statements to Facilitate Parallel Processing

Two statements are suggested which allow a programmer
writing in a procedure-oriented language 
to indicate sections of progra
======================================
71. DOC ID:CACM-0440 score=0.20856614
Text snippet is as below:
Record Linkage

Special difficulties are encountered in devising
reliable systems for searching and updating 
any large files of documents that must be identified
primarily on the basis of names and o
======================================
72. DOC ID:CACM-1652 score=0.20711954
Text snippet is as below:
A Code for Non-numeric Information Processing
Applications in Online Systems

A code has been specifically designed to simplify
the internal information processing operations 
within an online compute
======================================
73. DOC ID:CACM-1514 score=0.20635842
Text snippet is as below:
On the Expected Gain From Adjust ing Matched Term Retrieval Systems

A file adjustment procedure based on maximizing
the Bayes expected gain proposed for matched 
term retrieval systems.  The expected
======================================
74. DOC ID:CACM-1828 score=0.20607825
Text snippet is as below:
Synchronization in a Parallel-Accessed Data Base

The following problem is considered:  Given
a data base which can be manipulated simultaneously 
by more than one process, what are the rules for sync
======================================
75. DOC ID:CACM-2141 score=0.20479368
Text snippet is as below:
Algorithmic Selection of the Best
Method for Compressing Map Data Strings

The best of a dozen different methods for
compressing map data is illustrated.  The choices 
are generated by encoding data s
======================================
76. DOC ID:CACM-2543 score=0.20479368
Text snippet is as below:
Reducing the Retrieval Time of Scatter Storage Techniques

A new method for entering and retrieving information
in a hash table is described.  The method 
is intended to be efficient if most entries a
======================================
77. DOC ID:CACM-2552 score=0.2047143
Text snippet is as below:
A Note on When To Chain Overflow Items Within a Direct-Access Table

CACM January, 1973

Bays, C.

hash code, open hash, chaining, information retrieval, collision

3.7 4.9

CA730109 JB January 24, 19
======================================
78. DOC ID:CACM-2781 score=0.2047143
Text snippet is as below:
The Algorithm Sequential Access Method:
An Alternative to Index Sequential

CACM March, 1975

Whitt, J. D.
Sullenberger, A. G.

keys, direct access method, sequential access
method, randomizing inform
======================================
79. DOC ID:CACM-2412 score=0.2047143
Text snippet is as below:
Comment on Brent's Scatter Storage Algorithm

CACM November, 1973

Feldman, J. A.
Low, J. R.

Hashing, information storage and retrieval,
scatter storage, searching, symbol table

3.7 3.73 3.74 4.1 4.
======================================
80. DOC ID:CACM-1456 score=0.20312296
Text snippet is as below:
Storage and Retrieval of Aspects of Meaning in Directed Graph Structures

An experimental system that uses LISP to make
a conceptual dictionary is described.  The dictionary 
associates with each Engl
======================================
81. DOC ID:CACM-2623 score=0.20312296
Text snippet is as below:
A New Technique for Compression and Storage of Data

The widespread tendency toward storage of
large programs and blocks off text has produced a 
need for efficient methods of compressing and storing

======================================
82. DOC ID:CACM-2484 score=0.202765
Text snippet is as below:
A Note on Information Organization and Storage

Since the logical structure of a data base
can be represented by a tree or graph, it is quite 
natural for us to view the process of designing a data
ba
======================================
83. DOC ID:CACM-3135 score=0.20197439
Text snippet is as below:
Detection of Three-Dimensional Patterns of Atoms in Chemical Structures

An algorithm for detecting occurrences of a three-dimensional pattern of
objects within a larger structure is presented.  The s
======================================
84. DOC ID:CACM-2451 score=0.20110689
Text snippet is as below:
Design of Tree Structures for Efficient Querying

A standard information retrieval operation is
to determine which records in a data collection 
satisfy a given query expressed in terms of data values
======================================
85. DOC ID:CACM-2722 score=0.19743586
Text snippet is as below:
Multidimensional Binary Search Trees Used for Associative Searching

This paper develops the multidimensional binary
search tree (or k-d tree, where k is the dimensionality 
of the search space) as a 
======================================
86. DOC ID:CACM-2377 score=0.19457446
Text snippet is as below:
A Hardware Architecture for Implementing Protection Rings

Protection of computations and information
is an important aspect of a computer utility.  In 
a system which uses segmentation as a memory ad
======================================
87. DOC ID:CACM-1108 score=0.19457446
Text snippet is as below:
Digital Data Processor for Tracking the Partially Illuminated Moon*

A study of lunar tracking techniques and fabrication
of a breadboard to assess the feasibility 
of the best technique selected was 
======================================
88. DOC ID:CACM-0406 score=0.19209304
Text snippet is as below:
The Use of Threaded Lists in Constructing a Combined
ALGOL and Machine-Like Assembly Processor

CACM January, 1961

Evans Jr., A.
Perlis, A. J.
Van Zoeren, H.

CA610108 JB March 17, 1978  1:20 AM

105
======================================
89. DOC ID:CACM-1527 score=0.1893306
Text snippet is as below:
A Grammar Base Question Answering Procedure

The subject of this paper is a procedure for
the automatic retrieval of certain segments of 
stored information, either explicitly or implicitly represente
======================================
90. DOC ID:CACM-2991 score=0.18778704
Text snippet is as below:
Improving the Access Time for Random Access Files

Clustering in the key set is decreased by
smoothing the key-to-address transformation, and 
by adding shadow buckets to an open chaining file.  The
k
======================================
91. DOC ID:CACM-1680 score=0.18740638
Text snippet is as below:
A General-Purpose Display Processing and Tutorial System

ADEPT (A display-Expedited Processing and Tutorial)
system is described.  This system was designed 
to improve man-computer communications by 
======================================
92. DOC ID:CACM-1194 score=0.18609634
Text snippet is as below:
Establishment of the ACM Repository and Principles
of the IR System Applied to its Operation

The history of the establishment of the ACM Repository
at the Moore School, University of Pennsylvania, 
i
======================================
93. DOC ID:CACM-3075 score=0.18597947
Text snippet is as below:
Fast Parallel Sorting Algorithms

A parallel bucket-sort algorithm is presented
that requires time O(log n) and the use of n 
processors.  The algorithm makes use of a technique that
requires more spa
======================================
94. DOC ID:CACM-1742 score=0.18540506
Text snippet is as below:
On the Design of Display Processors

The flexibility and power needed in the data
channel for a computer display are considered. 
 To work efficiently, such a channel must have a sufficient number
of 
======================================
95. DOC ID:CACM-1530 score=0.18354164
Text snippet is as below:
The ML/I Macro Processor

A general purpose macro processor called ML/I
is described.  ML/I has been implemented on the 
PDP-7 and I. Atlas 2 computers and is intended as a
tool to allow users to exte
======================================
96. DOC ID:CACM-2388 score=0.18319824
Text snippet is as below:
Optimizing Binary Trees Grown With a Sorting Algorithm

Items can be retrieved from binary trees grown
with a form of the Algorithm Quicksort in an 
average time proportional to log n, where n is the 
======================================
97. DOC ID:CACM-2746 score=0.18319824
Text snippet is as below:
Efficient String Matching: An Aid to Bibliographic Search

This paper describes a simple, efficient algorithm
to locate all occurrences of any of a finite 
number of keywords in a string of text.  The
======================================
98. DOC ID:CACM-2650 score=0.18319824
Text snippet is as below:
Order-n Correction for Regular Languages

A method is presented for calculating a string
B, belonging to a given regular language L, 
which is "nearest" (in number of edit operations) to a
given input
======================================
99. DOC ID:CACM-2895 score=0.18130824
Text snippet is as below:
A Language for Formal Problem Specification

A language for specifying the in tended behavior
of communicating parallel processes is described. 
 The specifications are constrain ts on the order in wh
======================================
100. DOC ID:CACM-3156 score=0.18030451
Text snippet is as below:
Computing Connected Components on Parallel Computers

We present a parallel algorithm which uses n2 processors to find the connected
components of an undirected graph with n vertices in time O(log2n).
======================================
======================================

</file>

<file path=ReadMe.txt>&#65279;					README
				      ==========
				    HW4 1.0				
------------------------------------------------------------------------------------------------------------------------------------------

The HW4 is build in Java and requires JDK 1.7
Below is main functionlity of the code:

1. Prompt user to get where the index will be created and path of CACM corpus
2. Index is build using Lucene 4.7.2 and HTML tags removed using Jsoup
3. The Term and its frequency is stored in a Map termfq which is sorted by frequency and stored in    sortedtermfq that is a List<Entry<String, Integer>>
4. For each of the queries, the documents containing query terms are retreived and saved in org.apache.lucene.document.Document. These documents are used to fetch the content and Doc ID's.
5. Two lists are maintained that are send as arguments to org.knowm.xchart.Chart which is used to build Zipfian Curves

termprob- is list of probability of each of the index term ((frequency/Total word occurrences))
termrank- is list of rank of each of the index term

------------------------------------------------------------------------------------------------

HOW TO RUN:

1. The SmallSearchEngineLucene is zipped in SmallSearchEngineLucene.zip. The same can imported as a project in Eclipse.( The Project name is SmallSearchEngineLucene)
2. The 2 libraries that are required to be imported are placed inside the lib directory inside the SmallSearchEngineLucene

jsoup-1.8.3.jar - It is used to parse the html content
xchart-2.6.0.jar - It is used to build Zipfian curve

3. If there are error seen with the usage of libraries, please have the libraries added in the build path of the project by specifying the path of lib directory.
4. The SmallSearchEngineLucene can be started by running HW4.java. 

----------------------------------------------------------------
Results:

1. A sorted (by frequency) list of (term, term_freq pairs) is stored in term-frequency.txt
2. A plot of the resulting Zipfian curve is stored as 

Zipfian curve.png
Zipfian curve-Logarthmic.png

3. Four lists (one per query) each containing at MOST 100 docIDs ranked by score is stored in 
q1_results.txt
q2_results.txt
q3_results.txt
q4_results.txt

optional: provide a text snippet of 200 chars along the DocID for each of the 4 queries
The results is stored in "MOST 100 docIDs ranked by score with text snippet.txt"

4.table comparing the total number of documents retrieved per query using Lucene&#8217;s scoring function vs. using your search engine (index with BM25) from the previous assignment is stored in 

Comparison_of_results_from_Lucene_and_BM25.odt

The total number of word occurences in the collection is 220757.


    


</file>

<file path=q1_results.txt>portable operating systems

Found 440 hits.
1. DOC ID:CACM-3127 score=1.1755296
2. DOC ID:CACM-1461 score=0.50642985
3. DOC ID:CACM-3068 score=0.40902123
4. DOC ID:CACM-2246 score=0.3299833
5. DOC ID:CACM-2111 score=0.3230007
6. DOC ID:CACM-2069 score=0.31651866
7. DOC ID:CACM-2740 score=0.30766326
8. DOC ID:CACM-2319 score=0.30766326
9. DOC ID:CACM-1462 score=0.28890023
10. DOC ID:CACM-1728 score=0.28890023
11. DOC ID:CACM-2629 score=0.28045723
12. DOC ID:CACM-2597 score=0.28045723
13. DOC ID:CACM-1750 score=0.2741132
14. DOC ID:CACM-2372 score=0.26916727
15. DOC ID:CACM-2080 score=0.26857498
16. DOC ID:CACM-2867 score=0.26857498
17. DOC ID:CACM-1247 score=0.26857498
18. DOC ID:CACM-2482 score=0.26857498
19. DOC ID:CACM-2379 score=0.26133278
20. DOC ID:CACM-1923 score=0.25321493
21. DOC ID:CACM-1680 score=0.24681911
22. DOC ID:CACM-2840 score=0.24135262
23. DOC ID:CACM-3025 score=0.24135262
24. DOC ID:CACM-2621 score=0.23838985
25. DOC ID:CACM-2541 score=0.23371433
26. DOC ID:CACM-2378 score=0.23371433
27. DOC ID:CACM-2632 score=0.23371433
28. DOC ID:CACM-1747 score=0.23342077
29. DOC ID:CACM-2317 score=0.23112017
30. DOC ID:CACM-2424 score=0.22735322
31. DOC ID:CACM-2138 score=0.22647284
32. DOC ID:CACM-2151 score=0.22647284
33. DOC ID:CACM-2320 score=0.2238125
34. DOC ID:CACM-1751 score=0.2238125
35. DOC ID:CACM-2950 score=0.2238125
36. DOC ID:CACM-3196 score=0.22226858
37. DOC ID:CACM-3174 score=0.22156307
38. DOC ID:CACM-1930 score=0.21998885
39. DOC ID:CACM-1226 score=0.21734169
40. DOC ID:CACM-3141 score=0.21734169
41. DOC ID:CACM-1324 score=0.21344522
42. DOC ID:CACM-1951 score=0.21344522
43. DOC ID:CACM-2522 score=0.21344522
44. DOC ID:CACM-1752 score=0.20095375
45. DOC ID:CACM-1236 score=0.20095375
46. DOC ID:CACM-2777 score=0.20095375
47. DOC ID:CACM-0322 score=0.1986582
48. DOC ID:CACM-2624 score=0.1986582
49. DOC ID:CACM-3026 score=0.1986582
50. DOC ID:CACM-2358 score=0.1930821
51. DOC ID:CACM-3137 score=0.18991122
52. DOC ID:CACM-2374 score=0.18991122
53. DOC ID:CACM-3028 score=0.18111807
54. DOC ID:CACM-2036 score=0.18111807
55. DOC ID:CACM-2297 score=0.160763
56. DOC ID:CACM-2184 score=0.160763
57. DOC ID:CACM-2622 score=0.160763
58. DOC ID:CACM-2625 score=0.15892656
59. DOC ID:CACM-1892 score=0.15892656
60. DOC ID:CACM-2582 score=0.15825933
61. DOC ID:CACM-1647 score=0.15825933
62. DOC ID:CACM-3050 score=0.15825933
63. DOC ID:CACM-2972 score=0.15825933
64. DOC ID:CACM-2095 score=0.15825933
65. DOC ID:CACM-0696 score=0.15825933
66. DOC ID:CACM-3105 score=0.15825933
67. DOC ID:CACM-3006 score=0.15825933
68. DOC ID:CACM-1755 score=0.14430283
69. DOC ID:CACM-2796 score=0.14430283
70. DOC ID:CACM-1069 score=0.14430283
71. DOC ID:CACM-1810 score=0.12660746
72. DOC ID:CACM-2849 score=0.12660746
73. DOC ID:CACM-1854 score=0.12660746
74. DOC ID:CACM-2342 score=0.12660746
75. DOC ID:CACM-2542 score=0.12660746
76. DOC ID:CACM-1517 score=0.12660746
77. DOC ID:CACM-3002 score=0.12660746
78. DOC ID:CACM-2535 score=0.12660746
79. DOC ID:CACM-1877 score=0.12660746
80. DOC ID:CACM-1050 score=0.10307345
81. DOC ID:CACM-1472 score=0.10203751
82. DOC ID:CACM-1591 score=0.092191696
83. DOC ID:CACM-2920 score=0.08926423
84. DOC ID:CACM-2868 score=0.08926423
85. DOC ID:CACM-2357 score=0.08926423
86. DOC ID:CACM-0597 score=0.08829741
87. DOC ID:CACM-1360 score=0.08829741
88. DOC ID:CACM-0025 score=0.08829741
89. DOC ID:CACM-0652 score=0.08829741
90. DOC ID:CACM-0018 score=0.08829741
91. DOC ID:CACM-1464 score=0.08746072
92. DOC ID:CACM-2407 score=0.08637957
93. DOC ID:CACM-2311 score=0.08637957
94. DOC ID:CACM-2345 score=0.08110635
95. DOC ID:CACM-2583 score=0.07804462
96. DOC ID:CACM-0795 score=0.07726023
97. DOC ID:CACM-1912 score=0.07726023
98. DOC ID:CACM-2995 score=0.07726023
99. DOC ID:CACM-0651 score=0.07726023
100. DOC ID:CACM-0238 score=0.07726023
</file>

<file path=q2_results.txt>code optimization for space efficiency
Found 1579 hits.
1. DOC ID:CACM-1795 score=0.64332205
2. DOC ID:CACM-2495 score=0.5975083
3. DOC ID:CACM-1947 score=0.5535952
4. DOC ID:CACM-2748 score=0.528035
5. DOC ID:CACM-2559 score=0.4950907
6. DOC ID:CACM-1886 score=0.44647112
7. DOC ID:CACM-2897 score=0.43843484
8. DOC ID:CACM-2904 score=0.38659886
9. DOC ID:CACM-3080 score=0.38377044
10. DOC ID:CACM-2491 score=0.37791464
11. DOC ID:CACM-2680 score=0.3617208
12. DOC ID:CACM-2537 score=0.3568571
13. DOC ID:CACM-3171 score=0.34712863
14. DOC ID:CACM-2464 score=0.3463252
15. DOC ID:CACM-1195 score=0.33868977
16. DOC ID:CACM-2253 score=0.32735753
17. DOC ID:CACM-2944 score=0.3262091
18. DOC ID:CACM-2929 score=0.31939238
19. DOC ID:CACM-1655 score=0.30841085
20. DOC ID:CACM-2716 score=0.28945735
21. DOC ID:CACM-2423 score=0.2743894
22. DOC ID:CACM-1564 score=0.2743894
23. DOC ID:CACM-2374 score=0.27298835
24. DOC ID:CACM-3005 score=0.26183242
25. DOC ID:CACM-2033 score=0.26124457
26. DOC ID:CACM-1651 score=0.24911706
27. DOC ID:CACM-2611 score=0.24534898
28. DOC ID:CACM-3053 score=0.24334013
29. DOC ID:CACM-2858 score=0.24334013
30. DOC ID:CACM-3054 score=0.24068223
31. DOC ID:CACM-0267 score=0.24038294
32. DOC ID:CACM-0797 score=0.23872676
33. DOC ID:CACM-0230 score=0.23872676
34. DOC ID:CACM-1064 score=0.23872676
35. DOC ID:CACM-1289 score=0.23872676
36. DOC ID:CACM-2856 score=0.23869252
37. DOC ID:CACM-2433 score=0.23437612
38. DOC ID:CACM-1234 score=0.23171572
39. DOC ID:CACM-2701 score=0.22340249
40. DOC ID:CACM-1901 score=0.22280307
41. DOC ID:CACM-0066 score=0.22071782
42. DOC ID:CACM-1757 score=0.21100664
43. DOC ID:CACM-1542 score=0.2106169
44. DOC ID:CACM-2133 score=0.21029912
45. DOC ID:CACM-1414 score=0.20888591
46. DOC ID:CACM-1275 score=0.20888591
47. DOC ID:CACM-2835 score=0.20701885
48. DOC ID:CACM-0149 score=0.20604253
49. DOC ID:CACM-1670 score=0.20255528
50. DOC ID:CACM-1992 score=0.20255528
51. DOC ID:CACM-2722 score=0.19925252
52. DOC ID:CACM-2745 score=0.19869836
53. DOC ID:CACM-2734 score=0.19712423
54. DOC ID:CACM-2530 score=0.18242602
55. DOC ID:CACM-3129 score=0.17914577
56. DOC ID:CACM-2586 score=0.17904507
57. DOC ID:CACM-1065 score=0.17904507
58. DOC ID:CACM-1362 score=0.17705749
59. DOC ID:CACM-0048 score=0.17705749
60. DOC ID:CACM-2711 score=0.1756262
61. DOC ID:CACM-2078 score=0.1752548
62. DOC ID:CACM-1807 score=0.17389299
63. DOC ID:CACM-1223 score=0.16849889
64. DOC ID:CACM-1235 score=0.16849351
65. DOC ID:CACM-3083 score=0.16805974
66. DOC ID:CACM-1369 score=0.16523181
67. DOC ID:CACM-1204 score=0.15765558
68. DOC ID:CACM-2645 score=0.15531684
69. DOC ID:CACM-2892 score=0.15143192
70. DOC ID:CACM-1708 score=0.14958504
71. DOC ID:CACM-0093 score=0.14920424
72. DOC ID:CACM-2389 score=0.14902377
73. DOC ID:CACM-2863 score=0.14902377
74. DOC ID:CACM-1652 score=0.14447135
75. DOC ID:CACM-1676 score=0.14430216
76. DOC ID:CACM-2836 score=0.14363311
77. DOC ID:CACM-2524 score=0.1414585
78. DOC ID:CACM-1465 score=0.14062326
79. DOC ID:CACM-2126 score=0.13736169
80. DOC ID:CACM-1523 score=0.13666514
81. DOC ID:CACM-2230 score=0.13616589
82. DOC ID:CACM-1331 score=0.13049494
83. DOC ID:CACM-2498 score=0.12899466
84. DOC ID:CACM-0794 score=0.12837844
85. DOC ID:CACM-2344 score=0.12832725
86. DOC ID:CACM-2950 score=0.12738775
87. DOC ID:CACM-1551 score=0.12612447
88. DOC ID:CACM-0124 score=0.12612447
89. DOC ID:CACM-1429 score=0.12610742
90. DOC ID:CACM-1270 score=0.12610742
91. DOC ID:CACM-2365 score=0.12610742
92. DOC ID:CACM-1352 score=0.12610742
93. DOC ID:CACM-2816 score=0.12418647
94. DOC ID:CACM-2249 score=0.12392385
95. DOC ID:CACM-1030 score=0.1231686
96. DOC ID:CACM-0693 score=0.12267449
97. DOC ID:CACM-3175 score=0.121533155
98. DOC ID:CACM-1786 score=0.121533155
99. DOC ID:CACM-3064 score=0.12141173
100. DOC ID:CACM-0164 score=0.12103897
</file>

<file path=q3_results.txt>parallel algorithms
Found 272 hits.
1. DOC ID:CACM-2973 score=1.0088185
2. DOC ID:CACM-3075 score=0.9137456
3. DOC ID:CACM-2557 score=0.8322328
4. DOC ID:CACM-3156 score=0.8261164
5. DOC ID:CACM-2266 score=0.8261164
6. DOC ID:CACM-1601 score=0.76765776
7. DOC ID:CACM-0950 score=0.68843037
8. DOC ID:CACM-1468 score=0.68843037
9. DOC ID:CACM-2433 score=0.594452
10. DOC ID:CACM-2570 score=0.594452
11. DOC ID:CACM-2289 score=0.5686563
12. DOC ID:CACM-1957 score=0.5663724
13. DOC ID:CACM-2838 score=0.5339811
14. DOC ID:CACM-2692 score=0.48292387
15. DOC ID:CACM-0141 score=0.4730892
16. DOC ID:CACM-1302 score=0.4730892
17. DOC ID:CACM-0392 score=0.4730892
18. DOC ID:CACM-2723 score=0.47197703
19. DOC ID:CACM-2114 score=0.47197703
20. DOC ID:CACM-2182 score=0.41395304
21. DOC ID:CACM-2685 score=0.40970725
22. DOC ID:CACM-2714 score=0.39114887
23. DOC ID:CACM-2896 score=0.35849383
24. DOC ID:CACM-1795 score=0.35481688
25. DOC ID:CACM-1367 score=0.35481688
26. DOC ID:CACM-1828 score=0.35481688
27. DOC ID:CACM-2700 score=0.35481688
28. DOC ID:CACM-1262 score=0.35481688
29. DOC ID:CACM-2007 score=0.3525926
30. DOC ID:CACM-0371 score=0.34904885
31. DOC ID:CACM-1158 score=0.33452457
32. DOC ID:CACM-2785 score=0.30728042
33. DOC ID:CACM-1796 score=0.29918474
34. DOC ID:CACM-2952 score=0.29568073
35. DOC ID:CACM-2895 score=0.292709
36. DOC ID:CACM-1811 score=0.2897068
37. DOC ID:CACM-0270 score=0.28207406
38. DOC ID:CACM-1342 score=0.28207406
39. DOC ID:CACM-1952 score=0.28207406
40. DOC ID:CACM-1660 score=0.28207406
41. DOC ID:CACM-0804 score=0.28207406
42. DOC ID:CACM-2325 score=0.28207406
43. DOC ID:CACM-2342 score=0.2644649
44. DOC ID:CACM-2851 score=0.2644649
45. DOC ID:CACM-3059 score=0.25606704
46. DOC ID:CACM-2865 score=0.25606704
47. DOC ID:CACM-2401 score=0.25606704
48. DOC ID:CACM-2080 score=0.2508934
49. DOC ID:CACM-3073 score=0.2508934
50. DOC ID:CACM-2417 score=0.2468148
51. DOC ID:CACM-2226 score=0.2468148
52. DOC ID:CACM-1374 score=0.2468148
53. DOC ID:CACM-2725 score=0.2468148
54. DOC ID:CACM-1851 score=0.2468148
55. DOC ID:CACM-1953 score=0.2468148
56. DOC ID:CACM-2830 score=0.2468148
57. DOC ID:CACM-1551 score=0.2442833
58. DOC ID:CACM-3044 score=0.2365446
59. DOC ID:CACM-1569 score=0.2365446
60. DOC ID:CACM-2884 score=0.23321806
61. DOC ID:CACM-2902 score=0.21591799
62. DOC ID:CACM-2950 score=0.21591799
63. DOC ID:CACM-3166 score=0.21591799
64. DOC ID:CACM-2505 score=0.21155554
65. DOC ID:CACM-2362 score=0.21155554
66. DOC ID:CACM-3061 score=0.21155554
67. DOC ID:CACM-2942 score=0.21155554
68. DOC ID:CACM-2863 score=0.21155554
69. DOC ID:CACM-2025 score=0.21155554
70. DOC ID:CACM-1658 score=0.21155554
71. DOC ID:CACM-2222 score=0.21155554
72. DOC ID:CACM-2740 score=0.20907786
73. DOC ID:CACM-2727 score=0.20697652
74. DOC ID:CACM-1200 score=0.20697652
75. DOC ID:CACM-1380 score=0.20697652
76. DOC ID:CACM-1008 score=0.20697652
77. DOC ID:CACM-1747 score=0.20485362
78. DOC ID:CACM-2175 score=0.20485362
79. DOC ID:CACM-1846 score=0.20485362
80. DOC ID:CACM-2195 score=0.20485362
81. DOC ID:CACM-2272 score=0.19945648
82. DOC ID:CACM-1873 score=0.19945648
83. DOC ID:CACM-2146 score=0.19710524
84. DOC ID:CACM-2903 score=0.19710524
85. DOC ID:CACM-2273 score=0.19710524
86. DOC ID:CACM-2283 score=0.19710524
87. DOC ID:CACM-1924 score=0.19710524
88. DOC ID:CACM-3006 score=0.19710524
89. DOC ID:CACM-2679 score=0.18321247
90. DOC ID:CACM-2997 score=0.18321247
91. DOC ID:CACM-2490 score=0.18321247
92. DOC ID:CACM-1392 score=0.18321247
93. DOC ID:CACM-1471 score=0.17740844
94. DOC ID:CACM-2376 score=0.17740844
95. DOC ID:CACM-1536 score=0.17740844
96. DOC ID:CACM-1341 score=0.17740844
97. DOC ID:CACM-3175 score=0.17740844
98. DOC ID:CACM-1960 score=0.17740844
99. DOC ID:CACM-1554 score=0.17740844
100. DOC ID:CACM-2514 score=0.17740844
</file>

<file path=q4_results.txt>parallel processor in information retrieval
Found 1529 hits.
1. DOC ID:CACM-2967 score=0.7082254
2. DOC ID:CACM-0634 score=0.5461165
3. DOC ID:CACM-2973 score=0.5330611
4. DOC ID:CACM-1811 score=0.51177335
5. DOC ID:CACM-0891 score=0.41518122
6. DOC ID:CACM-2965 score=0.40958735
7. DOC ID:CACM-2530 score=0.40958735
8. DOC ID:CACM-3168 score=0.40958735
9. DOC ID:CACM-2976 score=0.40958735
10. DOC ID:CACM-2288 score=0.40007916
11. DOC ID:CACM-1927 score=0.38666227
12. DOC ID:CACM-2278 score=0.37855646
13. DOC ID:CACM-2838 score=0.35851765
14. DOC ID:CACM-2882 score=0.35653657
15. DOC ID:CACM-1457 score=0.35578042
16. DOC ID:CACM-2140 score=0.35020137
17. DOC ID:CACM-1699 score=0.34822118
18. DOC ID:CACM-1601 score=0.34366482
19. DOC ID:CACM-3169 score=0.34132278
20. DOC ID:CACM-2516 score=0.3396688
21. DOC ID:CACM-1935 score=0.3378923
22. DOC ID:CACM-2519 score=0.32636416
23. DOC ID:CACM-3012 score=0.32482263
24. DOC ID:CACM-1681 score=0.31271085
25. DOC ID:CACM-2114 score=0.3120005
26. DOC ID:CACM-2175 score=0.30691025
27. DOC ID:CACM-1830 score=0.30682305
28. DOC ID:CACM-2865 score=0.29916105
29. DOC ID:CACM-1937 score=0.29438117
30. DOC ID:CACM-2070 score=0.28660002
31. DOC ID:CACM-0275 score=0.28660002
32. DOC ID:CACM-0651 score=0.28660002
33. DOC ID:CACM-2990 score=0.28351814
34. DOC ID:CACM-1675 score=0.27305824
35. DOC ID:CACM-2645 score=0.27148092
36. DOC ID:CACM-2723 score=0.26939452
37. DOC ID:CACM-2497 score=0.26721078
38. DOC ID:CACM-2307 score=0.2662603
39. DOC ID:CACM-1846 score=0.26329422
40. DOC ID:CACM-2455 score=0.26295358
41. DOC ID:CACM-1725 score=0.2572509
42. DOC ID:CACM-1032 score=0.25681505
43. DOC ID:CACM-2631 score=0.25681505
44. DOC ID:CACM-1959 score=0.2559755
45. DOC ID:CACM-1359 score=0.25542647
46. DOC ID:CACM-2947 score=0.2553496
47. DOC ID:CACM-1236 score=0.2507608
48. DOC ID:CACM-2711 score=0.2507608
49. DOC ID:CACM-1747 score=0.24959369
50. DOC ID:CACM-1613 score=0.24941622
51. DOC ID:CACM-0292 score=0.24565716
52. DOC ID:CACM-0239 score=0.24565716
53. DOC ID:CACM-1831 score=0.24565716
54. DOC ID:CACM-2532 score=0.24565716
55. DOC ID:CACM-2561 score=0.24531764
56. DOC ID:CACM-2493 score=0.23892593
57. DOC ID:CACM-2032 score=0.23892593
58. DOC ID:CACM-1960 score=0.23832633
59. DOC ID:CACM-2575 score=0.23623443
60. DOC ID:CACM-1976 score=0.23291053
61. DOC ID:CACM-2714 score=0.2318515
62. DOC ID:CACM-2846 score=0.23022163
63. DOC ID:CACM-1788 score=0.22707391
64. DOC ID:CACM-3134 score=0.22261603
65. DOC ID:CACM-2896 score=0.22205634
66. DOC ID:CACM-2160 score=0.22039233
67. DOC ID:CACM-1367 score=0.21977878
68. DOC ID:CACM-2795 score=0.21719776
69. DOC ID:CACM-1711 score=0.21719776
70. DOC ID:CACM-1262 score=0.21610773
71. DOC ID:CACM-0440 score=0.20856614
72. DOC ID:CACM-1652 score=0.20711954
73. DOC ID:CACM-1514 score=0.20635842
74. DOC ID:CACM-1828 score=0.20607825
75. DOC ID:CACM-2141 score=0.20479368
76. DOC ID:CACM-2543 score=0.20479368
77. DOC ID:CACM-2552 score=0.2047143
78. DOC ID:CACM-2781 score=0.2047143
79. DOC ID:CACM-2412 score=0.2047143
80. DOC ID:CACM-1456 score=0.20312296
81. DOC ID:CACM-2623 score=0.20312296
82. DOC ID:CACM-2484 score=0.202765
83. DOC ID:CACM-3135 score=0.20197439
84. DOC ID:CACM-2451 score=0.20110689
85. DOC ID:CACM-2722 score=0.19743586
86. DOC ID:CACM-2377 score=0.19457446
87. DOC ID:CACM-1108 score=0.19457446
88. DOC ID:CACM-0406 score=0.19209304
89. DOC ID:CACM-1527 score=0.1893306
90. DOC ID:CACM-2991 score=0.18778704
91. DOC ID:CACM-1680 score=0.18740638
92. DOC ID:CACM-1194 score=0.18609634
93. DOC ID:CACM-3075 score=0.18597947
94. DOC ID:CACM-1742 score=0.18540506
95. DOC ID:CACM-1530 score=0.18354164
96. DOC ID:CACM-2388 score=0.18319824
97. DOC ID:CACM-2746 score=0.18319824
98. DOC ID:CACM-2650 score=0.18319824
99. DOC ID:CACM-2895 score=0.18130824
100. DOC ID:CACM-3156 score=0.18030451
</file>

<file path=term-frequency.txt>the                           11033
of                             9210
a                              6523
and                            4607
to                             3790
is                             3728
in                             3478
ca                             3205
cacm                           3204
for                            3177
jb                             3021
pm                             2221
are                            1988
march                          1831
algorithm                      1621
an                             1402
on                             1272
system                         1239
by                             1236
computer                       1217
be                             1201
which                          1184
this                           1166
with                           1129
that                           1097
february                       1011
am                              987
as                              961
data                            950
january                         934
j                               911
s                               862
program                         843
programming                     790
r                               786
time                            783
language                        774
method                          722
it                              719
systems                         707
m                               619
can                             594
d                               552
from                            535
problem                         524
may                             521
paper                           515
storage                         500
information                     500
or                              499
h                               491
c                               489
g                               469
number                          466
e                               463
analysis                        460
described                       457
w                               456
programs                        444
processing                      440
n                               437
use                             435
presented                       434
given                           432
used                            420
one                             420
memory                          407
these                           404
has                             389
december                        377
algorithms                      376
at                              373
two                             369
p                               362
set                             360
l                               359
design                          355
been                            354
b                               348
function                        343
some                            342
such                            342
problems                        330
using                           328
f                               315
i                               311
discussed                       311
have                            310
august                          309
k                               306
structure                       305
june                            304
april                           302
not                             301
july                            300
languages                       296
methods                         289
its                             286
model                           285
november                        278
matrix                          272
functions                       272
general                         272
control                         271
new                             269
file                            268
october                         267
t                               266
each                            266
technique                       266
machine                         265
list                            262
results                         261
other                           260
techniques                      258
also                            258
september                       252
linear                          245
retrieval                       244
error                           243
solution                        243
into                            236
shown                           233
more                            231
simulation                      230
all                             224
equations                       222
than                            219
input                           218
based                           217
search                          217
procedure                       216
structures                      215
performance                     214
fortran                         213
between                         211
any                             208
allocation                      207
operating                       207
large                           206
code                            201
implementation                  199
automatic                       196
algol                           196
simple                          196
computing                       195
user                            191
both                            188
numerical                       188
several                         186
procedures                      185
was                             183
order                           181
their                           180
first                           179
process                         178
when                            178
level                           177
random                          177
tree                            177
compiler                        175
decision                        175
only                            174
sharing                         173
standard                        173
computers                       173
many                            172
developed                       170
but                             167
proposed                        167
point                           164
scheduling                      162
efficient                       159
arithmetic                      158
space                           157
real                            157
integration                     156
digital                         154
operations                      153
evaluation                      153
binary                          153
certain                         152
will                            151
output                          151
table                           150
computation                     149
management                      149
distribution                    149
complex                         148
most                            148
form                            148
line                            147
parallel                        147
three                           146
tables                          144
application                     144
network                         144
well                            143
then                            141
variables                       141
optimal                         140
science                         139
software                        139
made                            138
required                        137
applications                    136
if                              135
sorting                         135
basic                           132
possible                        132
processes                       131
display                         131
graph                           130
approach                        130
representation                  129
o                               128
x                               128
organization                    128
jr                              128
over                            127
series                          127
trees                           127
theory                          126
various                         125
access                          125
dh                              125
values                          125
development                     124
cost                            123
scheme                          123
execution                       122
free                            122
size                            121
particular                      121
manipulation                    121
purpose                         121
considered                      120
ibm                             120
polynomial                      119
context                         119
paging                          119
test                            118
generation                      118
were                            118
dynamic                         117
value                           117
matrices                        117
syntax                          116
examples                        116
rules                           115
how                             115
errors                          115
processor                       114
pattern                         114
key                             112
type                            112
small                           111
case                            110
terms                           110
numbers                         110
high                            109
text                            108
grammar                         107
under                           107
multiprogramming                107
v                               106
applied                         106
special                         106
defined                         106
models                          106
where                           106
part                            105
expressions                     105
different                       104
very                            104
features                        103
types                           103
quadrature                      103
they                            102
study                           102
mathematical                    102
class                           102
communication                   101
approximation                   101
hardware                        101
differential                    101
optimization                    101
conditions                      100
means                           100
computational                    99
through                          99
length                           98
searching                        98
example                          98
research                         98
must                             97
no                               97
multiple                         97
description                      97
obtained                         97
virtual                          97
describes                        96
so                               96
properties                       96
statements                       96
equation                         96
within                           95
variable                         95
work                             94
formal                           94
string                           94
designed                         94
networks                         93
there                            93
available                        93
least                            93
interactive                      92
education                        92
grammars                         92
efficiency                       91
characteristics                  91
base                             91
present                          90
character                        90
second                           89
files                            89
comparison                       89
those                            89
common                           88
we                               87
report                           87
requirements                     87
implemented                      87
fast                             87
without                          87
natural                          86
provides                         86
written                          86
called                           86
flow                             86
important                        86
polynomials                      85
provide                          85
environment                      85
known                            85
integral                         85
parsing                          84
normal                           84
working                          83
generator                        83
strings                          83
state                            83
operation                        83
definition                       83
rule                             83
algebraic                        83
single                           82
users                            82
way                              82
same                             82
out                              82
fourier                          82
practical                        81
independent                      81
compared                         81
reference                        81
note                             81
graphics                         80
transformation                   80
recognition                      80
up                               80
speed                            80
complexity                       79
points                           79
about                            79
oriented                         79
experimental                     79
sequence                         78
generating                       78
sets                             78
uses                             78
parameters                       78
minimum                          77
coding                           77
cobol                            77
necessary                        77
behavior                         77
dimensional                      77
page                             76
instruction                      76
collection                       75
structured                       75
complete                         75
conversion                       75
extension                        73
concept                          73
allows                           73
symbolic                         73
presents                         73
fixed                            72
main                             72
requires                         72
best                             72
derived                          71
solving                          71
recursive                        71
do                               71
experiments                      71
useful                           71
disk                             71
resource                         71
source                           71
tape                             71
compilers                        71
construction                     70
similar                          70
found                            70
y                                69
need                             69
area                             69
significant                      69
words                            69
direct                           69
bit                              69
proof                            69
curve                            69
hash                             69
syntactic                        69
correctness                      69
logical                          69
lisp                             69
average                          68
translation                      68
associated                       68
programmer                       68
finite                           68
word                             67
statistical                      67
being                            67
provided                         66
object                           66
store                            66
debugging                        66
basis                            65
calculation                      65
block                            65
fit                              65
elements                         65
specification                    65
protection                       65
however                          65
finding                          64
included                         64
solutions                        64
during                           64
since                            64
addressing                       64
here                             64
squares                          64
coefficients                     64
array                            64
precision                        64
processors                       64
event                            63
security                         63
addition                         63
university                       63
major                            63
database                         63
core                             63
surface                          63
much                             62
them                             62
should                           62
precedence                       62
logic                            62
floating                         62
partial                          62
machines                         62
formulas                         62
further                          61
concepts                         61
symmetric                        61
statement                        61
result                           61
record                           61
conventional                     61
picture                          61
four                             61
limited                          61
index                            61
generated                        60
interpolation                    60
address                          60
division                         60
expression                       60
minimal                          60
codes                            60
because                          60
z                                59
characters                       59
pl                               59
including                        59
nonlinear                        59
garbage                          59
log                              59
cases                            59
sequential                       58
rather                           58
while                            58
although                         58
another                          58
ii                               58
image                            58
suggested                        58
square                           58
terminal                         58
relative                         57
among                            57
criteria                         57
field                            57
modified                         57
exponential                      57
upon                             57
variety                          57
less                             57
permutations                     57
often                            57
total                            57
lists                            57
aspects                          57
reduction                        57
times                            56
discussion                       56
sort                             56
gamma                            56
analyzed                         56
ordinary                         56
include                          56
probability                      56
records                          56
semantics                        56
inversion                        56
accuracy                         55
heuristic                        55
arbitrary                        55
proving                          55
roots                            55
additional                       55
acm                              55
relations                        55
fitting                          55
integer                          54
objects                          54
permits                          54
boolean                          54
boundary                         54
selection                        54
blocks                           54
entry                            54
specific                         54
generalized                      54
either                           54
american                         53
specified                        53
question                         53
thus                             53
future                           53
optimum                          53
matching                         53
capabilities                     53
initial                          53
symbol                           53
graphical                        52
his                              52
degree                           52
does                             52
distributed                      52
examined                         52
semantic                         52
instructions                     52
testing                          52
facilities                       52
stored                           52
hashing                          52
assignment                       51
directed                         51
extended                         51
prime                            51
even                             51
lines                            51
arrays                           51
english                          51
detection                        51
advantages                       50
bound                            50
editing                          50
amount                           50
make                             50
query                            50
run                              50
levels                           50
permutation                      50
whose                            50
current                          50
classes                          50
translator                       49
course                           49
effect                           49
factors                          49
format                           49
measurement                      49
produce                          49
curriculum                       49
introduced                       49
graphs                           49
student                          49
recursion                        48
applicable                       48
finally                          48
expected                         48
chebyshev                        48
related                          48
graphic                          48
transform                        48
patterns                         48
handling                         48
existing                         48
range                            48
usage                            48
what                             48
power                            48
verification                     47
elementary                       47
path                             47
step                             47
items                            47
interval                         47
years                            47
suitable                         47
require                          47
subroutines                      47
man                              47
notation                         46
devices                          46
easy                             46
whether                          46
nodes                            46
utilization                      46
effective                        46
business                         46
read                             46
integrals                        46
smith                            46
elimination                      46
off                              46
mathematics                      45
transformations                  45
eigenvalues                      45
symbols                          45
monitor                          45
performed                        45
technology                       45
events                           45
algebra                          45
human                            45
needed                           45
easily                           45
demand                           45
like                             45
subject                          45
changes                          45
choice                           45
root                             45
contour                          45
consists                         45
writing                          45
correction                       45
determine                        45
ordering                         45
detail                           44
variance                         44
newton                           44
scale                            44
shared                           44
constraints                      44
determining                      44
bits                             44
would                            44
formula                          44
experience                       44
allow                            44
corresponding                    43
full                             43
mean                             43
discrete                         43
feature                          43
inverse                          43
detailed                         43
illustrated                      43
correct                          43
theorem                          43
drum                             42
segmentation                     42
project                          42
mechanisms                       42
routine                          42
generators                       42
learning                         42
device                           42
represented                      42
find                             42
interest                         42
alternative                      42
involving                        42
group                            42
per                              42
aid                              42
improved                         42
task                             42
low                              42
discusses                        42
components                       41
remote                           41
routines                         41
iterative                        41
planning                         41
non                              41
decimal                          41
higher                           41
thacher                          41
assembly                         40
includes                         40
relation                         40
empirical                        40
approximations                   40
percent                          40
quadratic                        40
frequency                        40
improvement                      40
five                             40
sufficient                       40
compilation                      40
production                       40
replacement                      40
communications                   40
half                             40
show                             40
courses                          40
operators                        40
standards                        40
internal                         40
directly                         39
artificial                       39
iv                               39
previous                         39
proved                           39
orthogonal                       39
architecture                     39
service                          39
iteration                        39
survey                           39
methodology                      39
local                            39
constructed                      39
facility                         39
u                                38
areas                            38
appropriate                      38
engineering                      38
property                         38
activity                         38
ordered                          38
modeling                         38
strategy                         38
makes                            38
functional                       38
distributions                    38
tests                            38
computations                     38
students                         38
abstract                         38
theoretical                      38
committee                        38
sequences                        38
forms                            38
rate                             38
recent                           38
automatically                    38
original                         38
parser                           37
iii                              37
questions                        37
interaction                      37
usually                          37
central                          37
keys                             37
itself                           37
costs                            37
mode                             37
factor                           37
effects                          37
command                          37
interchange                      36
intelligence                     36
hierarchy                        36
give                             36
perform                          36
stage                            36
together                         36
evaluating                       36
modification                     36
respect                          36
spline                           36
differences                      36
adaptive                         36
describe                         36
tasks                            36
produced                         36
positive                         36
emphasis                         36
utility                          36
estimates                        35
batch                            35
steps                            35
transfer                         35
statistics                       35
outlined                         35
bounds                           35
subset                           35
difficult                        35
briefly                          35
uniform                          35
center                           35
obtain                           35
merge                            35
after                            35
specifications                   35
transmission                     35
running                          35
node                             35
combinatorial                    35
professional                     35
sentences                        35
constant                         35
map                              35
version                          35
job                              34
making                           34
better                           34
containing                       34
response                         34
pass                             34
teaching                         34
few                              34
before                           34
corrigendum                      34
cpu                              34
zeros                            34
sizes                            34
resources                        34
buddy                            34
graduate                         34
toward                           34
gaussian                         34
manner                           34
scatter                          34
coded                            34
minimization                     34
particularly                     34
could                            34
macro                            34
documentation                    34
constructing                     33
comments                         33
controlled                       33
physical                         33
effectiveness                    33
long                             33
term                             33
combinations                     33
solve                            33
nature                           33
involved                         33
advantage                        33
hierarchical                     33
simultaneous                     33
estimate                         33
resulting                        33
sum                              33
programmed                       33
good                             33
difference                       33
mechanism                        33
game                             33
activities                       33
rational                         33
relatively                       33
insertion                        33
buffer                           33
shows                            33
material                         33
powerful                         33
pictures                         32
equivalent                       32
indicate                         32
published                        32
decomposition                    32
effort                           32
deadlock                         32
parameter                        32
following                        32
online                           32
expressed                        32
studies                          32
indexing                         32
social                           32
recently                         32
balanced                         32
bounded                          32
fact                             32
highly                           32
register                         32
determinant                      32
approximate                      31
parts                            31
tested                           31
primary                          31
subroutine                       31
round                            31
determination                    31
having                           31
checking                         31
content                          31
relationship                     31
policy                           31
history                          31
synchronization                  31
reduced                          31
right                            31
proofs                           31
generalization                   31
poin                             31
computed                         31
employed                         31
implications                     31
organizations                    31
maintenance                      31
kind                             31
queueing                         30
composition                      30
every                            30
combination                      30
identified                       30
routing                          30
sample                           30
location                         30
issues                           30
taken                            30
frequently                       30
generate                         30
increase                         30
achieved                         30
typical                          30
multiplication                   30
individual                       30
answering                        29
combined                         29
associative                      29
sense                            29
wave                             29
compute                          29
actual                           29
db                               29
termination                      29
critical                         29
providing                        29
secondary                        29
encoding                         29
approaches                       29
message                          29
next                             29
multiprocessing                  29
library                          29
attempt                          29
document                         29
diagnostic                       29
derivatives                      29
generally                        29
ability                          29
multi                            29
scan                             29
introduction                     29
ideas                            29
capability                       28
regions                          28
automated                        28
connected                        28
against                          28
induction                        28
ways                             28
previously                       28
package                          28
convergence                      28
potential                        28
superior                         28
requirement                      28
rapid                            28
reduce                           28
change                           28
end                              28
achieve                          28
driven                           28
handle                           28
equipment                        28
unit                             28
link                             28
digit                            28
permit                           28
reliability                      28
partitioning                     28
relational                       28
aided                            28
final                            28
exact                            28
automata                         28
product                          28
compiling                        28
hand                             28
hidden                           28
conditional                      28
wide                             28
take                             28
characteristic                   28
states                           28
condition                        28
regular                          28
self                             28
restricted                       27
requests                         27
down                             27
greater                          27
little                           27
continuous                       27
programmers                      27
comparisons                      27
request                          27
gives                            27
eft                              27
jobs                             27
concurrent                       27
view                             27
national                         27
knowledge                        27
efficiently                      27
quite                            27
concerning                       27
occur                            27
relationships                    27
transition                       27
integers                         26
interference                     26
scientific                       26
card                             26
calculus                         26
compression                      26
terminals                        26
define                           26
extensions                       26
established                      26
he                               26
loop                             26
lr                               26
appears                          26
analyzer                         26
fundamental                      26
bessel                           26
flexible                         26
stack                            26
abstraction                      26
primitive                        26
literature                       26
gray                             26
element                          26
support                          26
descriptions                     26
concerned                        26
partitions                       26
explicit                         26
workload                         26
analytic                         26
region                           26
illustrate                       26
studied                          26
hill                             26
identification                   26
implementing                     26
rectangular                      26
desired                          26
third                            26
external                         26
segments                         26
along                            26
minimizing                       26
section                          26
larger                           25
actions                          25
relating                         25
circuit                          25
component                        25
stability                        25
references                       25
operator                         25
maximum                          25
suggests                         25
understanding                    25
closed                           25
public                           25
framework                        25
ratio                            25
recommendations                  25
assumed                          25
spanning                         25
cannot                           25
density                          25
obtaining                        25
mutual                           25
universities                     25
runs                             25
vector                           25
equal                            25
starting                         25
definitions                      25
increased                        25
our                              25
magnetic                         25
pseudo                           25
fragmentation                    25
calculations                     24
regression                       24
simultaneously                   24
linked                           24
ease                             24
done                             24
ph                               24
comment                          24
intended                         24
redundancy                       24
contains                         24
etc                              24
derivation                       24
details                          24
switching                        24
plotting                         24
determined                       24
authors                          24
representations                  24
write                            24
sentence                         24
due                              24
top                              24
serial                           24
reviewed                         24
involves                         24
multiprogrammed                  24
structural                       24
above                            24
brief                            24
added                            24
clustering                       24
now                              24
segment                          24
reducing                         24
improvements                     24
schemes                          24
advanced                         23
entire                           23
indicated                        23
flowcharts                       23
construct                        23
loops                            23
therefore                        23
linguistics                      23
complement                       23
continued                        23
es                               23
edges                            23
item                             23
commands                         23
executed                         23
importance                       23
analytical                       23
attribute                        23
maps                             23
who                              23
near                             23
increasing                       23
resolution                       23
operational                      23
shift                            23
divided                          23
priority                         23
philosophy                       23
tridiagonal                      23
describing                       23
simpson                          23
knuth                            23
government                       23
faster                           23
phase                            23
account                          23
separate                         23
compact                          23
laboratory                       23
ones                             23
operate                          23
groups                           23
examination                      23
global                           23
undergraduate                    23
overall                          23
family                           23
chosen                           23
developments                     23
classification                   23
q                                22
completely                       22
minimize                         22
desirable                        22
zero                             22
demonstrated                     22
earlier                          22
raster                           22
parse                            22
had                              22
music                            22
solved                           22
optimizing                       22
fields                           22
extensive                        22
plane                            22
assertions                       22
open                             22
mechanical                       22
almost                           22
relevant                         22
traffic                          22
via                              22
dependent                        22
eigenvectors                     22
measurements                     22
recurrence                       22
cdc                              22
principal                        22
converting                       22
principle                        22
interpretation                   22
selected                         22
principles                       22
floyd                            22
impact                           22
splines                          22
lower                            22
preparation                      22
sampling                         22
successive                       22
recovery                         22
situations                       22
configuration                    22
gauss                            22
monte                            22
drawn                            22
plus                             22
images                           22
nested                           22
structuring                      22
standardization                  22
currently                        21
weighted                         21
accurate                         21
edge                             21
reliable                         21
quicksort                        21
facilitate                       21
school                           21
proper                           21
console                          21
vertices                         21
placed                           21
polyphase                        21
elliptic                         21
updating                         21
shortest                         21
meaning                          21
privacy                          21
estimation                       21
according                        21
slow                             21
sparse                           21
inference                        21
row                              21
probabilities                    21
early                            21
performing                       21
executive                        21
name                             21
overhead                         21
cycle                            21
upper                            21
representing                     21
essential                        21
inverted                         21
flexibility                      21
modules                          21
vectors                          21
proposal                         21
units                            21
existence                        21
match                            21
incomplete                       21
technical                        21
analyzing                        20
accesses                         20
simplex                          20
romberg                          20
meta                             20
requiring                        20
call                             20
represent                        20
usual                            20
divisor                          20
simplification                   20
decisions                        20
attention                        20
evaluated                        20
limitations                      20
reported                         20
built                            20
defining                         20
interface                        20
capable                          20
synthesis                        20
mixed                            20
definite                         20
flowchart                        20
portion                          20
curves                           20
formac                           20
explained                        20
approximately                    20
radix                            20
topological                      20
commonly                         20
extent                           20
intersection                     20
selecting                        20
markov                           20
become                           20
considerations                   20
seems                            20
deterministic                    20
created                          20
snobol                           20
multiprocessor                   20
measure                          20
diagrams                         20
storing                          20
queries                          20
remarks                          20
preliminary                      20
environments                     20
merging                          20
own                              20
carlo                            20
primarily                        20
evidence                         20
always                           20
digits                           20
stable                           20
educational                      20
employment                       20
dijkstra                         20
especially                       19
drive                            19
reconstruction                   19
intervals                        19
electronic                       19
circuits                         19
surfaces                         19
primitives                       19
ts                               19
consideration                    19
lead                             19
far                              19
schedule                         19
deletion                         19
serve                            19
terminology                      19
reports                          19
dual                             19
constructs                       19
author                           19
difficulties                     19
period                           19
significantly                    19
multics                          19
pages                            19
phrase                           19
date                             19
summation                        19
ray                              19
underlying                       19
tools                            19
else                             19
pdp                              19
overflow                         19
naur                             19
mapping                          19
factorization                    19
role                             19
execute                          19
braille                          19
paths                            19
objective                        19
produces                         19
specifically                     19
article                          19
auxiliary                        19
short                            19
lengths                          19
calculated                       19
exists                           19
column                           18
sensitive                        18
printed                          18
differentiation                  18
displayed                        18
restrictions                     18
sums                             18
enough                           18
simulations                      18
conjunction                      18
memories                         18
theorems                         18
interesting                      18
modifications                    18
intermediate                     18
taylor                           18
go                               18
yet                              18
depends                          18
situation                        18
implement                        18
numeric                          18
though                           18
linkage                          18
implicit                         18
enables                          18
legal                            18
discipline                       18
wirth                            18
subsets                          18
sequencing                       18
forward                          18
contained                        18
investigation                    18
relaxation                       18
tool                             18
world                            18
head                             18
becomes                          18
others                           18
descriptive                      18
conventions                      18
improving                        18
left                             18
yields                           18
exclusion                        18
essentially                      18
abstractions                     18
height                           18
punched                          18
purposes                         18
successfully                     18
transformational                 18
increases                        18
once                             18
assumption                       18
developing                       18
simulated                        18
position                         18
academic                         18
herndon                          18
formulation                      18
kutta                            18
improve                          18
suited                           18
encountered                      18
brown                            17
telephone                        17
tutorial                         17
rates                            17
organized                        17
displays                         17
manual                           17
greatly                          17
messages                         17
noted                            17
papers                           17
needs                            17
implementations                  17
cosine                           17
pair                             17
producing                        17
contain                          17
criterion                        17
arguments                        17
already                          17
proportional                     17
able                             17
morris                           17
chaining                         17
takes                            17
van                              17
great                            17
strategies                       17
fully                            17
dictionary                       17
help                             17
algorithmic                      17
derive                           17
six                              17
rounding                         17
tapes                            17
satisfactory                     17
training                         17
normally                         17
objectives                       17
applicability                    17
parallelism                      17
aids                             17
avl                              17
progress                         17
greatest                         17
enumeration                      17
partition                        17
demonstrate                      17
parsers                          17
bank                             17
names                            17
law                              17
substitution                     17
convex                           17
copying                          17
scanning                         17
instead                          17
actually                         17
certification                    17
coulomb                          17
computationally                  17
explicitly                       16
documents                        16
stochastic                       16
medium                           16
coordinate                       16
background                       16
correspondence                   16
smaller                          16
timing                           16
integrated                       16
alternatives                     16
viewed                           16
past                             16
immediate                        16
complicated                      16
deal                             16
ij                               16
place                            16
sophisticated                    16
fourth                           16
experiment                       16
duplex                           16
arise                            16
polygon                          16
start                            16
lexical                          16
administration                   16
considerable                     16
filon                            16
services                         16
variation                        16
building                         16
usa                              16
graham                           16
accounting                       16
paged                            16
geometry                         16
equivalence                      16
summary                          16
cross                            16
might                            16
ten                              16
quality                          16
timetable                        16
develop                          16
removal                          16
denning                          16
moving                           16
overlay                          16
subexpressions                   16
heuristics                       16
difficulty                       16
restriction                      16
prove                            16
feasible                         16
hoare                            16
multidimensional                 16
nearly                           16
conclusions                      16
expansion                        16
linguistic                       16
significance                     16
monitors                         16
consecutive                      16
reorganization                   16
convenient                       16
static                           16
inductive                        16
truncation                       16
effectively                      16
status                           16
nonprocedural                    16
transforms                       16
shape                            16
configurations                   16
compatibility                    15
drawing                          15
double                           15
orders                           15
assigned                         15
interpreter                      15
appear                           15
operates                         15
communicating                    15
fault                            15
substantial                      15
incorporating                    15
bellman                          15
conceptual                       15
people                           15
legendre                         15
members                          15
combining                        15
boothroyd                        15
trace                            15
declarations                     15
george                           15
lambda                           15
action                           15
things                           15
derivative                       15
transaction                      15
geometric                        15
style                            15
formed                           15
determines                       15
queue                            15
distinct                         15
compile                          15
ambiguity                        15
nondeterministic                 15
colleges                         15
investigated                     15
last                             15
retrieving                       15
comparative                      15
policies                         15
registers                        15
eliminate                        15
poisson                          15
light                            15
allowing                         15
scope                            15
worst                            15
unique                           15
analyses                         15
economic                         15
bell                             15
interrupt                        15
connection                       15
satisfy                          15
consider                         15
interpretive                     15
clipping                         15
circular                         15
designing                        15
chain                            15
presentation                     15
goals                            15
pseudorandom                     15
sided                            15
measures                         15
cover                            15
inputs                           15
supervisor                       15
encryption                       15
sciences                         15
argument                         15
strong                           15
manipulating                     15
straightforward                  15
learn                            15
simplicity                       15
counts                           15
cell                             15
numerically                      15
simply                           15
share                            15
evolution                        14
guidelines                       14
update                           14
calls                            14
deviation                        14
incremental                      14
figure                           14
assumptions                      14
pricing                          14
offered                          14
organizing                       14
covariance                       14
classical                        14
growth                           14
variations                       14
handled                          14
addresses                        14
multilevel                       14
carried                          14
probabilistic                    14
primal                           14
extraction                       14
macros                           14
cells                            14
mask                             14
designs                          14
latency                          14
microprogramming                 14
employs                          14
projection                       14
tabular                          14
notion                           14
loading                          14
recorded                         14
savings                          14
partially                        14
changing                         14
goal                             14
secure                           14
compiled                         14
extend                           14
readers                          14
runge                            14
width                            14
maintaining                      14
summarized                       14
suggestions                      14
characterized                    14
transposition                    14
gautschi                         14
pike                             14
galler                           14
harmonic                         14
pushdown                         14
department                       14
yield                            14
overlap                          14
directory                        14
strongly                         14
precise                          14
sign                             14
moore                            14
topics                           14
accomplished                     14
inclusion                        14
plot                             14
except                           14
tensor                           14
quantities                       14
comparable                       14
editor                           14
measured                         14
curricula                        14
positions                        14
formulated                       14
implies                          14
depth                            14
vocabulary                       14
corporation                      14
subsequent                       14
directions                       14
cycles                           14
answer                           13
embedded                         13
chess                            13
conducted                        13
restructuring                    13
entries                          13
traditional                      13
society                          13
plots                            13
generates                        13
systematic                       13
calculating                      13
pairs                            13
binding                          13
idea                             13
eliminated                       13
approximating                    13
qr                               13
prepared                         13
comparing                        13
technological                    13
polygonal                        13
quotient                         13
synthetic                        13
readily                          13
represents                       13
neliac                           13
assisted                         13
day                              13
calendar                         13
assist                           13
packet                           13
hierarchies                      13
frequencies                      13
simplified                       13
layout                           13
usefulness                       13
interpreters                     13
motion                           13
logarithm                        13
necessarily                      13
monitoring                       13
keyboard                         13
packages                         13
merit                            13
received                         13
mentioned                        13
compares                         13
side                             13
perspective                      13
constants                        13
dimensions                       13
kinds                            13
consistency                      13
invariant                        13
lexicographic                    13
normalization                    13
reasons                          13
identical                        13
bottom                           13
mckay                            13
redundant                        13
skeleton                         13
miss                             13
locations                        13
semaphores                       13
today                            13
pointers                         13
utilized                         13
inherent                         13
compare                          13
united                           13
smooth                           13
axioms                           13
back                             13
capacity                         13
semi                             13
periodic                         13
availability                     13
volume                           13
successful                       13
true                             13
reverse                          13
frame                            13
correctly                        13
indicates                        12
followed                         12
examinations                     12
logarithmic                      12
infinite                         12
typewriter                       12
latter                           12
employing                        12
multivariate                     12
showing                          12
political                        12
substantially                    12
collector                        12
moreover                         12
jump                             12
look                             12
gotlieb                          12
lu                               12
loss                             12
load                             12
th                               12
turnaround                       12
revised                          12
industry                         12
cubic                            12
solid                            12
mark                             12
propagation                      12
considerably                     12
asymptotic                       12
creation                         12
estimating                       12
price                            12
angle                            12
incorporated                     12
extensible                       12
concluded                        12
encipherment                     12
satisfied                        12
contents                         12
domains                          12
avoid                            12
projections                      12
selective                        12
statistic                        12
pert                             12
accurately                       12
identify                         12
perlis                           12
residue                          12
euler                            12
reduces                          12
later                            12
clark                            12
conversational                   12
visible                          12
products                         12
writers                          12
somewhat                         12
longer                           12
diagnosis                        12
computerized                     12
sections                         12
plotter                          12
linking                          12
population                       12
modular                          12
none                             12
treatment                        12
feedback                         12
introducing                      12
bemer                            12
letters                          12
johnson                          12
occurrences                      12
still                            12
turing                           12
count                            12
channel                          12
coefficient                      12
resultant                        12
designer                         12
recommended                      12
detecting                        12
evaluate                         12
jacobi                           12
productions                      12
williams                         12
extremely                        12
widely                           12
compatible                       12
conflicts                        12
univac                           12
rectangle                        12
valuable                         12
cyclic                           12
possibly                         11
regard                           11
fewer                            11
accessed                         11
simpler                          11
suggest                          11
argued                           11
backward                         11
interpretations                  11
check                            11
separately                       11
queues                           11
occurs                           11
modes                            11
considers                        11
hence                            11
discuss                          11
processed                        11
minimized                        11
minimizes                        11
pointed                          11
spectral                         11
coordination                     11
depending                        11
economy                          11
possibility                      11
statistically                    11
exist                            11
schwartz                         11
contexts                         11
counting                         11
singleton                        11
institutions                     11
fisher                           11
attempts                         11
evans                            11
active                           11
diverse                          11
obvious                          11
comprehensive                    11
workspace                        11
authentication                   11
threaded                         11
physics                          11
examines                         11
hypothesis                       11
pertinent                        11
transcendental                   11
familiar                         11
avoiding                         11
bivariate                        11
mckeeman                         11
comm                             11
practice                         11
attitudes                        11
specialized                      11
convert                          11
measuring                        11
sufficiently                     11
feasibility                      11
roundoff                         11
collins                          11
compressed                       11
minimax                          11
leading                          11
coroutines                       11
polygons                         11
slip                             11
clenshaw                         11
lack                             11
speech                           11
vehicle                          11
ascii                            11
manipulate                       11
designers                        11
slightly                         11
backing                          11
dimension                        11
cause                            11
spelling                         11
correlation                      11
executing                        11
accepts                          11
blind                            11
triangular                       11
deals                            11
neither                          11
whole                            11
nonrecursive                     11
simulating                       11
outline                          11
independently                    11
move                             11
ambiguities                      11
caused                           11
factorial                        11
signal                           11
supervisory                      11
permitted                        11
distance                         11
arrangement                      11
observed                         11
valid                            11
interactions                     11
community                        11
typesetting                      11
similarity                       11
cellular                         11
create                           11
teractive                        11
union                            11
simplify                         11
master                           11
stated                           11
singular                         11
formalism                        11
focus                            11
allowed                          11
proposals                        11
independence                     11
conflict                         11
realized                         11
specifying                       11
mix                              11
women                            11
analyze                          10
assertion                        10
interpreted                      10
absolute                         10
assuming                         10
conway                           10
automation                       10
diagram                          10
benefits                         10
searched                         10
covering                         10
demonstrates                     10
enabling                         10
constraint                       10
treated                          10
simscript                        10
traversal                        10
never                            10
filtering                        10
him                              10
formation                        10
norms                            10
devised                          10
mainly                           10
keyword                          10
college                          10
hb                               10
compaction                       10
versus                           10
optimality                       10
urban                            10
know                             10
ambiguous                        10
applies                          10
addressed                        10
compacting                       10
trial                            10
hansen                           10
treesort                         10
barnett                          10
specify                          10
historical                       10
performs                         10
reading                          10
presently                        10
consisting                       10
facts                            10
fraction                         10
variant                          10
exhaustive                       10
impacts                          10
defines                          10
irons                            10
varying                          10
conference                       10
deductive                        10
giving                           10
atlas                            10
animation                        10
productivity                     10
entities                         10
assembler                        10
fractions                        10
failure                          10
corresponds                      10
chi                              10
review                           10
theoretic                        10
expressing                       10
permitting                       10
dealing                          10
simplifies                       10
limit                            10
chained                          10
exit                             10
dec                              10
alternate                        10
quantum                          10
held                             10
adapted                          10
understand                       10
exactly                          10
teacher                          10
indirect                         10
predicates                       10
applying                         10
overcome                         10
heat                             10
boundaries                       10
freedom                          10
located                          10
divisors                         10
manager                          10
decrease                         10
relate                           10
robinson                         10
tag                              10
prevent                          10
appendix                         10
transformed                      10
explored                         10
informal                         10
waveform                         10
furthermore                      10
remainder                        10
relph                            10
beta                             10
topology                         10
whereas                          10
economical                       10
tedious                          10
kernel                           10
resident                         10
mappings                         10
asynchronous                     10
international                    10
deducom                          10
negative                         10
formats                          10
broad                            10
unknown                          10
year                             10
entirely                         10
lattice                          10
exchange                         10
disadvantages                    10
discrimination                   10
responses                        10
devoted                          10
illustrative                     10
serves                           10
experimentation                  10
ciphers                          10
illiac                           10
separation                       10
introduces                       10
widespread                       10
clear                            10
fairly                           10
avoids                           10
led                              10
stores                           10
achieving                        10
max                              10
maintained                       10
revealed                         10
trie                             10
bayer                            10
portable                         10
bray                             10
extrapolation                    10
king                             10
balancing                        10
rejection                         9
canonical                         9
doubly                            9
adding                            9
care                              9
vary                              9
subsystems                        9
continuously                      9
consuming                         9
centers                           9
additions                         9
develops                          9
predicate                         9
fresnel                           9
funds                             9
recognized                        9
passes                            9
association                       9
translated                        9
linearly                          9
offers                            9
broadcast                         9
formalization                     9
reasoning                         9
maximal                           9
weak                              9
just                              9
notions                           9
magic                             9
coffman                           9
establishment                     9
reeves                            9
np                                9
predictive                        9
varied                            9
lp                                9
specifies                         9
serious                           9
reasonably                        9
vs                                9
reasonable                        9
tabulated                         9
multiaccess                       9
trade                             9
track                             9
logn                              9
lock                              9
versions                          9
biological                        9
subcommittee                      9
dynamically                       9
label                             9
folding                           9
identifying                       9
curtis                            9
multiplexing                      9
bobrow                            9
powers                            9
saving                            9
arcs                              9
preprocessor                      9
banks                             9
creating                          9
novel                             9
accomplish                        9
parnas                            9
nets                              9
phrases                           9
answers                           9
thereby                           9
otherwise                         9
rotation                          9
rotating                          9
concludes                         9
green                             9
panel                             9
provision                         9
adequate                          9
modern                            9
enable                            9
until                             9
regarded                          9
edp                               9
disciplines                       9
utilizing                         9
buffering                         9
wallace                           9
reader                            9
accumulators                      9
months                            9
crout                             9
market                            9
factoring                         9
imaginary                         9
rca                               9
intermittent                      9
branch                            9
thompson                          9
maintain                          9
remain                            9
indexes                           9
grown                             9
databases                         9
allocated                         9
noise                             9
eigenvalue                        9
pieces                            9
illustrates                       9
efforts                           9
overdetermined                    9
monotonic                         9
circumstances                     9
laplace                           9
planar                            9
raphson                           9
depend                            9
supported                         9
changed                           9
divide                            9
synchronizing                     9
moments                           9
gorn                              9
goto                              9
twice                             9
logically                         9
wells                             9
beginning                         9
shaw                              9
aim                               9
gain                              9
likely                            9
grammatical                       9
stages                            9
shallow                           9
lookup                            9
apl                               9
referencing                       9
simulator                         9
scientists                        9
norm                              9
slower                            9
deriving                          9
combinatorics                     9
heart                             9
deadlocks                         9
stiff                             9
growing                           9
organizational                    9
split                             9
realistic                         9
prevention                        9
disks                             9
augmented                         9
throughput                        9
perfect                           9
faculty                           9
founded                           9
band                              9
complementary                     9
jordan                            9
subprograms                       9
anomaly                           9
hirschberg                        9
locality                          9
supplied                          9
seek                              9
valued                            9
regional                          9
fishman                           9
person                            9
extra                             9
trac                              9
shading                           9
composite                         9
ideal                             9
marriage                          9
permanent                         9
opportunity                       9
signature                         9
pollack                           9
leads                             9
corrected                         9
informally                        9
weight                            9
coupled                           9
governments                       9
meet                              8
estimated                         8
binomial                          8
magnitude                         8
cycling                           8
scene                             8
subexpression                     8
teletype                          8
mesh                              8
machinery                         8
lamport                           8
declaration                       8
weber                             8
conversions                       8
contrast                          8
demands                           8
weights                           8
wait                              8
guide                             8
bairstow                          8
combines                          8
labels                            8
properly                          8
subsystem                         8
accept                            8
popular                           8
matter                            8
synthesizing                      8
choices                           8
scaling                           8
phases                            8
gries                             8
empirically                       8
validation                        8
games                             8
chemical                          8
keeping                           8
traub                             8
color                             8
chinese                           8
cooperating                       8
optical                           8
decreasing                        8
generality                        8
systematically                    8
generalize                        8
bibliography                      8
bauer                             8
indication                        8
joyce                             8
sammet                            8
build                             8
smallest                          8
concatenation                     8
wiring                            8
muller                            8
primes                            8
unusual                           8
controls                          8
hanson                            8
benefit                           8
typically                         8
timetables                        8
multiplications                   8
proven                            8
close                             8
occurrence                        8
clock                             8
prior                             8
locating                          8
copyright                         8
invariants                        8
uniformly                         8
justification                     8
letter                            8
evolved                           8
fibonacci                         8
ingerman                          8
hold                              8
regarding                         8
satisfying                        8
links                             8
packed                            8
crt                               8
forsythe                          8
module                            8
sltf                              8
adams                             8
remaining                         8
sometimes                         8
ratios                            8
banking                           8
refinement                        8
justified                         8
dot                               8
too                               8
inequalities                      8
kalaba                            8
speeds                            8
lewis                             8
undirected                        8
stationary                        8
considering                       8
indexed                           8
grows                             8
remark                            8
cauchy                            8
minicomputer                      8
stations                          8
soviet                            8
instance                          8
partitioned                       8
compromise                        8
aggregation                       8
interested                        8
interact                          8
precisely                         8
bnf                               8
pulse                             8
involve                           8
mechanics                         8
kept                              8
interlock                         8
converges                         8
quantitative                      8
plan                              8
scheduled                         8
transmit                          8
beyond                            8
feldman                           8
attempted                         8
stone                             8
transportation                    8
slagle                            8
attractive                        8
add                               8
playing                           8
composed                          8
hall                              8
perforated                        8
flowcharting                      8
art                               8
asa                               8
asymptotically                    8
treating                          8
arranged                          8
proximity                         8
attributes                        8
bernstein                         8
coordinates                       8
horner                            8
protocol                          8
nor                               8
conclusion                        8
throughout                        8
converted                         8
moment                            8
interleaved                       8
harrison                          8
bucket                            8
dynamics                          8
collisions                        8
validity                          8
transient                         8
industrial                        8
old                               8
cards                             8
operands                          8
coloring                          8
assume                            8
recursively                       8
extending                         8
collison                          8
retrieve                          8
backtrack                         8
euclidean                         8
numerous                          8
constrain                         8
identifiers                       8
select                            8
sound                             8
alphanumeric                      8
post                              8
lee                               8
bookkeeping                       8
detect                            8
around                            8
controlling                       8
mad                               8
occurring                         8
stacks                            8
axiomatic                         8
connections                       8
variates                          8
longest                           8
largest                           8
martin                            8
direction                         8
largely                           8
modulus                           8
determinants                      7
quickersort                       7
ibsys                             7
schrack                           7
increment                         7
cryptography                      7
western                           7
cathode                           7
assistance                        7
posed                             7
eight                             7
printer                           7
solids                            7
ranking                           7
contours                          7
stream                            7
subjects                          7
temporary                         7
searches                          7
collision                         7
limits                            7
subscripts                        7
body                              7
rootfinder                        7
clinical                          7
diagonal                          7
affect                            7
recognizer                        7
turn                              7
dieter                            7
rounded                           7
allocating                        7
practitioner                      7
bases                             7
choose                            7
wengert                           7
quasi                             7
grems                             7
locally                           7
tend                              7
listed                            7
pointer                           7
medicine                          7
printing                          7
reprogramming                     7
modify                            7
repetitions                       7
repeated                          7
glossary                          7
parabolic                         7
weizenbaum                        7
transpose                         7
favorably                         7
safe                              7
lynch                             7
referenced                        7
ad                                7
reentrant                         7
delay                             7
plans                             7
ln                                7
necessity                         7
backtracking                      7
completed                         7
reveal                            7
executes                          7
us                                7
front                             7
affects                           7
sp                                7
tracing                           7
theoretically                     7
xy                                7
secret                            7
comit                             7
predict                           7
arbitrarily                       7
adjust                            7
tends                             7
filing                            7
comprehension                     7
communicate                       7
california                        7
burroughs                         7
quickly                           7
representative                    7
originally                        7
humanities                        7
trapezoidal                       7
hypothetical                      7
translating                       7
nonstandard                       7
mass                              7
mechanization                     7
issue                             7
nonsingular                       7
get                               7
reflection                        7
carefully                         7
why                               7
alphabetic                        7
hamiltonian                       7
wood                              7
emulation                         7
inner                             7
demonstration                     7
rapidly                           7
purely                            7
pictorial                         7
passing                           7
von                               7
host                              7
namely                            7
elegant                           7
transactions                      7
frequent                          7
cut                               7
installations                     7
wilson                            7
clu                               7
fuller                            7
satisfies                         7
walsh                             7
salzer                            7
trapezoid                         7
assign                            7
cep                               7
cold                              7
buckets                           7
anderson                          7
straight                          7
accessing                         7
peck                              7
inability                         7
convolution                       7
simmons                           7
imposed                           7
expand                            7
ahrens                            7
marked                            7
perhaps                           7
taking                            7
exception                         7
manipulations                     7
expansions                        7
health                            7
entered                           7
joint                             7
extends                           7
overlapping                       7
grid                              7
offer                             7
singularity                       7
sembegs                           7
morgan                            7
closure                           7
outside                           7
optimized                         7
signals                           7
teach                             7
payne                             7
contribution                      7
sequentially                      7
instructional                     7
dispersion                        7
channels                          7
faults                            7
branching                         7
whenever                          7
improper                          7
absence                           7
congruential                      7
listing                           7
dial                              7
manna                             7
iterations                        7
pivoting                          7
baker                             7
dealt                             7
misspellings                      7
findings                          7
proll                             7
orientation                       7
translate                         7
force                             7
closely                           7
innovation                        7
play                              7
energy                            7
variants                          7
scheduler                         7
sieve                             7
majority                          7
projects                          7
automate                          7
exclusive                         7
exercises                         7
optimizations                     7
prescribed                        7
affix                             7
choosing                          7
integrating                       7
simulate                          7
cryptographic                     7
removed                           7
tucker                            7
transferred                       7
keep                              7
kruglyak                          7
rerooting                         7
increasingly                      7
city                              7
salton                            7
medical                           7
empty                             7
rand                              7
ross                              7
newell                            7
scanned                           7
circle                            7
below                             7
jones                             7
aperture                          7
chase                             7
chart                             7
eliza                             7
chang                             7
towards                           7
mini                              7
rotational                        7
multiplicative                    7
unnecessary                       7
proposes                          7
spatial                           7
squaring                          7
illustration                      7
themselves                        7
arising                           7
supporting                        7
mifsud                            7
publication                       7
arden                             7
tuples                            7
partly                            7
subsequence                       7
schools                           7
amounts                           7
syntactical                       7
seen                              7
presence                          7
whitman                           7
subtraction                       7
forwarding                        7
lru                               7
hull                              7
completeness                      7
resulted                          7
indices                           7
symposium                         7
accepting                         7
unlike                            7
lum                               7
wright                            7
fashion                           7
continuing                        7
spectra                           7
institute                         7
friedman                          7
wegstein                          7
mit                               7
bootstrapping                     7
password                          7
cohen                             7
degrees                           7
median                            6
termed                            6
span                              6
reached                           6
sterling                          6
filters                           6
thought                           6
analyst                           6
celestial                         6
substring                         6
loader                            6
michigan                          6
carr                              6
normalized                        6
maximize                          6
repository                        6
visual                            6
placement                         6
atoms                             6
spath                             6
malcolm                           6
ehrlich                           6
encoded                           6
equality                          6
swapping                          6
meetings                          6
walk                              6
relocation                        6
modifying                         6
convenience                       6
standardized                      6
stepwise                          6
unified                           6
displaying                        6
controller                        6
felt                              6
showed                            6
consequently                      6
microfilm                         6
white                             6
elaborate                         6
computability                     6
conveniently                      6
unconventional                    6
frames                            6
locate                            6
horizontal                        6
avoidance                         6
biomedical                        6
addendum                          6
matched                           6
matches                           6
inadequacies                      6
identifier                        6
defects                           6
learned                           6
shannon                           6
shadow                            6
mathieu                           6
switch                            6
despite                           6
preserve                          6
turns                             6
predicting                        6
detected                          6
deep                              6
favorable                         6
deck                              6
readable                          6
notes                             6
player                            6
contemporary                      6
treats                            6
transforming                      6
commercial                        6
board                             6
priorities                        6
appreciation                      6
hillmore                          6
insight                           6
ready                             6
tv                                6
transitions                       6
havie                             6
clarify                           6
rough                             6
repertoire                        6
guarantee                         6
radioisotope                      6
givens                            6
personnel                         6
indicating                        6
hermite                           6
clarification                     6
analyzes                          6
biharmonic                        6
hilbert                           6
leaves                            6
vertex                            6
fonts                             6
digitized                         6
observation                       6
agencies                          6
missing                           6
blocking                          6
sampled                           6
arises                            6
transmitting                      6
theories                          6
rewriting                         6
stand                             6
screen                            6
evaluations                       6
conte                             6
graphically                       6
arpa                              6
drives                            6
crystallography                   6
wong                              6
tradeoffs                         6
rosen                             6
exponentiation                    6
faced                             6
contiguous                        6
clocks                            6
unstable                          6
clearly                           6
restrict                          6
hamblen                           6
families                          6
periods                           6
katz                              6
vital                             6
concise                           6
reconstructed                     6
autocorrelation                   6
planned                           6
portions                          6
reason                            6
abstracting                       6
byte                              6
holt                              6
rosenfeld                         6
potentially                       6
decreases                         6
checks                            6
procedural                        6
supposed                          6
nevertheless                      6
understood                        6
cpi                               6
differing                         6
shapes                            6
reactor                           6
inexpensive                       6
remove                            6
coko                              6
signatures                        6
correlated                        6
laws                              6
requested                         6
minorities                        6
investigates                      6
polyhedral                        6
gains                             6
splitting                         6
mtpt                              6
doing                             6
maehly                            6
respects                          6
efts                              6
virtue                            6
lags                              6
stopping                          6
investigate                       6
dmm                               6
hypergeometric                    6
obtainable                        6
separable                         6
budget                            6
tlc                               6
dedicated                         6
randell                           6
swap                              6
advantageous                      6
bibliographic                     6
reciprocal                        6
generative                        6
executable                        6
express                           6
enormous                          6
reserved                          6
surprisingly                      6
kolbig                            6
writer                            6
formulations                      6
easier                            6
surveys                           6
inherently                        6
drawings                          6
counter                           6
tenance                           6
molecular                         6
accumulated                       6
carrying                          6
graspe                            6
embrace                           6
experienced                       6
parity                            6
mutually                          6
lucid                             6
harvard                           6
guarded                           6
conjugate                         6
separated                         6
wise                              6
explores                          6
creates                           6
invert                            6
stewart                           6
embedding                         6
categories                        6
cotes                             6
pff                               6
bcd                               6
finds                             6
orderings                         6
hybrid                            6
meaningful                        6
quick                             6
kuno                              6
weighting                         6
modeled                           6
naming                            6
adapting                          6
rabinowitz                        6
put                               6
cognitive                         6
calling                           6
dependence                        6
columns                           6
domain                            6
phillips                          6
waite                             6
redistricting                     6
personal                          6
howell                            6
behrenz                           6
repacking                         6
unrestricted                      6
calculate                         6
deadly                            6
net                               6
analogous                         6
enhancement                       6
apply                             6
subjected                         6
guided                            6
economically                      6
smoothing                         6
eliminating                       6
accepted                          6
fenichel                          6
attitude                          6
lowest                            6
unambiguous                       6
clique                            6
altered                           6
lexicographical                   6
merits                            6
diagnostics                       6
typed                             6
proficiency                       6
heaps                             6
analytically                      6
differ                            6
heavy                             6
phenomenon                        6
possess                           6
utilizes                          6
telescope                         6
positioning                       6
weil                              6
simulates                         6
supply                            6
neumann                           6
hundred                           6
neater                            6
company                           6
fischer                           6
continue                          6
accomplishing                     6
troduced                          6
consoles                          6
economics                         6
lag                               6
hennion                           6
consist                           6
randomly                          6
subgraph                          6
alone                             6
waiting                           6
assemblers                        6
seem                              6
architectures                     6
arrangements                      6
implicants                        6
marking                           6
utilize                           6
suffice                           6
cache                             6
quadric                           6
rutishauser                       6
lie                               6
interfaces                        6
balance                           6
consequence                       6
correcting                        6
gregory                           6
reporting                         6
reactions                         6
habermann                         6
reclamation                       6
metric                            6
trends                            6
packets                           6
wegbreit                          6
composing                         6
transitive                        6
quasilinearization                6
subtree                           6
possibilities                     6
experimentally                    5
inefficient                       5
entity                            5
errata                            5
preferred                         5
halstead                          5
neural                            5
noiseless                         5
consequences                      5
eigen                             5
publicly                          5
muse                              5
reviews                           5
watson                            5
discussing                        5
expensive                         5
localities                        5
ipl                               5
cars                              5
automating                        5
repetitive                        5
transmitted                       5
verbal                            5
caps                              5
brother                           5
finishing                         5
concerns                          5
adjacent                          5
symmetry                          5
repetition                        5
hutchinson                        5
keywords                          5
terrain                           5
spherical                         5
multiset                          5
skill                             5
netflow                           5
regenerative                      5
imperative                        5
opportunities                     5
twelve                            5
tailored                          5
predicted                         5
bezout                            5
recording                         5
addressable                       5
confidential                      5
motivation                        5
reynolds                          5
microsentences                    5
voice                             5
dunham                            5
incorporation                     5
introductory                      5
aspect                            5
spectrum                          5
tracks                            5
samelson                          5
mapped                            5
facilitates                       5
simplifying                       5
practically                       5
onto                              5
horowitz                          5
unitary                           5
paul                              5
solves                            5
translations                      5
responsibility                    5
exits                             5
secant                            5
referred                          5
conventionally                    5
honeywell                         5
critically                        5
totally                           5
shifts                            5
acceptance                        5
retrieved                         5
interrupts                        5
kagiwada                          5
river                             5
isolated                          5
randomizing                       5
gs                                5
excellent                         5
de                                5
transfers                         5
hyperplane                        5
phenomena                         5
passwords                         5
cray                              5
prediction                        5
al                                5
adjacency                         5
newly                             5
concurrently                      5
ll                                5
collected                         5
mu                                5
deletions                         5
inf                               5
resolved                          5
cooperation                       5
ill                               5
piecewise                         5
piessens                          5
inspection                        5
outlines                          5
handles                           5
examine                           5
ferguson                          5
delta                             5
rotations                         5
removing                          5
proprietary                       5
translators                       5
nielsen                           5
multistep                         5
conversation                      5
foundation                        5
checkpoint                        5
cipher                            5
fap                               5
solomon                           5
microcomputer                     5
indeed                            5
labeling                          5
tenex                             5
perturbation                      5
forming                           5
chairman                          5
lampson                           5
equally                           5
places                            5
erf                               5
administrative                    5
appointment                       5
strict                            5
formatting                        5
options                           5
psychological                     5
contingency                       5
constrained                       5
former                            5
downhill                          5
ring                              5
staff                             5
rise                              5
deciding                          5
accessible                        5
print                             5
associate                         5
interconnections                  5
saturation                        5
fraser                            5
applicative                       5
salesman                          5
photographs                       5
bratley                           5
correspond                        5
establish                         5
emphasized                        5
alcor                             5
characterize                      5
ever                              5
rosin                             5
fix                               5
activation                        5
rice                              5
asymmetric                        5
adequacy                          5
extract                           5
witzgall                          5
allowable                         5
codd                              5
miller                            5
preferable                        5
decreased                         5
hough                             5
cooper                            5
arrive                            5
verifying                         5
registration                      5
weinberg                          5
cope                              5
copy                              5
conceptually                      5
lifetime                          5
come                              5
chargeout                         5
hierarchically                    5
diophantine                       5
traveling                         5
chu                               5
careful                           5
consisted                         5
meeting                           5
entropy                           5
concurrency                       5
adjustment                        5
appearing                         5
participation                     5
assumes                           5
confinement                       5
illustrations                     5
bartels                           5
propose                           5
subgoal                           5
flows                             5
shifting                          5
readability                       5
rounds                            5
departments                       5
origin                            5
maniac                            5
cluster                           5
petrov                            5
holding                           5
debug                             5
tone                              5
ambit                             5
grau                              5
axis                              5
liability                         5
trivial                           5
exceeds                           5
clusters                          5
lies                              5
rrp                               5
inadequate                        5
tory                              5
simoes                            5
optimizer                         5
police                            5
attained                          5
explain                           5
accumulation                      5
rubinoff                          5
alpha                             5
see                               5
concern                           5
branches                          5
submitted                         5
suitably                          5
scott                             5
experiences                       5
attached                          5
pointing                          5
slr                               5
ethernet                          5
preassigned                       5
piece                             5
arriving                          5
batson                            5
philco                            5
dilogarithm                       5
cyphers                           5
claim                             5
costly                            5
tab                               5
sphere                            5
probe                             5
rely                              5
wish                              5
multiprogram                      5
ledgard                           5
planes                            5
distinguish                       5
streams                           5
shellsort                         5
segmented                         5
bad                               5
priori                            5
deviates                          5
gained                            5
enter                             5
scanners                          5
octal                             5
consistent                        5
wagner                            5
leavenworth                       5
sought                            5
electron                          5
manipulated                       5
whereby                           5
behind                            5
humans                            5
rosary                            5
cai                               5
togram                            5
coverage                          5
welch                             5
barrett                           5
obstacles                         5
assignments                       5
unreliable                        5
factual                           5
introduce                         5
comprehend                        5
residual                          5
raise                             5
ramamoorthy                       5
goldstein                         5
aed                               5
biochemical                       5
spent                             5
kernels                           5
hard                              5
peterson                          5
madcap                            5
repeat                            5
definitional                      5
analogy                           5
ary                               5
asp                               5
thomas                            5
semaphore                         5
syntactically                     5
farkas                            5
supervisors                       5
rings                             5
deutsch                           5
attempting                        5
kahan                             5
assigning                         5
realization                       5
texture                           5
inquiry                           5
cumulative                        5
classic                           5
efficiencies                      5
hankel                            5
moved                             5
assessment                        5
acquisition                       5
marks                             5
nelson                            5
corneil                           5
basically                         5
curvilinear                       5
accordance                        5
nth                               5
typing                            5
bubble                            5
escape                            5
roberts                           5
regulation                        5
simulators                        5
tactile                           5
minutes                           5
pole                              5
sale                              5
telephones                        5
operand                           5
roughly                           5
edited                            5
integrity                         5
nolan                             5
austing                           5
sangren                           5
rodriguez                         5
overview                          5
minor                             5
tube                              5
classified                        5
instrumentation                   5
knight                            5
tracking                          5
skills                            5
covered                           5
gradient                          5
workers                           5
earley                            5
encourages                        5
minit                             5
refer                             5
interprocess                      5
ensure                            5
gentleman                         5
economies                         5
improves                          5
carry                             5
trigonometric                     5
howard                            5
tradeoff                          5
semiautomatic                     5
readout                           5
hunt                              5
rigorous                          5
schedulers                        5
decoding                          5
generalizations                   5
continuity                        5
microprogram                      5
numbered                          5
geometrical                       5
distinguished                     5
microprogrammed                   5
let                               5
quantiles                         5
poor                              5
petri                             5
hospital                          5
financial                         5
forces                            5
acceptable                        5
trip                              5
analog                            5
county                            5
browne                            5
shapiro                           5
anomalous                         5
moses                             5
fletcher                          5
employ                            5
discovered                        5
preprocessing                     5
meyer                             5
grading                           5
success                           5
intentional                       5
reactive                          5
spaces                            5
davis                             5
profession                        4
arpanet                           4
materials                         4
relies                            4
globally                          4
outputs                           4
automaton                         4
slater                            4
isam                              4
updated                           4
assessed                          4
anyone                            4
tolerance                         4
exploits                          4
deviate                           4
loosely                           4
taulbee                           4
manufacturing                     4
mesa                              4
ullman                            4
baecker                           4
advance                           4
navier                            4
candidates                        4
multiuser                         4
interrupted                       4
circularity                       4
stanford                          4
subscripting                      4
accelerating                      4
sources                           4
sherman                           4
unnecessarily                     4
visit                             4
discovery                         4
decompose                         4
nondirected                       4
stein                             4
laboratories                      4
interrelationships                4
integrator                        4
subdivided                        4
nine                              4
alphabet                          4
delivery                          4
derivations                       4
thin                              4
swept                             4
induced                           4
adequately                        4
administrators                    4
constitute                        4
ansi                              4
brain                             4
probes                            4
mixture                           4
freeman                           4
interrogation                     4
stringsort                        4
incorrectness                     4
newbasic                          4
assigns                           4
capacities                        4
infinity                          4
severe                            4
prototype                         4
wishes                            4
traced                            4
compressing                       4
translates                        4
warm                              4
merely                            4
office                            4
naturally                         4
steep                             4
steel                             4
pascal                            4
equilibration                     4
ascending                         4
chamber                           4
connectivity                      4
sublanguage                       4
granted                           4
sites                             4
welsch                            4
approaching                       4
lance                             4
establishing                      4
tracker                           4
studying                          4
preserving                        4
conceived                         4
marsaglia                         4
shedler                           4
solver                            4
emulator                          4
environmental                     4
customer                          4
exhibit                           4
week                              4
proportion                        4
interconnected                    4
localization                      4
optimize                          4
sorted                            4
unifying                          4
transport                         4
sitar                             4
photocomposition                  4
contribute                        4
evaluates                         4
reversible                        4
gws                               4
syminv                            4
russell                           4
orderly                           4
solely                            4
simula                            4
gedanken                          4
invocation                        4
gill                              4
mayoh                             4
eliminates                        4
played                            4
boland                            4
promising                         4
mills                             4
texts                             4
varies                            4
utilizers                         4
parametric                        4
pseudochaining                    4
interpolating                     4
hu                                4
interarrival                      4
agenda                            4
knop                              4
wulf                              4
overlays                          4
subproblems                       4
pure                              4
vi                                4
brought                           4
sd                                4
qualitative                       4
paid                              4
walker                            4
protected                         4
ternal                            4
zm                                4
nearest                           4
einarsson                         4
inline                            4
chandy                            4
regulations                       4
spoken                            4
beale                             4
tried                             4
montanari                         4
fabry                             4
mail                              4
greenspan                         4
scans                             4
notations                         4
golub                             4
alphabets                         4
luccio                            4
huskey                            4
recovering                        4
consumers                         4
societies                         4
contention                        4
gomory                            4
nadler                            4
expanded                          4
cyclical                          4
hexadecimal                       4
formalized                        4
relevance                         4
purdue                            4
reflected                         4
extracting                        4
repeatedly                        4
dennis                            4
explains                          4
forecast                          4
again                             4
covers                            4
maly                              4
casual                            4
vmin                              4
bosworth                          4
chief                             4
instabilities                     4
alignment                         4
waldinger                         4
inch                              4
trouble                           4
accommodate                       4
prover                            4
transparency                      4
anticipated                       4
wheeling                          4
reflecting                        4
arrival                           4
guarantees                        4
guaranteed                        4
moler                             4
influence                         4
protect                           4
radioisotopes                     4
radical                           4
filed                             4
remains                           4
rosenbrock                        4
remotely                          4
ritz                              4
multipliers                       4
proceeding                        4
faces                             4
charges                           4
passive                           4
capacitated                       4
views                             4
fox                               4
convergent                        4
richardson                        4
acyclic                           4
proportions                       4
incorporates                      4
grant                             4
returns                           4
dialect                           4
heavily                           4
fine                              4
gordon                            4
textbook                          4
szymanski                         4
warshall                          4
wider                             4
respond                           4
hitchcock                         4
randomness                        4
auto                              4
heading                           4
emphasizing                       4
algem                             4
hole                              4
fosdick                           4
intense                           4
census                            4
subplots                          4
graeffe                           4
explore                           4
clp                               4
individually                      4
shaped                            4
setting                           4
ranging                           4
secrecy                           4
excessive                         4
modest                            4
amesplot                          4
return                            4
schneider                         4
modulo                            4
cody                              4
phone                             4
converts                          4
synchronous                       4
polling                           4
descending                        4
bandwidth                         4
mixtures                          4
permute                           4
peak                              4
chemistry                         4
replaced                          4
mooers                            4
across                            4
condensed                         4
markovian                         4
kilter                            4
hexagonal                         4
intelligent                       4
assistant                         4
trend                             4
catalog                           4
entrance                          4
payment                           4
inventory                         4
observations                      4
delineated                        4
distinctive                       4
concrete                          4
shimrat                           4
himself                           4
technologies                      4
luther                            4
newcomb                           4
guard                             4
join                              4
axes                              4
sized                             4
grad                              4
connect                           4
perturbations                     4
maclaren                          4
keypunch                          4
roy                               4
dominant                          4
foster                            4
freed                             4
truly                             4
hulls                             4
wylbur                            4
works                             4
saved                             4
recognizing                       4
preconditions                     4
naylor                            4
insure                            4
cliques                           4
goetz                             4
hillstrom                         4
relativity                        4
topic                             4
sba                               4
receiving                         4
san                               4
residues                          4
linc                              4
pereira                           4
opposed                           4
broken                            4
expenditures                      4
indivisible                       4
nrzi                              4
specialists                       4
sussenguth                        4
jumps                             4
sin                               4
extracted                         4
conception                        4
impossible                        4
skeletons                         4
huffman                           4
lucas                             4
spr                               4
chomsky                           4
church                            4
raised                            4
apparent                          4
polar                             4
qualified                         4
squared                           4
manchester                        4
taught                            4
poles                             4
away                              4
sophistication                    4
admission                         4
mathematicians                    4
maxwell                           4
lattices                          4
decryption                        4
associates                        4
circles                           4
pedagogic                         4
bring                             4
false                             4
title                             4
rivest                            4
window                            4
triple                            4
calculi                           4
incompatible                      4
truncated                         4
lemniscate                        4
oettinger                         4
nonnumerical                      4
pitfalls                          4
contributions                     4
pat                               4
packing                           4
nuclear                           4
confluent                         4
linearization                     4
verify                            4
prone                             4
plex                              4
pei                               4
plexus                            4
contrasted                        4
iterating                         4
adder                             4
template                          4
cyvin                             4
collections                       4
unfortunately                     4
bulk                              4
psi                               4
loads                             4
schedules                         4
fettis                            4
micro                             4
hollerith                         4
integrand                         4
superiority                       4
dependency                        4
sine                              4
stretch                           4
pitch                             4
hellerman                         4
computable                        4
air                               4
instances                         4
ternary                           4
ago                               4
brooker                           4
strictly                          4
cocke                             4
subscripted                       4
bodies                            4
multifield                        4
causes                            4
thoth                             4
implicitly                        4
lesk                              4
electrical                        4
constructions                     4
helpful                           4
continually                       4
quikscript                        4
finiteness                        4
tadikamalla                       4
initiated                         4
conducting                        4
superimposed                      4
acquire                           4
apt                               4
clarifying                        4
kaupe                             4
shortcomings                      4
codewords                         4
justify                           4
prospects                         4
dominoes                          4
selects                           4
markers                           4
protocols                         4
heuristically                     4
timesharing                       4
subtrees                          4
universal                         4
keeps                             4
attributed                        4
koster                            4
influenced                        4
formatted                         4
manufacturers                     4
movie                             4
schubert                          4
proceed                           4
scanner                           4
jefferson                         4
coordinated                       4
guides                            4
fibonaccian                       4
admit                             4
adopted                           4
constitutes                       4
illinois                          4
ifip                              4
animator                          4
performances                      4
jovial                            4
elsewhere                         4
revision                          4
mind                              4
slowly                            4
feurzeig                          4
tobey                             4
shrinking                         4
apart                             4
computes                          4
multilist                         4
completion                        4
think                             4
manually                          4
thoroughly                        4
lifetimes                         4
preceded                          4
throughs                          4
enumerating                       4
dirichlet                         4
save                              4
masks                             4
barriers                          4
resolving                         4
panelists                         4
quintic                           4
copies                            4
stick                             4
retention                         4
opler                             4
similarly                         4
assure                            4
installation                      4
wolfson                           4
electrocardiogram                 4
herriot                           4
sutherland                        4
linguist                          4
drops                             4
server                            4
tension                           4
ground                            4
ord                               4
berkeley                          4
managing                          4
participants                      4
affirmative                       4
member                            4
waves                             4
dialogue                          4
hyperbolic                        4
volumes                           4
thermal                           4
entering                          4
datum                             4
goldberg                          4
ranges                            4
rendering                         4
chebyschev                        4
reveals                           4
debugged                          4
summing                           4
decentralized                     4
undertaken                        4
conclude                          4
cylinder                          4
percentage                        4
bytes                             4
pose                              4
utilities                         4
wasscher                          4
stably                            4
troduction                        4
gunn                              4
lincoln                           4
permissible                       4
intersections                     4
spite                             4
begins                            4
breakdown                         4
codasyl                           4
met                               4
sectional                         4
ellis                             4
credit                            4
live                              4
bibliographies                    4
customary                         4
contouring                        4
questionnaire                     4
losses                            4
follow                            4
mst                               4
inter                             4
reaction                          4
extensively                       4
min                               4
shneiderman                       4
gear                              4
spurious                          4
stressed                          4
saltzer                           4
advances                          3
ecma                              3
slope                             3
declared                          3
european                          3
advocated                         3
formally                          3
elapsed                           3
derives                           3
belongs                           3
nonprogrammers                    3
updates                           3
attacking                         3
decomposable                      3
menu                              3
aimed                             3
aliasing                          3
singly                            3
drawbacks                         3
instrument                        3
brons                             3
sponsored                         3
mamrak                            3
clinic                            3
wilcox                            3
practices                         3
fluid                             3
ith                               3
bipartite                         3
press                             3
negligible                        3
cheatham                          3
reasonableness                    3
samet                             3
subsequently                      3
insertions                        3
hyperexponential                  3
strength                          3
draw                              3
cubatures                         3
lipton                            3
matters                           3
microstorage                      3
operated                          3
resolve                           3
boards                            3
pagination                        3
possesses                         3
patent                            3
sure                              3
parsed                            3
modularization                    3
stratified                        3
ultimately                        3
chains                            3
decidable                         3
black                             3
asked                             3
salaries                          3
encasing                          3
compactifying                     3
pursuing                          3
intractable                       3
plankton                          3
returned                          3
robbins                           3
terminate                         3
instantaneous                     3
edit                              3
lions                             3
shaded                            3
combine                           3
beyer                             3
rabin                             3
exemplified                       3
subtractions                      3
unknowns                          3
trials                            3
emerging                          3
byrne                             3
induces                           3
recognizes                        3
passed                            3
turning                           3
homogeneous                       3
psif                              3
cheney                            3
reversion                         3
displacement                      3
holograms                         3
associating                       3
nondeterminacy                    3
similarities                      3
weaknesses                        3
thrashing                         3
standpoint                        3
putting                           3
wang                              3
respective                        3
gibbs                             3
imbeded                           3
transcription                     3
subtasks                          3
turner                            3
responsibilities                  3
influencing                       3
cylindrical                       3
bond                              3
briggs                            3
patlen                            3
murphy                            3
increments                        3
kraemer                           3
tester                            3
compactness                       3
pilot                             3
garber                            3
supplemented                      3
rodman                            3
unless                            3
alphard                           3
insights                          3
concisely                         3
motivated                         3
motions                           3
workshop                          3
locking                           3
thruput                           3
agreement                         3
moderately                        3
expository                        3
nesting                           3
digraph                           3
revisited                         3
whatever                          3
sqrt                              3
simon                             3
furnishes                         3
formalisms                        3
initially                         3
watfor                            3
sounds                            3
belady                            3
gre                               3
tablet                            3
autocode                          3
planetary                         3
gue                               3
cutnodes                          3
radius                            3
numerals                          3
reingold                          3
latent                            3
herein                            3
imperatives                       3
exhibited                         3
denotes                           3
north                             3
auction                           3
dispatching                       3
isolates                          3
cataloged                         3
rotenberg                         3
probing                           3
parameterization                  3
qsort                             3
dangling                          3
affecting                         3
recovered                         3
ei                                3
cascading                         3
et                                3
plays                             3
positivity                        3
liberal                           3
etching                           3
staging                           3
co                                3
projected                         3
ai                                3
privilege                         3
expands                           3
gustafson                         3
ferranti                          3
os                                3
op                                3
cryptosystems                     3
voorhees                          3
pn                                3
pi                                3
pk                                3
radiation                         3
mc                                3
faseb                             3
ml                                3
backup                            3
neely                             3
lowe                              3
ki                                3
inc                               3
mayer                             3
ledley                            3
km                                3
ho                                3
radial                            3
appropriately                     3
ir                                3
encouraging                       3
virginia                          3
pitteway                          3
cline                             3
hoc                               3
discourse                         3
tx                                3
disjoint                          3
phonemes                          3
consume                           3
competing                         3
simplifications                   3
plain                             3
institution                       3
avoided                           3
pp                                3
jacobian                          3
prepass                           3
prepare                           3
monotone                          3
strategic                         3
wiener                            3
viewpoint                         3
suggesting                        3
crwr                              3
yielded                           3
commentators                      3
holography                        3
graders                           3
garfinkel                         3
irreducible                       3
ters                              3
sequel                            3
purchased                         3
heising                           3
judgment                          3
sperry                            3
retained                          3
behavioral                        3
locus                             3
highlights                        3
pentadiagonal                     3
limiting                          3
trajectories                      3
organick                          3
foundations                       3
exp                               3
locks                             3
penny                             3
broader                           3
wijngaarden                       3
multint                           3
young                             3
alter                             3
math                              3
narrow                            3
vertical                          3
mortem                            3
china                             3
chino                             3
sharer                            3
particles                         3
multiply                          3
transitivity                      3
specially                         3
stark                             3
packs                             3
singularities                     3
garwick                           3
stokes                            3
hubner                            3
dewar                             3
skin                              3
achievement                       3
hoffman                           3
gluss                             3
inspections                       3
vision                            3
replacing                         3
inputting                         3
isomorphism                       3
finders                           3
git                               3
gil                               3
algebraically                     3
barnes                            3
hypotheses                        3
outpatient                        3
proves                            3
occasionally                      3
investigations                    3
safely                            3
fits                              3
analogies                         3
regularity                        3
variate                           3
fetch                             3
tractable                         3
incoming                          3
recover                           3
flight                            3
residence                         3
merson                            3
herman                            3
poore                             3
risk                              3
inverting                         3
receive                           3
carotid                           3
riet                              3
arts                              3
movable                           3
keller                            3
imbeding                          3
neighborhood                      3
coming                            3
mullin                            3
referring                         3
achievable                        3
rajaraman                         3
anomalies                         3
explosion                         3
dump                              3
clip                              3
hamilton                          3
alphameric                        3
brent                             3
knowlton                          3
stereographic                     3
deduction                         3
decade                            3
wishing                           3
video                             3
hour                              3
subgraphs                         3
majors                            3
dad                               3
bryant                            3
halpern                           3
hopf                              3
refresh                           3
bigger                            3
dozen                             3
inefficiency                      3
oshb                              3
fitted                            3
goodman                           3
marshall                          3
assembled                         3
kahn                              3
cons                              3
alexander                         3
drums                             3
dividing                          3
exploiting                        3
retaining                         3
landin                            3
modifies                          3
distinguishable                   3
karyotyping                       3
unix                              3
hassitt                           3
rader                             3
ccd                               3
million                           3
hours                             3
cdr                               3
relaxing                          3
multifactor                       3
bootstrap                         3
remarkable                        3
believed                          3
subrecords                        3
cft                               3
levitt                            3
diagonals                         3
kernighan                         3
highest                           3
krolak                            3
beginnings                        3
causing                           3
unbounded                         3
fetches                           3
bachman                           3
pyle                              3
stress                            3
enforcement                       3
correspondences                   3
speroni                           3
stimulate                         3
kennedy                           3
verifier                          3
thoughts                          3
strokes                           3
null                              3
pager                             3
mancino                           3
insert                            3
richman                           3
flag                              3
usable                            3
participating                     3
colton                            3
brooks                            3
businger                          3
cypher                            3
hashed                            3
breaking                          3
dispatcher                        3
dps                               3
telefile                          3
perm                              3
replace                           3
expense                           3
wegner                            3
schumaker                         3
paramodulation                    3
shwayder                          3
listings                          3
synge                             3
raphael                           3
ether                             3
answerable                        3
vuillemin                         3
clauses                           3
pomeranz                          3
der                               3
failures                          3
repair                            3
alternating                       3
dahm                              3
ter                               3
encodings                         3
classroom                         3
answered                          3
kling                             3
labor                             3
hamming                           3
johnston                          3
yielding                          3
station                           3
supplement                        3
dominate                          3
equilibrium                       3
category                          3
television                        3
disc                              3
lewin                             3
ferrite                           3
normality                         3
decomposability                   3
poker                             3
signs                             3
ergodic                           3
teams                             3
perry                             3
life                              3
truth                             3
worked                            3
levin                             3
scientist                         3
substrings                        3
exclusively                       3
bisection                         3
recompilation                     3
seven                             3
buffers                           3
flores                            3
bearing                           3
dependencies                      3
signaling                         3
proceeds                          3
heap                              3
outperformed                      3
intellectual                      3
chop                              3
hyper                             3
parker                            3
noisy                             3
erasure                           3
verhelst                          3
dwyer                             3
bounding                          3
interreference                    3
lyon                              3
pivot                             3
charts                            3
merner                            3
striking                          3
optional                          3
vias                              3
symbolically                      3
complexities                      3
davidson                          3
implementers                      3
acton                             3
archaeology                       3
gelenbe                           3
interacts                         3
managed                           3
satellite                         3
dictionaries                      3
hunter                            3
concatenate                       3
release                           3
colored                           3
evolve                            3
teichroew                         3
detab                             3
compound                          3
cardenas                          3
mostly                            3
seeks                             3
sub                               3
minority                          3
humble                            3
masking                           3
companion                         3
ancestor                          3
teletypewriter                    3
expanding                         3
promise                           3
grow                              3
gimpel                            3
sequencers                        3
separates                         3
unsigned                          3
appended                          3
dickson                           3
budgets                           3
whitley                           3
mechanized                        3
chartres                          3
isolation                         3
metalanguage                      3
shamir                            3
authenticated                     3
peekaboo                          3
donnelly                          3
salary                            3
makinson                          3
shorter                           3
multisets                         3
interleaving                      3
loaders                           3
goulub                            3
summarizing                       3
hypothesized                      3
carlson                           3
exercise                          3
approximants                      3
surveyed                          3
sketched                          3
goodenough                        3
notational                        3
highlight                         3
kuki                              3
dixon                             3
householder                       3
pgs                               3
hoped                             3
krishnamurthy                     3
quantifiers                       3
brings                            3
pen                               3
glypnir                           3
multitasking                      3
neighbor                          3
protosynthex                      3
bei                               3
opderbeck                         3
ber                               3
meant                             3
bel                               3
petrick                           3
ongoing                           3
pin                               3
navy                              3
restructures                      3
integrate                         3
cardinal                          3
dummy                             3
thoro                             3
allocate                          3
situ                              3
gave                              3
preserved                         3
incorrect                         3
bitner                            3
immediately                       3
thinning                          3
reachable                         3
gopt                              3
integrands                        3
clause                            3
electronics                       3
predictable                       3
baskett                           3
remes                             3
nucleus                           3
nagy                              3
offs                              3
patrick                           3
movies                            3
nather                            3
tonge                             3
controllable                      3
zipf                              3
indistinguishable                 3
intensity                         3
instant                           3
reservation                       3
promises                          3
stops                             3
illuminated                       3
tactical                          3
writable                          3
aims                              3
samples                           3
redundancies                      3
simultaneity                      3
contributed                       3
walter                            3
shen                              3
maurer                            3
enclosed                          3
cryptology                        3
ultimate                          3
terest                            3
sublanguages                      3
johnk                             3
month                             3
newhouse                          3
abscissas                         3
abrahams                          3
twofold                           3
benjamin                          3
accountability                    3
professionalism                   3
achieves                          3
tablets                           3
ethics                            3
queuing                           3
mccarthy                          3
ads                               3
kanner                            3
customers                         3
gradients                         3
decks                             3
strips                            3
caffrey                           3
unger                             3
hart                              3
restrictive                       3
yarbrough                         3
emden                             3
james                             3
portability                       3
shell                             3
successively                      3
ard                               3
evolutionary                      3
arm                               3
layering                          3
subprogram                        3
apr                               3
admissible                        3
barton                            3
holographic                       3
hasp                              3
excess                            3
ecosystems                        3
headings                          3
bugsys                            3
extendible                        3
tagging                           3
fold                              3
roll                              3
movement                          3
patil                             3
pratt                             3
exponentially                     3
paradox                           3
consumer                          3
rokne                             3
notably                           3
paton                             3
dense                             3
layers                            3
influences                        3
juelich                           3
ramp                              3
recognizers                       3
europe                            3
babylonian                        3
sumador                           3
pufft                             3
patch                             3
handwritten                       3
patents                           3
cornell                           3
scroll                            3
peripheral                        3
restore                           3
seidel                            3
tended                            3
redish                            3
knott                             3
topologically                     3
predefined                        3
roles                             3
dutch                             3
nsf                               3
advent                            3
communist                         3
governing                         3
invoked                           3
verb                              3
transparent                       3
engineer                          3
concave                           3
goffman                           3
probably                          3
addends                           3
raney                             3
confidence                        3
encrypted                         3
realizable                        3
winograd                          3
generic                           3
discharge                         3
copyrights                        3
possessing                        3
discarded                         3
liskov                            3
torical                           3
enumerative                       3
compositions                      3
sams                              3
subdivision                       3
precedes                          3
perturbed                         3
grouped                           3
watkins                           3
copied                            3
inverses                          3
brookhaven                        3
dialog                            3
belzer                            3
contraction                       3
illustrating                      3
alterations                       3
sard                              3
ends                              3
yngve                             3
drawback                          3
orthogonalization                 3
checker                           3
adaptation                        3
preference                        3
numbering                         3
allen                             3
geographic                        3
fail                              3
multiplexed                       3
osa                               3
invrs                             3
macleod                           3
larsen                            3
moderate                          3
joined                            3
weingarten                        3
parameterized                     3
anywhere                          3
tang                              3
schroeder                         3
meets                             3
lap                               3
uniquely                          3
departure                         3
presentations                     3
formulae                          3
shuttle                           3
holes                             3
bays                              3
lehmer                            3
getting                           3
preceding                         3
inducing                          3
electrocardiograms                3
follows                           3
provisions                        3
ashenhurst                        3
minus                             3
cartography                       3
lives                             3
synthesize                        3
eventcounts                       3
multiword                         3
volterra                          3
generations                       3
innovations                       3
topologies                        3
adopt                             3
bureau                            3
supplies                          3
plankalkul                        3
multiprocess                      3
lot                               3
coloration                        3
finerman                          3
aparel                            3
intentionally                     3
psychiatric                       3
formulating                       3
federal                           3
wattenburg                        3
mechanically                      3
fagin                             3
announced                         3
appropriateness                   3
minicomputers                     3
exceptions                        3
telecommunications                3
cundiff                           3
sent                              3
terference                        3
ising                             3
bailey                            3
baer                              3
pool                              3
abstracts                         3
architectural                     3
pope                              3
bron                              3
patterson                         3
origins                           3
ditran                            3
adoption                          3
wolfe                             3
conduct                           3
wilkes                            3
unfamiliar                        3
mobile                            3
datasets                          3
reallocation                      3
reorganize                        3
trib                              3
iitran                            3
corrections                       3
boyer                             3
bayes                             3
substituted                       3
approximates                      3
players                           3
unsatisfactory                    3
mcilroy                           3
fraud                             3
military                          3
avenues                           3
lockheed                          3
delimiters                        3
silver                            3
hyperplanes                       3
microcode                         3
teachable                         3
brad                              3
echoing                           3
typeless                          3
bowlden                           3
physically                        3
fifteen                           3
akima                             3
grosch                            3
aggregate                         3
scaled                            3
tendency                          3
regardless                        3
labeled                           3
scales                            3
stockmal                          3
spaced                            3
constituent                       3
sharp                             3
claimed                           3
laborious                         2
degenerate                        2
reclaims                          2
zelkowitz                         2
accordingly                       2
ignorance                         2
relied                            2
reghizzi                          2
experts                           2
pomentale                         2
nomenclature                      2
cheng                             2
mcvitie                           2
whipple                           2
deviations                        2
bourgeois                         2
intricacies                       2
metcalfe                          2
reentered                         2
colinear                          2
pdel                              2
timetabling                       2
intuitively                       2
redefined                         2
replication                       2
estimator                         2
patches                           2
conforms                          2
road                              2
bidirectional                     2
generational                      2
focuses                           2
helps                             2
subtracted                        2
pencils                           2
ferrari                           2
trefftz                           2
inserted                          2
authored                          2
skewed                            2
focused                           2
slicing                           2
progressed                        2
subgroup                          2
graycode                          2
designated                        2
misspelled                        2
unwanted                          2
gaming                            2
purdy                             2
divisionless                      2
shifted                           2
slander                           2
forbidden                         2
verhoeff                          2
elliott                           2
reducible                         2
lozano                            2
isp                               2
warren                            2
loaded                            2
automorphisms                     2
favor                             2
tausworthe                        2
lively                            2
poses                             2
strassen                          2
emergence                         2
tableless                         2
polygamma                         2
ipk                               2
barrodale                         2
muth                              2
photographically                  2
envisioned                        2
literary                          2
subarrays                         2
spark                             2
cash                              2
charting                          2
unlikely                          2
thumb                             2
dominance                         2
argues                            2
lpars                             2
additive                          2
vast                              2
soon                              2
irf                               2
luebbert                          2
pipeline                          2
gravitational                     2
feels                             2
semiotics                         2
thousands                         2
babad                             2
outset                            2
williamson                        2
proposing                         2
symmetrical                       2
scalar                            2
subdivisions                      2
arrange                           2
assemble                          2
capt                              2
picard                            2
acceleration                      2
differs                           2
cain                              2
wants                             2
slots                             2
confidentiality                   2
commutator                        2
burton                            2
raymond                           2
glass                             2
westinghouse                      2
came                              2
target                            2
facing                            2
concentric                        2
mellon                            2
altran                            2
microinstruction                  2
deflation                         2
something                         2
kis                               2
recombination                     2
preferential                      2
convention                        2
elliot                            2
wage                              2
joining                           2
synchronize                       2
hopgood                           2
arithmetizing                     2
daley                             2
script                            2
ignored                           2
enhance                           2
schmeiser                         2
stems                             2
audio                             2
bochmann                          2
premises                          2
sefton                            2
prohibitive                       2
barth                             2
excluding                         2
unifies                           2
occupational                      2
interchanges                      2
descriptran                       2
kou                               2
succeeds                          2
inconsistent                      2
overlapped                        2
rearrangement                     2
fritsch                           2
stevens                           2
duration                          2
missouri                          2
occupy                            2
unimodal                          2
chilean                           2
severance                         2
deficiencies                      2
crime                             2
kosaraju                          2
flexo                             2
franta                            2
sattley                           2
kuehner                           2
crisis                            2
intrinsic                         2
entanglements                     2
serially                          2
circumvent                        2
contacts                          2
affected                          2
pseudoinverse                     2
ibbetson                          2
unable                            2
frederick                         2
denotational                      2
senko                             2
traditionally                     2
feed                              2
feel                              2
crucial                           2
feet                              2
descent                           2
lasser                            2
tight                             2
thornton                          2
metatheory                        2
strategical                       2
bohm                              2
intimate                          2
neurophysiological                2
voigt                             2
integrates                        2
failed                            2
disposal                          2
cardiography                      2
sashkin                           2
partridge                         2
schuegraf                         2
methodical                        2
watt                              2
turned                            2
implication                       2
difsub                            2
marill                            2
manufacturer                      2
subclass                          2
futrelle                          2
relocated                         2
korfhage                          2
book                              2
awareness                         2
predetermined                     2
duval                             2
multistage                        2
eberlein                          2
blachman                          2
pencil                            2
steering                          2
imbalance                         2
sequency                          2
kronecker                         2
shooting                          2
congress                          2
telemetering                      2
resembling                        2
stabilization                     2
isomorphic                        2
ition                             2
satisfactorily                    2
membership                        2
reflections                       2
argentina                         2
assembling                        2
argentine                         2
maher                             2
lyness                            2
struble                           2
densities                         2
spots                             2
routes                            2
dantzig                           2
heckel                            2
schultz                           2
preparata                         2
keyboards                         2
facilitated                       2
speakers                          2
begun                             2
nagler                            2
cooley                            2
bramhall                          2
phonology                         2
sibley                            2
mirfag                            2
cincinnati                        2
highlighted                       2
cunningham                        2
reconstruct                       2
annual                            2
francisco                         2
prohibitively                     2
engvold                           2
hermitian                         2
sakai                             2
directives                        2
dutton                            2
blood                             2
coordinating                      2
neighborhoods                     2
wilkinson                         2
nontrivial                        2
irrelevant                        2
unequal                           2
catalogue                         2
presenting                        2
automorphism                      2
discussions                       2
gpl                               2
mccluskey                         2
meaningless                       2
benchmark                         2
got                               2
looping                           2
accounts                          2
stiefel                           2
bypass                            2
latest                            2
reversibly                        2
involvement                       2
laplacian                         2
initiate                          2
fifty                             2
stepping                          2
inspect                           2
kubik                             2
establishes                       2
delete                            2
rationale                         2
theme                             2
swift                             2
enterprise                        2
lemke                             2
sstf                              2
stehfest                          2
complicates                       2
breuer                            2
begin                             2
said                              2
ghosh                             2
ge                                2
prieve                            2
apld                              2
plate                             2
lapidus                           2
synthesized                       2
ed                                2
degrade                           2
di                                2
intruder                          2
el                                2
newer                             2
klerer                            2
en                                2
em                                2
gier                              2
nonoriented                       2
bx                                2
expose                            2
dead                              2
exhaustively                      2
farber                            2
vault                             2
decided                           2
makers                            2
cf                                2
enforce                           2
collect                           2
rescattered                       2
icc                               2
bandsolve                         2
cram                              2
ax                                2
interacting                       2
adjustments                       2
dodd                              2
yao                               2
saal                              2
reconversion                      2
heller                            2
tandem                            2
garbled                           2
cutoffs                           2
randomized                        2
ballistic                         2
terminating                       2
shafer                            2
facets                            2
arbitration                       2
completes                         2
backus                            2
mn                                2
mr                                2
requesting                        2
inversely                         2
idle                              2
jean                              2
jn                                2
versatile                         2
perfectly                         2
ing                               2
lg                                2
lc                                2
lost                              2
nemhauser                         2
gibb                              2
blum                              2
nievergelt                        2
interchangeable                   2
hydra                             2
cryptanalysis                     2
strachey                          2
filling                           2
bosak                             2
twenty                            2
speckhard                         2
smart                             2
meanings                          2
measurable                        2
zweben                            2
reads                             2
hot                               2
abandoned                         2
grained                           2
entitled                          2
ramberg                           2
hurwitz                           2
spss                              2
interpolative                     2
tl                                2
metrics                           2
sl                                2
se                                2
rs                                2
re                                2
rc                                2
pfaltz                            2
reach                             2
demonstrations                    2
qn                                2
tompkins                          2
tarjan                            2
reimplementation                  2
erlang                            2
iverson                           2
wasted                            2
tabulates                         2
profound                          2
decides                           2
pace                              2
minsky                            2
pack                              2
butler                            2
puts                              2
bergman                           2
pade                              2
microcomputers                    2
hollingsworth                     2
kolmogorov                        2
lobe                              2
beneficial                        2
embodies                          2
push                              2
reorganized                       2
collens                           2
counterexample                    2
xx                                2
embodied                          2
yi                                2
microprograms                     2
chance                            2
kalah                             2
trick                             2
impressions                       2
distinction                       2
digitizing                        2
fen                               2
phytoplankton                     2
triad                             2
gruenberger                       2
needing                           2
preferences                       2
enjoy                             2
settings                          2
correlational                     2
demaine                           2
borrow                            2
lacking                           2
exposition                        2
securely                          2
tremendous                        2
waveforms                         2
insecure                          2
peripherals                       2
carries                           2
nonrelevant                       2
contextual                        2
franklin                          2
stimler                           2
driscoll                          2
concentration                     2
autocorrelated                    2
ethical                           2
sending                           2
nonterminal                       2
optics                            2
hinds                             2
obscure                           2
faculties                         2
occupation                        2
obradovic                         2
aggregations                      2
dictate                           2
generalizing                      2
layouts                           2
rollback                          2
ellenberger                       2
exceedingly                       2
griffiths                         2
coveyou                           2
primer                            2
inequality                        2
professionals                     2
deleting                          2
collinge                          2
rhodes                            2
classifying                       2
montanelli                        2
astrahan                          2
bagdams                           2
bridges                           2
krogh                             2
terleaved                         2
prefiltering                      2
noltemeier                        2
kleinman                          2
enabled                           2
manageable                        2
defective                         2
freely                            2
embodying                         2
maze                              2
chile                             2
pointwise                         2
tritter                           2
glut                              2
sparsity                          2
hadian                            2
statically                        2
burdick                           2
suboperating                      2
arrives                           2
filial                            2
eaves                             2
satisfaction                      2
mano                              2
residents                         2
kolm                              2
oster                             2
berman                            2
weldon                            2
mairson                           2
comes                             2
disadvantage                      2
mitchell                          2
infinitely                        2
salazar                           2
skew                              2
aitken                            2
accompanied                       2
creative                          2
nexcom                            2
intervention                      2
firm                              2
web                               2
projective                        2
obsolescence                      2
circa                             2
greenwald                         2
arterial                          2
menus                             2
practitioners                     2
olsztyn                           2
persons                           2
inception                         2
impose                            2
break                             2
pending                           2
confined                          2
welfare                           2
regulator                         2
gan                               2
closet                            2
closer                            2
substructure                      2
smalgol                           2
pinpointing                       2
residency                         2
smoliar                           2
subtle                            2
polyhedra                         2
neil                              2
official                          2
biology                           2
wilkins                           2
atchison                          2
cotton                            2
rudimentary                       2
endangering                       2
swaps                             2
riccati                           2
kelley                            2
bagley                            2
lifted                            2
eickel                            2
owicki                            2
london                            2
enforces                          2
liniger                           2
diverges                          2
enforced                          2
news                              2
tabulating                        2
edwards                           2
telegraph                         2
demonstrating                     2
yohe                              2
scores                            2
tabulation                        2
transduction                      2
gilchrist                         2
charged                           2
receivers                         2
fifo                              2
gragg                             2
cigarette                         2
extraneous                        2
opposite                          2
interconnection                   2
photography                       2
sydney                            2
ness                              2
resume                            2
complications                     2
carnegie                          2
inferences                        2
displacements                     2
anatomy                           2
grouping                          2
exhausted                         2
fpl                               2
fike                              2
sensitivities                     2
peaked                            2
wired                             2
responsible                       2
cloud                             2
siler                             2
layman                            2
dempster                          2
popek                             2
connectives                       2
multiplying                       2
fly                               2
campus                            2
film                              2
profit                            2
rich                              2
nonnegative                       2
fill                              2
edmundson                         2
safety                            2
walkthroughs                      2
photon                            2
horn                              2
incorporate                       2
blatt                             2
noninteractive                    2
prefix                            2
butcher                           2
corrigenda                        2
bird                              2
troducing                         2
martelli                          2
orbit                             2
careers                           2
liebman                           2
inspected                         2
dam                               2
zuse                              2
hope                              2
guidance                          2
ddp                               2
shepherd                          2
oscillating                       2
predominant                       2
lassalle                          2
dcf                               2
predictor                         2
photo                             2
damerau                           2
zones                             2
foley                             2
bromwich                          2
remington                         2
home                              2
articles                          2
proneness                         2
thesaurus                         2
bernard                           2
relates                           2
gilbert                           2
enumerated                        2
laconiq                           2
masked                            2
abilities                         2
gilman                            2
oldehoeft                         2
exposing                          2
beset                             2
kain                              2
offerings                         2
cook                              2
groupings                         2
lying                             2
drafting                          2
lofting                           2
counterintuitive                  2
professor                         2
julian                            2
deily                             2
goodness                          2
pennsylvania                      2
dribble                           2
con                               2
cos                               2
robin                             2
preoccupied                       2
cpa                               2
cpm                               2
levine                            2
prudent                           2
sweep                             2
modifier                          2
reductions                        2
hsiao                             2
profile                           2
semantical                        2
condensation                      2
logistic                          2
blair                             2
exploit                           2
potato                            2
house                             2
robertson                         2
stopped                           2
tied                              2
mirror                            2
headway                           2
believes                          2
meshes                            2
remarkably                        2
modula                            2
kandel                            2
critique                          2
smirnov                           2
goes                              2
neurons                           2
brailler                          2
overcoming                        2
regimes                           2
started                           2
kaiser                            2
merchandise                       2
correlates                        2
sarafyan                          2
complementarity                   2
header                            2
reproducing                       2
kowalski                          2
investigating                     2
minors                            2
collectively                      2
fewest                            2
replaces                          2
eeg                               2
differently                       2
bonus                             2
zooplankton                       2
accreditation                     2
subsequences                      2
adapt                             2
courtois                          2
evoked                            2
vaucher                           2
typeset                           2
indefinitely                      2
daniel                            2
editors                           2
verified                          2
iowa                              2
sprague                           2
whittlesey                        2
pinkerton                         2
modulation                        2
rewind                            2
pentomino                         2
mathews                           2
absolutely                        2
cosers                            2
revisions                         2
atom                              2
lass                              2
damped                            2
late                              2
eastern                           2
subresultant                      2
lawyer                            2
decompositions                    2
mcfarlan                          2
berns                             2
maximizing                        2
nonintegral                       2
countess                          2
timings                           2
fabrication                       2
dataset                           2
jacm                              2
counters                          2
urgency                           2
risch                             2
bias                              2
option                            2
going                             2
exam                              2
bradley                           2
blankinship                       2
attacked                          2
unary                             2
supposedly                        2
emerge                            2
servers                           2
laughlin                          2
peng                              2
viewpoints                        2
methodological                    2
calibration                       2
filled                            2
did                               2
booth                             2
stafford                          2
infringement                      2
klein                             2
summarizes                        2
guttag                            2
chamberlin                        2
philosophies                      2
treat                             2
transferring                      2
ortho                             2
conjecture                        2
suspending                        2
vitally                           2
interlocks                        2
horizontally                      2
summer                            2
institutional                     2
abbreviating                      2
uncondensed                       2
troubles                          2
violated                          2
definedness                       2
viewing                           2
jacopini                          2
vastly                            2
john                              2
randall                           2
abbreviation                      2
beginner                          2
unions                            2
paradigm                          2
paciorek                          2
uncol                             2
topt                              2
criticism                         2
axle                              2
organize                          2
optimally                         2
metacompiler                      2
gram                              2
nontechnical                      2
gargantini                        2
roster                            2
rom                               2
multiprecise                      2
descendants                       2
todd                              2
interspersed                      2
realizations                      2
destroyed                         2
clarifies                         2
eventual                          2
foreseeable                       2
kulsrud                           2
penalty                           2
proceedings                       2
polish                            2
decay                             2
reproducibility                   2
lasker                            2
sight                             2
anticipatory                      2
utterance                         2
submatrix                         2
peaks                             2
blanks                            2
succession                        2
movements                         2
lichstein                         2
tournament                        2
moscow                            2
paralysis                         2
trust                             2
distinguishing                    2
biased                            2
multipriority                     2
exploratory                       2
shantz                            2
interpreting                      2
delivered                         2
alarm                             2
charge                            2
trajectory                        2
variability                       2
imply                             2
pins                              2
inevitability                     2
say                               2
ling                              2
maintains                         2
stoer                             2
flip                              2
robust                            2
moorer                            2
devising                          2
tour                              2
allocates                         2
robers                            2
robert                            2
shanks                            2
checkout                          2
media                             2
gross                             2
yochelson                         2
outlining                         2
emulators                         2
misspelling                       2
becoming                          2
bendix                            2
quillian                          2
undue                             2
accumulating                      2
brenner                           2
sjp                               2
perspicuous                       2
harary                            2
plotters                          2
spheres                           2
perez                             2
sdc                               2
turnover                          2
reaching                          2
analogues                         2
teleregister                      2
instants                          2
documented                        2
gallaher                          2
vice                              2
individuals                       2
malfunction                       2
ranelletti                        2
sec                               2
council                           2
chen                              2
selections                        2
contradictory                     2
unavailable                       2
ecological                        2
sor                               2
occurred                          2
hammer                            2
inaccurate                        2
triangle                          2
interview                         2
munkres                           2
deeply                            2
someone                           2
intersect                         2
wrong                             2
hughes                            2
substantiated                     2
receives                          2
happen                            2
granting                          2
reordering                        2
dropped                           2
kuhn                              2
burnett                           2
assess                            2
bliss                             2
ophir                             2
reel                              2
bennett                           2
clarke                            2
exceeding                         2
questionable                      2
ehrman                            2
kessels                           2
mickunas                          2
sauer                             2
irregular                         2
keypunched                        2
outstanding                       2
expressible                       2
lowry                             2
kuck                              2
marovich                          2
funarg                            2
utterances                        2
scowen                            2
reconciling                       2
tax                               2
mackinney                         2
wins                              2
inaccuracy                        2
ural                              2
scheff                            2
lockout                           2
perimeter                         2
commas                            2
buell                             2
marginal                          2
winning                           2
isolating                         2
expresses                         2
rest                              2
strauss                           2
engel                             2
clapp                             2
linearizing                       2
advancement                       2
cadep                             2
minifun                           2
respectively                      2
shorten                           2
smoker                            2
smillie                           2
bmd                               2
installed                         2
hamlet                            2
vogelaere                         2
statutes                          2
urin                              2
uniqueness                        2
eigenvector                       2
virtually                         2
serving                           2
resemble                          2
brinch                            2
pad                               2
formalizing                       2
box                               2
searchable                        2
bbn                               2
configure                         2
kent                              2
frieder                           2
bdl                               2
gaines                            2
exceed                            2
positional                        2
indefinite                        2
angles                            2
rogers                            2
ravindran                         2
decentralization                  2
executions                        2
multinomial                       2
charlier                          2
refinements                       2
preemptive                        2
competitive                       2
pop                               2
manuscripts                       2
meter                             2
modularity                        2
lagrangian                        2
quantity                          2
became                            2
widths                            2
gold                              2
site                              2
comprehender                      2
vande                             2
cognition                         2
closest                           2
rubin                             2
belief                            2
preserves                         2
evolving                          2
leaders                           2
car                               2
combinational                     2
hyperobjects                      2
cam                               2
hicks                             2
illumination                      2
anything                          2
examining                         2
necessitating                     2
distances                         2
mercury                           2
hungarian                         2
healy                             2
lrltran                           2
unsophisticated                   2
nonuniform                        2
extreme                           2
orbitals                          2
leonard                           2
managers                          2
buy                               2
raising                           2
ascertaining                      2
toned                             2
manipulator                       2
gate                              2
dictates                          2
rosenbaum                         2
allocations                       2
funding                           2
robson                            2
homogeneity                       2
pankiewicz                        2
kamena                            2
instructors                       2
quantify                          2
promised                          2
predominator                      2
walden                            2
mold                              2
warnock                           2
contiguity                        2
aho                               2
exercised                         2
intensive                         2
mersenne                          2
gathered                          2
assorted                          2
ans                               2
kirkpatrick                       2
multiphase                        2
roman                             2
deremer                           2
fidelity                          2
alt                               2
appeared                          2
alg                               2
diego                             2
contributes                       2
lockemann                         2
declaring                         2
correlations                      2
asserted                          2
workbench                         2
omissions                         2
dominated                         2
moss                              2
utmost                            2
suffices                          2
patients                          2
batches                           2
coset                             2
batched                           2
catastrophe                       2
relaxed                           2
crimes                            2
reconstructable                   2
sharply                           2
bracchi                           2
douglas                           2
syslo                             2
levy                              2
alteration                        2
moon                              2
eschenbach                        2
resides                           2
gupta                             2
lawler                            2
crawford                          2
wherein                           2
removes                           2
characterization                  2
drastically                       2
nearby                            2
analysts                          2
shriver                           2
definable                         2
grade                             2
hoskins                           2
codas                             2
proliferation                     2
versa                             2
nation                            2
intuitive                         2
scalars                           2
adept                             2
defense                           2
ulrich                            2
grader                            2
detects                           2
selectivity                       2
governor                          2
expect                            2
reorganizing                      2
conduction                        2
problemm                          2
syntaxes                          2
isoda                             2
ford                              2
kautz                             2
mock                              2
signed                            2
devise                            2
deduced                           2
exceptionally                     2
rachford                          2
infer                             2
programmable                      2
ative                             2
reject                            2
traiger                           2
greibach                          2
cybernetics                       2
placing                           2
differentiate                     2
rigid                             2
ensures                           2
hadamard                          2
knapp                             2
reconsidered                      2
jenkins                           2
dissimilarity                     2
correspondingly                   2
partnership                       2
exponentials                      2
notable                           2
trained                           2
arborescence                      2
vulnerabilities                   2
roth                              2
nations                           2
telligence                        2
rose                              2
session                           2
catalyst                          2
predictability                    2
rapp                              2
pollution                         2
multiplicity                      2
lientz                            2
furniture                         2
rare                              2
noll                              2
univariate                        2
nlogn                             2
investment                        2
overcomes                         2
repeatability                     2
doctoral                          2
daily                             2
ctss                              2
hopley                            2
knutsen                           2
temperature                       2
richard                           2
peephole                          2
fails                             2
exposed                           2
reflect                           2
dipole                            2
vocabularies                      2
watts                             2
forest                            2
concordance                       2
navigation                        2
squiral                           2
leaving                           2
synopsis                          2
vere                              2
kruskal                           2
dorrer                            2
fragments                         2
airy                              2
clarity                           2
admits                            2
rolls                             2
alleviate                         2
probable                          2
qualities                         2
nov                               2
pearcey                           2
metalinguistic                    2
fractional                        2
eastman                           2
networking                        2
authorized                        2
centralization                    2
rests                             2
cumbersome                        2
quindiagonal                      2
accelerated                       2
nonexistence                      2
acquis                            2
permission                        2
schwachheim                       2
oracle                            2
mueller                           2
apparently                        2
intelligible                      2
maxflow                           2
turkey                            2
boyse                             2
bergson                           2
enciphering                       2
inserting                         2
akin                              2
domingo                           2
pragmatics                        2
lawrence                          2
pohl                              2
ogden                             2
possession                        2
pause                             2
slight                            2
passage                           2
claims                            2
enhancing                         2
decomposing                       2
larson                            2
rosell                            2
adversely                         2
odd                               2
sides                             2
backwards                         2
interprocedural                   2
radioactive                       2
curricular                        2
hearn                             2
carolina                          2
subprogramming                    2
characterizing                    2
negligence                        2
certainly                         2
alerted                           2
musical                           2
ucla                              2
forerunner                        2
brebner                           2
unformatted                       2
multiconsole                      2
protecting                        2
appendixes                        2
langdon                           2
nandi                             2
raduchel                          2
intent                            2
mason                             2
arrow                             2
classify                          2
preparing                         2
exponents                         2
textual                           2
predecessor                       2
surrounding                       2
cantrell                          2
billing                           2
checked                           2
served                            2
codeword                          2
morenoff                          2
amphisbaenic                      2
vicious                           2
rotated                           2
compass                           2
equalities                        2
unity                             2
classifies                        2
blockage                          2
crespi                            2
economising                       2
supervision                       2
wenrick                           2
sobel                             2
cccs                              2
newbery                           2
rearranges                        2
claringbold                       2
rearranged                        2
nordsieck                         2
wiehle                            2
ostrowski                         2
schweikert                        2
particle                          2
inasmuch                          2
multiplexer                       2
millstein                         2
migration                         2
progressive                       2
delays                            2
unbiased                          2
internally                        2
flowtrace                         2
parallels                         2
hartley                           2
dated                             2
conditioned                       2
minute                            2
photographic                      2
interferences                     2
woods                             2
pedagogical                       2
compensating                      2
multipurpose                      2
descriptors                       2
occupies                          2
neighbors                         2
colker                            2
matic                             2
caseworkers                       2
bypassed                          2
coupling                          2
stroud                            2
patient                           2
obtains                           2
recognize                         2
recomputation                     2
coincide                          2
client                            2
tank                              2
troduces                          2
ricatti                           2
conducive                         2
ascertain                         2
kirk                              2
named                             2
rademacher                        2
implied                           2
tall                              2
talk                              2
lessons                           2
obviously                         2
maruyama                          2
spinrad                           2
usefully                          2
appearance                        2
comprehends                       2
periodically                      2
benchmarks                        2
madpis                            2
holds                             2
mechanizing                       2
shore                             2
kth                               2
augmentation                      2
clean                             2
guiding                           2
knotting                          2
fsms                              2
reproduction                      2
ranged                            2
torts                             2
balzer                            2
postulated                        2
aircraft                          2
aeronautics                       2
articulation                      2
boxes                             2
responsive                        2
multiterminal                     2
blnsys                            2
remedial                          2
outputting                        2
manage                            2
medlock                           2
commission                        2
holmgren                          2
electrodynamics                   2
stockhausen                       2
bach                              2
harmful                           2
moulton                           2
slutz                             2
explanation                       2
render                            2
yuen                              2
litherland                        2
expectation                       2
subchains                         2
vernam                            2
categorized                       2
chandler                          2
desirability                      2
ivie                              2
capacitive                        2
concentrated                      2
cultural                          2
pseudoinverses                    2
lunar                             2
penetrate                         2
lem                               2
casey                             2
calculates                        2
adjoint                           2
concentrate                       2
esope                             2
henderson                         2
trap                              2
delineate                         2
participate                       2
lin                               2
bags                              2
invented                          2
outreal                           2
ramps                             2
petroleum                         2
infrequently                      2
steele                            2
mclean                            2
intra                             2
ershov                            2
successor                         2
seldom                            2
forced                            2
priebe                            2
marcus                            2
terval                            2
remember                          2
legislative                       2
venus                             2
instructor                        2
unsuccessful                      2
multilingual                      2
commercially                      2
lipp                              2
sluis                             2
distorted                         2
linz                              2
approximated                      2
nonin                             2
higgins                           2
earliest                          2
imbalances                        2
vandergraft                       2
macon                             2
fuchs                             2
orthography                       2
shapira                           2
besides                           2
kiviat                            2
skeletal                          2
easter                            2
mpe                               2
mps                               2
gerard                            2
tukey                             2
tsao                              2
easton                            2
medians                           2
earned                            2
augments                          2
eventually                        2
judged                            2
idealized                         2
confirm                           2
mts                               2
substitute                        2
schlesinger                       2
occupations                       2
retrievals                        2
experimenter                      2
existent                          2
loggamma                          2
fcfs                              2
dispatch                          2
tolerances                        2
wallick                           2
physician                         2
burden                            2
busam                             2
ambitious                         2
duhne                             2
sager                             2
versatility                       2
stockman                          2
figures                           2
mid                               2
hansson                           2
trotter                           2
mckenney                          2
morse                             2
chambers                          2
corrector                         2
stresses                          2
shock                             2
districts                         2
demorgan                          1
traversing                        1
systemtems                        1
taxonomy                          1
jet                               1
arthur                            1
smashing                          1
posteriori                        1
defeating                         1
stressing                         1
termediate                        1
brawn                             1
pursuance                         1
corrective                        1
salient                           1
payments                          1
constructive                      1
fedako                            1
steady                            1
balfour                           1
schrodinger                       1
geller                            1
danielson                         1
buildable                         1
impractical                       1
timeo                             1
timen                             1
zancanaro                         1
individualized                    1
avint                             1
confused                          1
invisible                         1
consultant                        1
esso                              1
giammo                            1
ports                             1
days                              1
overbeek                          1
parter                            1
zone                              1
versteeg                          1
basin                             1
fetching                          1
trating                           1
consumption                       1
musser                            1
mudd                              1
grandiose                         1
schkolnick                        1
echo                              1
cognates                          1
assesses                          1
trdiag                            1
strengthening                     1
jan                               1
holsten                           1
incompatibilities                 1
coaxial                           1
seminar                           1
imprecise                         1
tuong                             1
peaceman                          1
reilly                            1
linguists                         1
wheeler                           1
datatron                          1
suspicions                        1
taining                           1
tetragamma                        1
conveniences                      1
twin                              1
rword                             1
blumberg                          1
ibbett                            1
alike                             1
conductor                         1
universally                       1
finished                          1
confront                          1
hospitals                         1
navigator                         1
morrison                          1
plagued                           1
whittier                          1
burtnyk                           1
consolidated                      1
hasto                             1
longo                             1
rewrite                           1
talbot                            1
perplexed                         1
embody                            1
counties                          1
lyons                             1
shrager                           1
westin                            1
intrinsically                     1
tomlin                            1
modry                             1
reside                            1
kallick                           1
marketing                         1
prefetching                       1
carolo                            1
alien                             1
linkers                           1
vectorization                     1
formulate                         1
nikolai                           1
lipis                             1
proposition                       1
scarpino                          1
recast                            1
feinroth                          1
designates                        1
declarative                       1
mcgee                             1
exciting                          1
mere                              1
outsymbol                         1
roek                              1
conceptions                       1
ventricular                       1
roes                              1
deployed                          1
hasselblad                        1
swapped                           1
nakata                            1
tantzen                           1
tridiagonalized                   1
drug                              1
sugai                             1
indian                            1
mund                              1
improportionality                 1
reinwald                          1
uncircumventably                  1
accidentally                      1
anlytic                           1
shifter                           1
regrettably                       1
thirteen                          1
wexelblat                         1
ellipsoid                         1
ruzzo                             1
omitted                           1
cave                              1
teachers                          1
burchfiel                         1
valuation                         1
practicing                        1
amidon                            1
nonpreemptive                     1
iso                               1
muraoka                           1
rodeh                             1
kubicek                           1
cheap                             1
sylvester                         1
rplaca                            1
everal                            1
demillo                           1
admirably                         1
nonbank                           1
fajman                            1
lindstrom                         1
burkowski                         1
retract                           1
dismissed                         1
builds                            1
troductory                        1
resultants                        1
contrary                          1
stanfel                           1
outperforms                       1
kurki                             1
ipo                               1
cartoon                           1
unaffected                        1
immunology                        1
christopher                       1
conger                            1
agreed                            1
ior                               1
multifunctional                   1
defocusing                        1
meagher                           1
ioi                               1
poplawski                         1
couched                           1
wodon                             1
prim                              1
prin                              1
cast                              1
ipc                               1
breaching                         1
elusive                           1
wetherbe                          1
unconstraining                    1
angular                           1
pleasing                          1
consolidates                      1
riordan                           1
commentary                        1
erikson                           1
isa                               1
agrees                            1
consecutively                     1
greenberg                         1
parallelepiped                    1
assures                           1
sengupta                          1
oppenheimer                       1
subtract                          1
glaswin                           1
steinberg                         1
lanzano                           1
wyllys                            1
pinpoint                          1
vectorcardiographic               1
outgoing                          1
thunks                            1
annotation                        1
interlocking                      1
tasking                           1
solo                              1
thematic                          1
cams                              1
calen                             1
danby                             1
chromosomes                       1
psycholinguistics                 1
wegman                            1
fuchel                            1
nonperiodic                       1
evidenced                         1
staley                            1
communicator                      1
lagrange                          1
purposely                         1
gerritsen                         1
garnered                          1
proc                              1
dbtg                              1
pros                              1
glauz                             1
amended                           1
nonrandom                         1
hasen                             1
pfefferkorn                       1
patterned                         1
rockwell                          1
knoble                            1
possessed                         1
fund                              1
ultraviolet                       1
drew                              1
sreenivarsan                      1
scheinok                          1
nonrandomness                     1
terpretation                      1
fingers                           1
carmody                           1
manpower                          1
fielding                          1
soil                              1
breaks                            1
banzhaf                           1
cale                              1
nests                             1
dissimilarities                   1
documenting                       1
lagerlof                          1
officers                          1
neilsen                           1
dramatic                          1
recruitment                       1
sparsely                          1
pedagogically                     1
confining                         1
philosophers                      1
encoder                           1
photocomposer                     1
computerize                       1
paramount                         1
neuron                            1
searcher                          1
selectable                        1
segmenting                        1
pagli                             1
tranemark                         1
visions                           1
gianni                            1
rankowitz                         1
bitterli                          1
republish                         1
atmospheres                       1
discriminants                     1
clapson                           1
pavlidis                          1
nonproblem                        1
subfamily                         1
shepard                           1
estell                            1
mcintosh                          1
mounts                            1
werner                            1
vending                           1
fredkin                           1
objct                             1
owners                            1
classifications                   1
conclusively                      1
zuckerman                         1
tannenbaum                        1
integrable                        1
halton                            1
communicates                      1
hardcopy                          1
redefinition                      1
soda                              1
paige                             1
stands                            1
stillman                          1
potentialities                    1
learners                          1
confusing                         1
wunderlich                        1
handicapping                      1
hudson                            1
constituting                      1
nonrepetitive                     1
tiling                            1
sprott                            1
modelled                          1
incompressible                    1
rubenstein                        1
kimbleton                         1
maximally                         1
tiernan                           1
comprise                          1
wall                              1
liberally                         1
invention                         1
waks                              1
saying                            1
fridshal                          1
microcuries                       1
flying                            1
herbold                           1
tiler                             1
tiles                             1
touched                           1
relocating                        1
voting                            1
dimentions                        1
efroymson                         1
anew                              1
suit                              1
reformulation                     1
disposed                          1
embeddings                        1
takahashi                         1
confirmed                         1
rewound                           1
mesztenyi                         1
shades                            1
lesson                            1
diforino                          1
delivers                          1
charging                          1
uncertainly                       1
sarwate                           1
displace                          1
ordinarily                        1
russian                           1
nonprofessional                   1
rossheim                          1
autosate                          1
spherically                       1
koz                               1
knotted                           1
sheridan                          1
infeasibility                     1
semiformal                        1
bluffing                          1
loughhead                         1
neighboring                       1
emanating                         1
burleson                          1
curvature                         1
fein                              1
evaluator                         1
wactlar                           1
belonging                         1
stern                             1
cheriton                          1
franks                            1
inelegant                         1
expenditure                       1
instruct                          1
morpurgo                          1
lageschulte                       1
schenectady                       1
doubt                             1
innermost                         1
siewiorek                         1
shaffer                           1
dearth                            1
exhibiting                        1
recalled                          1
stabilize                         1
nundrums                          1
griffin                           1
exhibition                        1
perseverance                      1
dashes                            1
braid                             1
nonautomatic                      1
coherence                         1
fisherkeller                      1
vanish                            1
reversing                         1
countering                        1
zemanek                           1
reachability                      1
packaging                         1
snow                              1
bosten                            1
erased                            1
donated                           1
schmid                            1
adhering                          1
favorite                          1
atkinson                          1
catmull                           1
lietzke                           1
restructurings                    1
arrivals                          1
occuring                          1
ungrammatical                     1
faulk                             1
krasnow                           1
frantz                            1
civil                             1
agnew                             1
betourne                          1
olivier                           1
reused                            1
erda                              1
neurological                      1
wavefunctions                     1
debits                            1
tutoring                          1
youden                            1
ayers                             1
acyclically                       1
publishing                        1
dimensioning                      1
brady                             1
simplest                          1
loose                             1
resolvable                        1
deterioration                     1
quadi                             1
kondo                             1
horibe                            1
unstructured                      1
worthy                            1
vasudenvan                        1
konda                             1
preempt                           1
whitt                             1
obeyed                            1
terconnection                     1
singer                            1
norris                            1
braden                            1
carloquadrature                   1
accent                            1
vanishes                          1
richstone                         1
presort                           1
genealogy                         1
tapesort                          1
bubget                            1
lexico                            1
hamitonian                        1
timeshared                        1
considerd                         1
bohn                              1
mccracken                         1
cpss                              1
ancient                           1
sales                             1
biostatistical                    1
gordan                            1
researches                        1
researcher                        1
professions                       1
advancements                      1
chiang                            1
guzman                            1
ward                              1
budgeting                         1
zobrist                           1
overtaking                        1
tracer                            1
traces                            1
rarely                            1
wand                              1
chronology                        1
boston                            1
want                              1
peasants                          1
stub                              1
fruitless                         1
gannon                            1
fluctuations                      1
tamayo                            1
kerpelman                         1
brainerd                          1
winings                           1
adleman                           1
mcdonald                          1
incidents                         1
relocates                         1
succeed                           1
senders                           1
hooker                            1
steck                             1
pierce                            1
friend                            1
abraham                           1
rejecting                         1
regulatory                        1
omitting                          1
doubts                            1
probit                            1
bulky                             1
stutz                             1
perturb                           1
newcombe                          1
weiland                           1
motivating                        1
mistake                           1
boot                              1
storehis                          1
lombardi                          1
observe                           1
discoveries                       1
converging                        1
interactively                     1
caizergues                        1
substantive                       1
kantrowitz                        1
literal                           1
reassembly                        1
destinations                      1
bright                            1
determiners                       1
bacon                             1
warehouse                         1
blakely                           1
tens                              1
satellites                        1
reassemble                        1
farbman                           1
implementors                      1
interleave                        1
bills                             1
tele                              1
mistakes                          1
durations                         1
paraphrasing                      1
hauptman                          1
digging                           1
schematic                         1
sintzoff                          1
reclaimer                         1
volts                             1
coleman                           1
reproducible                      1
adjoining                         1
trimming                          1
climate                           1
reclaimed                         1
worsley                           1
nonmathematical                   1
refuse                            1
spohn                             1
pooling                           1
pittsburgh                        1
paradoxical                       1
supplemental                      1
aesthetics                        1
gawlik                            1
melodies                          1
convergents                       1
controversy                       1
spoil                             1
wiretap                           1
hastings                          1
lukehart                          1
ammunition                        1
narumi                            1
satisfiability                    1
fairley                           1
elective                          1
nagging                           1
olsen                             1
authenticity                      1
hex                               1
scroggs                           1
blown                             1
weightcoeff                       1
sonquist                          1
isolate                           1
schemata                          1
reformatting                      1
imagined                          1
unanticipated                     1
compensate                        1
exaples                           1
routed                            1
columbia                          1
kaner                             1
airline                           1
editorial                         1
scheifler                         1
rewritten                         1
appearances                       1
stat                              1
contending                        1
stationarity                      1
judging                           1
conflicting                       1
landi                             1
buffered                          1
interior                          1
ecosystem                         1
compilations                      1
hit                               1
ideally                           1
nonquantitative                   1
motivates                         1
todetect                          1
incidentally                      1
yechiali                          1
team                              1
wasington                         1
computerization                   1
derivable                         1
carmer                            1
genetically                       1
expandable                        1
domino                            1
kanal                             1
karplus                           1
soundness                         1
misinformation                    1
intercommunication                1
validating                        1
patt                              1
sacrificing                       1
tolerate                          1
swanson                           1
mobol                             1
blatny                            1
east                              1
flexowriter                       1
undulation                        1
reuse                             1
your                              1
bloom                             1
flexion                           1
election                          1
liggett                           1
kagiada                           1
stem                              1
keyboarded                        1
fives                             1
zajac                             1
corwin                            1
countries                         1
webs                              1
facilitator                       1
formerly                          1
doule                             1
speierman                         1
yun                               1
corrupted                         1
fashionable                       1
unreachable                       1
unauthorized                      1
appraisal                         1
critic                            1
theft                             1
doctorate                         1
annoyance                         1
contradictions                    1
exerts                            1
intercept                         1
stiffness                         1
schlater                          1
radiotherapy                      1
gridding                          1
lawson                            1
bicubic                           1
resolves                          1
examinedhe                        1
definitely                        1
terreference                      1
hirschsoln                        1
wedge                             1
rightnour                         1
nonswapping                       1
vinityi                           1
informational                     1
challenge                         1
lighting                          1
equalization                      1
demons                            1
hills                             1
strap                             1
separations                       1
burrus                            1
gremillion                        1
alberga                           1
cryptosystem                      1
gps                               1
thinned                           1
dots                              1
dividend                          1
thurnau                           1
bestowed                          1
gastronomic                       1
totaled                           1
mccall                            1
sorts                             1
superdiagonals                    1
midpoint                          1
complicating                      1
arrhythmias                       1
uncertainty                       1
argue                             1
tricks                            1
spitzen                           1
characteristically                1
griswold                          1
sensors                           1
furnished                         1
ryckman                           1
bavel                             1
bouknight                         1
enlargement                       1
fornaro                           1
dalrymple                         1
corpusn                           1
bingham                           1
dzubak                            1
multilinked                       1
chopping                          1
goldfinger                        1
axiomatizations                   1
eswaran                           1
lemos                             1
caldwell                          1
olynyk                            1
overuse                           1
overstriking                      1
isodose                           1
undergoing                        1
noncomputational                  1
driessen                          1
taxes                             1
pentominoes                       1
denoted                           1
hurry                             1
appraised                         1
doctrines                         1
reprogram                         1
tintner                           1
paint                             1
sssr                              1
anstey                            1
adjoints                          1
hurst                             1
preproduction                     1
extensiveness                     1
retrieves                         1
broder                            1
erase                             1
coulter                           1
footing                           1
israel                            1
recurrent                         1
belford                           1
nonuniformity                     1
dalal                             1
assemblies                        1
underthe                          1
gambling                          1
caviness                          1
predictions                       1
fx                                1
gc                                1
singles                           1
reliably                          1
fi                                1
fu                                1
pushbuttons                       1
reconsideration                   1
hopcroft                          1
gx                                1
overlaid                          1
cryptanalysts                     1
miles                             1
parente                           1
delimiting                        1
inactivity                        1
anarc                             1
burkhard                          1
brucke                            1
singled                           1
continues                         1
dt                                1
du                                1
assessing                         1
dx                                1
strunz                            1
corollary                         1
gleser                            1
prevented                         1
dr                                1
stonebraker                       1
combinatorially                   1
exceptional                       1
poland                            1
suzuki                            1
yen                               1
angeles                           1
eq                                1
qualifying                        1
huang                             1
radiative                         1
dock                              1
bu                                1
obligation                        1
bo                                1
sprugnoli                         1
capture                           1
bi                                1
bb                                1
dignity                           1
bc                                1
mysterious                        1
flavor                            1
cy                                1
opak                              1
teorey                            1
cr                                1
cp                                1
continual                         1
reticular                         1
radicals                          1
cl                                1
suggestion                        1
digamma                           1
ch                                1
unbalanced                        1
prolonged                         1
messham                           1
sqank                             1
criminals                         1
ics                               1
safeguards                        1
expects                           1
forged                            1
icl                               1
lends                             1
disconnection                     1
ay                                1
calculational                     1
ar                                1
leverage                          1
itai                              1
piepmeier                         1
schwetman                         1
yap                               1
cooperative                       1
forget                            1
breaux                            1
valuedness                        1
nr                                1
temperate                         1
kozdrowicki                       1
wertz                             1
iin                               1
hornick                           1
millo                             1
iit                               1
ol                                1
oh                                1
dell                              1
ou                                1
maybe                             1
subareas                          1
collating                         1
batty                             1
pe                                1
collates                          1
preprocess                        1
geared                            1
accumulate                        1
fastest                           1
plant                             1
grumette                          1
nygaard                           1
lomis                             1
gradually                         1
lt                                1
fairness                          1
aside                             1
insulating                        1
ly                                1
isomorphisms                      1
initiation                        1
remainders                        1
mi                                1
seraphin                          1
mersereau                         1
mendelson                         1
vague                             1
my                                1
modularizing                      1
representatives                   1
routh                             1
nd                                1
traps                             1
presorting                        1
ng                                1
gershgorin                        1
explicating                       1
complementation                   1
blackness                         1
ju                                1
tours                             1
arccosin                          1
love                              1
sasser                            1
kc                                1
train                             1
reiterate                         1
pursues                           1
trailing                          1
glance                            1
int                               1
ku                                1
cooprider                         1
li                                1
impediment                        1
ioa                               1
iob                               1
loui                              1
lightly                           1
woodger                           1
inv                               1
fluctuation                       1
hr                                1
enhanced                          1
hn                                1
kaman                             1
interchangeably                   1
id                                1
ia                                1
ludwig                            1
potent                            1
ix                                1
agency                            1
quoted                            1
rutishausr                        1
utman                             1
interpretively                    1
pseudotext                        1
euclidian                         1
fixes                             1
blue                              1
nurtured                          1
microscopy                        1
continent                         1
bosarge                           1
xi                                1
dietzel                           1
xn                                1
xrm                               1
withdrawal                        1
waltons                           1
viable                            1
norton                            1
ewing                             1
pharmacology                      1
spot                              1
trapping                          1
maximization                      1
xb                                1
intelligibility                   1
electrostatic                     1
attain                            1
rubber                            1
yang                              1
subanalyses                       1
fragmenting                       1
rendered                          1
wt                                1
montangero                        1
wu                                1
kwasny                            1
contactless                       1
litecky                           1
stereology                        1
wb                                1
litton                            1
kuester                           1
restructure                       1
desk                              1
larssen                           1
denote                            1
schorr                            1
econometrics                      1
outward                           1
park                              1
simplemented                      1
speaks                            1
ty                                1
variational                       1
rourke                            1
reinforce                         1
impressive                        1
happens                           1
tn                                1
disappearing                      1
baltimore                         1
crow                              1
te                                1
poorly                            1
varian                            1
crop                              1
ss                                1
st                                1
pseudofiles                       1
submit                            1
mexico                            1
converters                        1
openness                          1
grimes                            1
sa                                1
demarcation                       1
incompleteness                    1
rr                                1
usages                            1
alternatively                     1
handwriting                       1
schansman                         1
acknowledge                       1
melen                             1
unconditional                     1
aversion                          1
xpl                               1
liberty                           1
schumacher                        1
deny                              1
cited                             1
dent                              1
straus                            1
devillers                         1
predominators                     1
miyasaki                          1
factored                          1
px                                1
dilemma                           1
isps                              1
schwarcz                          1
richards                          1
ispl                              1
infrequency                       1
lexicographically                 1
matran                            1
myer                              1
hazards                           1
rigidity                          1
essay                             1
journals                          1
crts                              1
korphage                          1
truncate                          1
boonstra                          1
eminently                         1
courts                            1
relationally                      1
southern                          1
spin                              1
iturriaga                         1
logm                              1
edgar                             1
evenly                            1
ryder                             1
methodsfor                        1
attach                            1
contended                         1
milieu                            1
uplifts                           1
fourths                           1
bmdp                              1
maryland                          1
babich                            1
amplified                         1
refusal                           1
schmidt                           1
rittenhouse                       1
catalystincorporates              1
servicesystem                     1
netter                            1
dezu                              1
zh                                1
yard                              1
agents                            1
prevailing                        1
prepares                          1
yy                                1
assistants                        1
checkers                          1
numerov                           1
feigenbaum                        1
magna                             1
ye                                1
urgent                            1
elegance                          1
loci                              1
refers                            1
yu                                1
mercer                            1
pushed                            1
interconversion                   1
ym                                1
disappear                         1
saylor                            1
magnuski                          1
incentive                         1
andrews                           1
maer                              1
pacini                            1
kenny                             1
holmstrom                         1
fed                               1
superscripting                    1
visited                           1
subregions                        1
academicians                      1
cottafava                         1
phonological                      1
gladfelter                        1
forecasting                       1
eisenman                          1
developer                         1
profiles                          1
triga                             1
berezin                           1
schneeberger                      1
diverge                           1
pessimistic                       1
mixing                            1
trimble                           1
toddler                           1
khalil                            1
hemmerle                          1
fat                               1
opinions                          1
restored                          1
leap                              1
heterogeneous                     1
distractions                      1
hunters                           1
zaitzeff                          1
occasion                          1
waterloo                          1
atomic                            1
glen                              1
wireless                          1
gradual                           1
effected                          1
fuzzy                             1
tries                             1
barnhill                          1
ibramsha                          1
educating                         1
kalba                             1
myers                             1
ification                         1
inside                            1
vrchovecka                        1
prescribe                         1
ellipsis                          1
absorption                        1
asks                              1
lancaster                         1
hassler                           1
publications                      1
manipulators                      1
silence                           1
theorized                         1
bonanza                           1
concentrating                     1
chairmen                          1
banker                            1
stereotype                        1
mcllroy                           1
trademarks                        1
formidable                        1
sebastian                         1
pressures                         1
club                              1
bordering                         1
krasun                            1
furthered                         1
reexamination                     1
formalizes                        1
hyafil                            1
provers                           1
gosden                            1
eye                               1
sisson                            1
punch                             1
conceptualizing                   1
ketover                           1
lippitt                           1
beats                             1
madnick                           1
drastic                           1
acting                            1
bratman                           1
pilcher                           1
monotonous                        1
relaxarion                        1
mullen                            1
subdiagonals                      1
namelist                          1
dipoles                           1
perusal                           1
nonpolynomial                     1
orvyl                             1
dimsdale                          1
chandra                           1
lorie                             1
redziejowski                      1
accrue                            1
borovits                          1
nonprogrammer                     1
conserves                         1
gladwin                           1
iterated                          1
althm                             1
appealing                         1
parenthetical                     1
pipelined                         1
orgass                            1
compressor                        1
mclaughlin                        1
iterates                          1
eisman                            1
overrelaxation                    1
deposited                         1
psychologists                     1
admitting                         1
contemplated                      1
deferring                         1
eve                               1
visualize                         1
axially                           1
broaden                           1
turski                            1
likelihood                        1
goldman                           1
stirling                          1
strike                            1
absorbed                          1
mixes                             1
comparatively                     1
rijsbergen                        1
peculiarities                     1
carter                            1
sedgewick                         1
tokura                            1
zaremba                           1
elevation                         1
tennessee                         1
vanderbrug                        1
rochfeld                          1
relevancy                         1
picking                           1
restricts                         1
haberman                          1
eliminations                      1
banerji                           1
dietmeyer                         1
cavouras                          1
busenberg                         1
nondiscrete                       1
tridiagonalization                1
donaghey                          1
prohibits                         1
purdom                            1
cubes                             1
madison                           1
motzkin                           1
aldep                             1
poole                             1
islands                           1
tchebycheff                       1
famous                            1
warrantees                        1
surrounded                        1
era                               1
neidleman                         1
tutor                             1
clerical                          1
stiegler                          1
hutton                            1
likewise                          1
herroit                           1
federighi                         1
augmenting                        1
overstrikes                       1
digitizer                         1
discerned                         1
sitton                            1
approached                        1
labors                            1
halting                           1
attractiveness                    1
delegate                          1
inventiveness                     1
embezzlement                      1
explanatory                       1
incrementally                     1
merrill                           1
consolidations                    1
broadly                           1
unidentified                      1
shuffle                           1
shortening                        1
uninitiated                       1
sociologists                      1
disorganization                   1
kawabata                          1
diacritics                        1
abacus                            1
deletes                           1
onward                            1
sullins                           1
hints                             1
abdali                            1
deleted                           1
homomorphic                       1
moderator                         1
antilogy                          1
ein                               1
sannon                            1
haubrich                          1
experiencing                      1
hasbeen                           1
referents                         1
wos                               1
pooch                             1
schmittroth                       1
brains                            1
tense                             1
traditions                        1
oakford                           1
transistors                       1
durstenfeld                       1
surpass                           1
stockmeyer                        1
centering                         1
crystallographic                  1
specialty                         1
educate                           1
senzig                            1
chronologically                   1
specifiedetailed                  1
interprogram                      1
reapportionment                   1
gjr                               1
abel                              1
prism                             1
ranshaw                           1
buford                            1
doubleexponential                 1
ryle                              1
endeavors                         1
stake                             1
thorough                          1
bareiss                           1
precisions                        1
unfolded                          1
groeben                           1
fire                              1
corroboration                     1
expedient                         1
rencontres                        1
breed                             1
invariably                        1
hematology                        1
matchings                         1
releasing                         1
abac                              1
opinion                           1
nonpreference                     1
postal                            1
jazayeri                          1
kyoto                             1
efficacy                          1
abelian                           1
compress                          1
ginsberg                          1
lloyd                             1
smoot                             1
circulating                       1
neat                              1
dahlstrand                        1
lechner                           1
neal                              1
purchase                          1
england                           1
households                        1
abcd                              1
fragment                          1
recoding                          1
inverno                           1
cecchi                            1
win                               1
centralized                       1
headquarters                      1
lightpen                          1
seekers                           1
florentin                         1
spatially                         1
chapman                           1
gcd                               1
zemlin                            1
bands                             1
paragraph                         1
copyrightability                  1
confines                          1
unfounded                         1
perpetrated                       1
displaceable                      1
interpage                         1
nmcsa                             1
elementshen                       1
centrality                        1
serviced                          1
gat                               1
gay                               1
charmonman                        1
pfann                             1
flexibly                          1
converge                          1
unseen                            1
borsch                            1
caller                            1
mcwilliams                        1
brundage                          1
manifest                          1
sociological                      1
interprets                        1
permutable                        1
strecker                          1
conjectures                       1
toeplitz                          1
conjectured                       1
musicians                         1
eisenberg                         1
christoffel                       1
wohr                              1
meromorphic                       1
programmatically                  1
nontext                           1
defeated                          1
peabody                           1
submonitor                        1
gudes                             1
returning                         1
hayes                             1
issued                            1
borgherson                        1
needham                           1
manufacture                       1
superelevation                    1
imol                              1
sward                             1
filho                             1
delfausse                         1
abandoning                        1
army                              1
naval                             1
ordinate                          1
radices                           1
nonweiler                         1
humphrey                          1
driver                            1
dubay                             1
robins                            1
uniting                           1
greniewski                        1
concatenated                      1
mondrup                           1
garland                           1
changeable                        1
veronis                           1
mittman                           1
divergence                        1
hahn                              1
retrospect                        1
unsupervised                      1
misconceptions                    1
timers                            1
logarithms                        1
dartmouth                         1
lochbaum                          1
shostak                           1
decode                            1
latitude                          1
bruno                             1
explosive                         1
effecting                         1
discard                           1
inferential                       1
markedly                          1
mccombs                           1
potting                           1
raichelson                        1
caught                            1
notice                            1
passenger                         1
genie                             1
multidestination                  1
teory                             1
agree                             1
novak                             1
interviews                        1
apertures                         1
duke                              1
grishman                          1
rebuttal                          1
enlist                            1
armerding                         1
hirsch                            1
lutz                              1
populations                       1
phototypesetter                   1
micrographs                       1
liveright                         1
elettronica                       1
popov                             1
referential                       1
geography                         1
ryan                              1
animal                            1
decomposed                        1
attenuate                         1
interconnecting                   1
duly                              1
hibbard                           1
liabilities                       1
wolf                              1
balard                            1
timely                            1
telegrams                         1
bultheel                          1
cursor                            1
correctors                        1
concordances                      1
vii                               1
pracnique                         1
indentation                       1
overcharges                       1
occasional                        1
underuse                          1
violate                           1
thesize                           1
container                         1
heise                             1
okabe                             1
logemann                          1
trying                            1
wanted                            1
schick                            1
donovan                           1
galil                             1
ibftc                             1
terminated                        1
emphasizes                        1
quater                            1
sector                            1
genre                             1
realistically                     1
zwakenberg                        1
bulirsh                           1
boulton                           1
fortune                           1
maximizes                         1
archimedian                       1
keypunching                       1
rudloe                            1
macrocompiler                     1
clarkson                          1
promote                           1
ascertained                       1
milieus                           1
regulated                         1
underlined                        1
cones                             1
devaney                           1
firing                            1
buchholz                          1
emulating                         1
partitionings                     1
brute                             1
hubbard                           1
wouk                              1
york                              1
grapa                             1
vos                               1
savastano                         1
lachenmaier                       1
foreshadow                        1
duda                              1
noninferential                    1
ackley                            1
fragmented                        1
cherry                            1
rosenberg                         1
outer                             1
repeatable                        1
berner                            1
engaged                           1
calorimeter                       1
preservation                      1
rescheduling                      1
float                             1
elaboration                       1
tackled                           1
hajek                             1
psychology                        1
faulting                          1
sabrac                            1
determinism                       1
necessitated                      1
sabrag                            1
iopak                             1
opened                            1
helices                           1
microphone                        1
circumvented                      1
contends                          1
reversals                         1
recurrences                       1
liner                             1
patentable                        1
larreche                          1
aramaki                           1
comprehensibility                 1
queen                             1
zund                              1
saathoff                          1
significances                     1
tabulations                       1
coherent                          1
pelta                             1
explicated                        1
indicators                        1
gutenmacher                       1
humanization                      1
veterans                          1
strikingly                        1
hong                              1
selfcipher                        1
diminished                        1
appointed                         1
helical                           1
politencnico                      1
vdl                               1
seemingly                         1
definitive                        1
ramifications                     1
motive                            1
fulfill                           1
troduce                           1
bookstein                         1
dar                               1
secrets                           1
deteriorate                       1
bill                              1
released                          1
chapin                            1
tennison                          1
emphasize                         1
offset                            1
karr                              1
karp                              1
kase                              1
welcomed                          1
clancy                            1
tolman                            1
cobb                              1
animating                         1
cooke                             1
jefferys                          1
fruitful                          1
engineers                         1
meager                            1
conditionally                     1
lopez                             1
poetry                            1
terlock                           1
lafata                            1
greif                             1
folds                             1
sixth                             1
mossbauer                         1
dtss                              1
quotients                         1
harvey                            1
csx                               1
recorder                          1
ought                             1
accident                          1
bresenham                         1
visiting                          1
derochette                        1
wendorf                           1
greek                             1
greem                             1
fritz                             1
robot                             1
heapsort                          1
envision                          1
conversely                        1
defect                            1
nonsingle                         1
cameron                           1
unrealistic                       1
stockton                          1
millen                            1
cubics                            1
eswarran                          1
patricia                          1
oser                              1
relaxations                       1
boulenger                         1
incorporatedn                     1
iying                             1
functioning                       1
expedited                         1
lamdan                            1
dialects                          1
keating                           1
synonymous                        1
personalities                     1
paucity                           1
focusing                          1
kral                              1
wehave                            1
mitrani                           1
cooperatives                      1
acos                              1
multipass                         1
inherited                         1
demographic                       1
arranging                         1
osic                              1
multipath                         1
curved                            1
masker                            1
eyes                              1
funders                           1
crossover                         1
barring                           1
krall                             1
prevalence                        1
colleagues                        1
optionally                        1
conscious                         1
inventorship                      1
predictors                        1
varah                             1
acts                              1
swym                              1
telex                             1
basser                            1
courois                           1
herculean                         1
rutledge                          1
franceschini                      1
reckoning                         1
tubes                             1
scantlebury                       1
diffusion                         1
pronounced                        1
microassembly                     1
feeling                           1
crosby                            1
fredman                           1
ralston                           1
balistfy                          1
depositors                        1
swenson                           1
depository                        1
guseman                           1
cox                               1
hindered                          1
narasimhan                        1
strengths                         1
noncontiguous                     1
waltz                             1
unethical                         1
overheads                         1
tells                             1
requisition                       1
percentages                       1
sweet                             1
landis                            1
baran                             1
summarize                         1
concluding                        1
mythical                          1
abbreviated                       1
extremal                          1
interdisciplinary                 1
unambiguity                       1
nelliac                           1
deductions                        1
borgelt                           1
oppenheim                         1
coincidence                       1
prestatements                     1
bartlett                          1
corc                              1
csl                               1
morelock                          1
breadboard                        1
renewal                           1
prehistoric                       1
ties                              1
ccp                               1
divisions                         1
cohn                              1
statesare                         1
nondegenerate                     1
fotheringham                      1
income                            1
gathering                         1
leasors                           1
unused                            1
retarded                          1
amenable                          1
warranty                          1
aronofsky                         1
djorup                            1
undergone                         1
weisert                           1
callup                            1
compiles                          1
forrington                        1
leibowitz                         1
excellence                        1
pseudoprime                       1
insulated                         1
penalizes                         1
blank                             1
uninterruptable                   1
chrysler                          1
radii                             1
ohlman                            1
radin                             1
radio                             1
checkpoints                       1
adds                              1
radar                             1
submonitors                       1
swell                             1
phong                             1
terrelation                       1
uncl                              1
carriage                          1
winters                           1
unequally                         1
hypervisor                        1
suite                             1
extensibility                     1
hanani                            1
tinney                            1
misses                            1
grench                            1
blocked                           1
giffor                            1
brailled                          1
preplanned                        1
reminiscences                     1
sheets                            1
adam                              1
browsing                          1
coif                              1
supports                          1
caffery                           1
recipient                         1
ardizationof                      1
violating                         1
gleissner                         1
vreenegoor                        1
stringent                         1
borrowed                          1
superclass                        1
examplesare                       1
imagery                           1
lays                              1
weightings                        1
exploitation                      1
corbato                           1
midway                            1
successors                        1
debate                            1
evening                           1
interruptible                     1
logistics                         1
targets                           1
tabulate                          1
heistand                          1
bottenbruch                       1
lotsch                            1
niessner                          1
newhall                           1
neurophysiology                   1
precede                           1
danziger                          1
kerbosch                          1
selecton                          1
eventcount                        1
aware                             1
asterionella                      1
rearrangements                    1
manifestations                    1
tournaments                       1
superb                            1
lefkowitz                         1
stratification                    1
projectionsne                     1
brackets                          1
nonsimilar                        1
abrams                            1
cadwell                           1
collier                           1
forestalling                      1
programing                        1
juncosa                           1
bouman                            1
vandoni                           1
radke                             1
disciplined                       1
sketch                            1
probert                           1
topical                           1
ahead                             1
preanalysis                       1
nationwide                        1
truncations                       1
snedecor                          1
nuar                              1
aiming                            1
ecs                               1
underscores                       1
street                            1
complying                         1
barrier                           1
andries                           1
untaa                             1
milman                            1
expended                          1
peters                            1
hodes                             1
eshed                             1
mcmorrow                          1
gasner                            1
verifications                     1
amplitude                         1
rescattering                      1
eleven                            1
testsshow                         1
levialdi                          1
nonintegrel                       1
tracers                           1
harmony                           1
inspired                          1
sethi                             1
indiscreet                        1
identically                       1
expressive                        1
outcome                           1
functionseneralizations              1
telling                           1
intermittently                    1
investigator                      1
selectively                       1
simonsen                          1
fulfilled                         1
kanodia                           1
digraphs                          1
berra                             1
unchanged                         1
underflow                         1
nupak                             1
kleene                            1
vanishingly                       1
gravity                           1
belfap                            1
associatively                     1
resolutions                       1
ochser                            1
keepers                           1
chooses                           1
japan                             1
santa                             1
selfridge                         1
seemed                            1
geopolitical                      1
profoundly                        1
dimensionality                    1
peek                              1
attendees                         1
blending                          1
metacompilers                     1
averaged                          1
levien                            1
lichten                           1
bottlenecks                       1
squire                            1
broucke                           1
dor                               1
schwarz                           1
don                               1
foreknowledge                     1
dow                               1
peleg                             1
hindmarsh                         1
urges                             1
books                             1
dpl                               1
windows                           1
tri                               1
lago                              1
justifies                         1
advi                              1
normdev                           1
belson                            1
normdey                           1
try                               1
punctuation                       1
labelling                         1
analyzers                         1
witty                             1
witness                           1
klemsa                            1
printable                         1
perl                              1
older                             1
tss                               1
wallack                           1
attainable                        1
interconnect                      1
hyperobject                       1
replacd                           1
imposes                           1
histories                         1
invited                           1
witte                             1
hodgman                           1
tmg                               1
zloof                             1
grammer                           1
atkins                            1
funtion                           1
hoax                              1
dark                              1
berin                             1
bensoussan                        1
exchanges                         1
taranto                           1
eisner                            1
rubinstein                        1
payroll                           1
bindings                          1
annotated                         1
lang                              1
crozier                           1
destroy                           1
memorized                         1
schecher                          1
kotok                             1
intimately                        1
dayhoff                           1
biphase                           1
mossiere                          1
lame                              1
instantly                         1
wladawsky                         1
statable                          1
wesley                            1
risks                             1
broyden                           1
multimachine                      1
championship                      1
gustavson                         1
clausen                           1
nonstiff                          1
vehicles                          1
soluble                           1
macroprocessor                    1
cohesion                          1
tartar                            1
mcdonough                         1
rewards                           1
draftsmen                         1
withers                           1
synchronously                     1
insured                           1
overwhelming                      1
reserve                           1
adjusted                          1
gecos                             1
ratings                           1
magnitudes                        1
gonnet                            1
acquires                          1
stings                            1
dwelling                          1
presumably                        1
langmaack                         1
acquired                          1
campaign                          1
specialization                    1
trigger                           1
slit                              1
parallelizing                     1
biquadratic                       1
klopfenstein                      1
triangles                         1
platen                            1
crystallize                       1
discretized                       1
pronominal                        1
cannon                            1
overlaying                        1
logan                             1
peto                              1
kumar                             1
christman                         1
randels                           1
clausal                           1
collective                        1
vacca                             1
klema                             1
petrone                           1
default                           1
klemes                            1
await                             1
neufeld                           1
dahl                              1
prompted                          1
invaluable                        1
orden                             1
slog                              1
omits                             1
nuys                              1
ships                             1
linrar                            1
couger                            1
crowe                             1
parsons                           1
backgrounds                       1
paterson                          1
magnified                         1
batching                          1
eckert                            1
summed                            1
administrator                     1
acquisitition                     1
codified                          1
encompasses                       1
melkanoff                         1
incurred                          1
augment                           1
affords                           1
compactification                  1
klint                             1
proofreading                      1
gelder                            1
toll                              1
unwelcome                         1
armies                            1
separability                      1
sability                          1
wossner                           1
instruments                       1
moral                             1
quasilinerization                 1
suitability                       1
supan                             1
egler                             1
verbs                             1
preassignment                     1
ignore                            1
lawyers                           1
trilling                          1
licensing                         1
expertise                         1
red                               1
nondeterminism                    1
advice                            1
tornheim                          1
easing                            1
bandmatrix                        1
usability                         1
invalid                           1
kotiah                            1
reputation                        1
manker                            1
moratorium                        1
unordered                         1
exemplars                         1
vertically                        1
robison                           1
elaborates                        1
kimble                            1
loveland                          1
multiprocessors                   1
raw                               1
morel                             1
elucidation                       1
dill                              1
tensors                           1
declaratives                      1
hacker                            1
rau                               1
greenberger                       1
printout                          1
treasure                          1
factions                          1
schwab                            1
autonomously                      1
retracing                         1
cellar                            1
unrelated                         1
cubical                           1
ran                               1
jong                              1
mankin                            1
macpherson                        1
ibjob                             1
rerouting                         1
ferring                           1
clipped                           1
recommendation                    1
bonds                             1
prespecified                      1
inadequacy                        1
specializing                      1
istituto                          1
avenue                            1
tode                              1
querying                          1
reconstructions                   1
scattered                         1
uncovered                         1
karlton                           1
painter                           1
benett                            1
cordy                             1
resiliency                        1
allocator                         1
typified                          1
multiclass                        1
veillon                           1
clears                            1
kuncir                            1
exploited                         1
cleary                            1
nonconfidential                   1
extinction                        1
writes                            1
darkness                          1
buzen                             1
reactants                         1
imitate                           1
conforming                        1
mcguire                           1
unearthing                        1
rereading                         1
disease                           1
cutoff                            1
recourse                          1
characterizes                     1
workloads                         1
mcconlogue                        1
mathieus                          1
mcgeachie                         1
suffix                            1
hallet                            1
languageshis                      1
klipa                             1
looked                            1
barstow                           1
woodbury                          1
flon                              1
flop                              1
stenger                           1
validated                         1
aegerter                          1
lick                              1
permanently                       1
pretested                         1
sharable                          1
interpolatory                     1
decoded                           1
suppression                       1
teijelo                           1
duong                             1
qsic                              1
harada                            1
lieu                              1
lien                              1
budea                             1
charles                           1
hyphenation                       1
rux                               1
sigma                             1
oden                              1
autonomous                        1
worker                            1
decoder                           1
typographic                       1
consulting                        1
replicated                        1
jodeit                            1
tomlinson                         1
artificially                      1
complexes                         1
nsec                              1
province                          1
fateman                           1
zielke                            1
quasilinear                       1
wolinsky                          1
saver                             1
stetter                           1
arthurs                           1
translatable                      1
declaratively                     1
chip                              1
chin                              1
flagging                          1
storable                          1
counted                           1
clebsch                           1
artistic                          1
chiu                              1
incompletely                      1
montalbano                        1
reconstituted                     1
sag                               1
toth                              1
shanno                            1
grout                             1
chronological                     1
machura                           1
exhibits                          1
xdms                              1
servicing                         1
battiste                          1
paulson                           1
productive                        1
sap                               1
minker                            1
convexity                         1
happened                          1
vocational                        1
alphabetical                      1
unavailability                    1
snyder                            1
parkin                            1
kendrick                          1
foata                             1
derangements                      1
cartesian                         1
multiattribute                    1
clampett                          1
allard                            1
tesch                             1
clasen                            1
clarifications                    1
corner                            1
englund                           1
inventories                       1
eidson                            1
rulifson                          1
armament                          1
burkhardt                         1
shuchter                          1
modiano                           1
hyphenating                       1
delaying                          1
conceptualizations                1
longitude                         1
gallie                            1
pronoun                           1
mergeable                         1
resonance                         1
lifo                              1
chow                              1
gargoyle                          1
bottenbirruch                     1
grayness                          1
seful                             1
catering                          1
emery                             1
extracts                          1
easiest                           1
corps                             1
noninteger                        1
eavesdropping                     1
veinott                           1
richer                            1
transliteration                   1
keplerian                         1
purity                            1
lynn                              1
superbly                          1
terrill                           1
locates                           1
cleaned                           1
dropout                           1
liberated                         1
lemoli                            1
microprocessor                    1
malfunctions                      1
nonmember                         1
pierson                           1
felts                             1
materially                        1
departs                           1
teresting                         1
blasgen                           1
elicit                            1
postponed                         1
nickerson                         1
shu                               1
subproblem                        1
deeper                            1
conform                           1
endeavor                          1
terfaced                          1
warrant                           1
maloney                           1
clingen                           1
accumulates                       1
clerks                            1
ages                              1
german                            1
molecules                         1
secretaries                       1
kosinski                          1
pooled                            1
wagle                             1
cuthill                           1
lasor                             1
boussard                          1
collom                            1
seals                             1
unfeasible                        1
shaman                            1
sds                               1
tanenbaum                         1
moveable                          1
christensen                       1
suspension                        1
bachelork                         1
nunamaker                         1
sen                               1
doubtless                         1
manages                           1
william                           1
rosser                            1
waychoff                          1
kurtzberg                         1
persist                           1
outermost                         1
sps                               1
accommodating                     1
ombudsman                         1
dispersing                        1
philokyprou                       1
skinner                           1
alpak                             1
gurzi                             1
schaffert                         1
grason                            1
rescheduled                       1
sol                               1
zersol                            1
entail                            1
heighten                          1
oedipus                           1
lucac                             1
bringing                          1
spectroscopy                      1
hypersurface                      1
descriptor                        1
externally                        1
sru                               1
digby                             1
marcotty                          1
byan                              1
multidigit                        1
beings                            1
machmudov                         1
unquestionably                    1
unsanitized                       1
kasami                            1
accommodation                     1
permuted                          1
jasper                            1
chan                              1
tashjian                          1
setl                              1
nilson                            1
linearized                        1
substantiate                      1
skovgaard                         1
effigy                            1
competence                        1
premise                           1
backboards                        1
olutely                           1
glasersfeld                       1
gavril                            1
combats                           1
shumway                           1
explainedesults                   1
unimpeded                         1
minima                            1
weimer                            1
spheroidal                        1
interblock                        1
suffered                          1
jagged                            1
graeffee                          1
lahners                           1
seats                             1
tuning                            1
rehabilitation                    1
toroidal                          1
audette                           1
randomization                     1
noncellular                       1
bashforth                         1
eating                            1
cluttered                         1
albany                            1
specialist                        1
brien                             1
intrude                           1
diachronic                        1
extendable                        1
superscale                        1
understander                      1
dictum                            1
sullenberger                      1
transducer                        1
tangency                          1
dataless                          1
peavy                             1
counterexamples                   1
kantorovich                       1
barnard                           1
reagan                            1
dropper                           1
syntactics                        1
actualized                        1
sassouni                          1
harris                            1
bitwise                           1
descendents                       1
analyzable                        1
duplicated                        1
reed                              1
nebula                            1
impersonal                        1
comstock                          1
threading                         1
coercion                          1
ensemble                          1
aaron                             1
raises                            1
brian                             1
toronto                           1
henrich                           1
classifiable                      1
encounter                         1
peekabit                          1
fundamentally                     1
variably                          1
claudson                          1
assoc                             1
joystick                          1
rearranging                       1
tajiri                            1
denison                           1
shapley                           1
tegration                         1
dargel                            1
encourage                         1
andrus                            1
brice                             1
clendenin                         1
crossing                          1
halle                             1
birkhoff                          1
wojcicki                          1
uncharged                         1
preprogramming                    1
sun                               1
elder                             1
symbiosis                         1
dendrarchy                        1
nonuniformly                      1
rust                              1
accompanying                      1
blount                            1
justifying                        1
recovers                          1
blinn                             1
ledger                            1
rogoway                           1
salasin                           1
unexamined                        1
accumulative                      1
palmer                            1
weather                           1
deployment                        1
steffens                          1
completions                       1
avid                              1
incentives                        1
manos                             1
porter                            1
corasick                          1
cavin                             1
bongiovanni                       1
hatzopoulos                       1
tan                               1
schurmann                         1
tam                               1
davids                            1
familiarize                       1
sensing                           1
prager                            1
contracts                         1
kellerman                         1
manthey                           1
osiris                            1
multichannel                      1
batagelj                          1
osborne                           1
ferrel                            1
snell                             1
canaday                           1
renee                             1
paradigms                         1
distinctions                      1
carstensen                        1
horty                             1
directors                         1
amplitudes                        1
toole                             1
wisp                              1
avni                              1
nonrational                       1
transformer                       1
manip                             1
cylinders                         1
wire                              1
ouput                             1
schuff                            1
incompletebeta                    1
colilla                           1
drayton                           1
outweigh                          1
riley                             1
ferrie                            1
bolub                             1
marovian                          1
nonminimal                        1
desire                            1
marron                            1
transput                          1
masterson                         1
authenticates                     1
witt                              1
gressett                          1
verdict                           1
macroinstruction                  1
kuss                              1
harmonious                        1
matures                           1
falkin                            1
textures                          1
conquer                           1
bjb                               1
freegrammar                       1
textured                          1
griesmer                          1
hamlin                            1
dershowitz                        1
big                               1
nebraska                          1
counterparts                      1
discretely                        1
leased                            1
pentominos                        1
individualizing                   1
invest                            1
bks                               1
homilies                          1
bottleneck                        1
kuiken                            1
pde                               1
noncentral                        1
linearity                         1
shavell                           1
insensitive                       1
pacelli                           1
fixedpoints                       1
quadrilateral                     1
gorenstein                        1
fibers                            1
crack                             1
colors                            1
tesler                            1
hellberg                          1
destroying                        1
mcculloch                         1
mcdermott                         1
strengthens                       1
degradation                       1
legitimate                        1
twins                             1
negation                          1
altogether                        1
pay                               1
willers                           1
klinger                           1
nano                              1
scarce                            1
boo                               1
motives                           1
painless                          1
cached                            1
refined                           1
boles                             1
shortly                           1
sensor                            1
layered                           1
stineman                          1
retirement                        1
minnesota                         1
inventions                        1
kriebel                           1
benson                            1
weiler                            1
frieden                           1
hitherto                          1
lavington                         1
brelaz                            1
perstein                          1
bay                               1
refines                           1
xtran                             1
ortega                            1
placements                        1
hemerle                           1
plea                              1
multiprocesses                    1
fullerton                         1
larner                            1
sylvania                          1
louis                             1
fleisher                          1
minimally                         1
padges                            1
subordinated                      1
peg                               1
kenyon                            1
segmentations                     1
sturges                           1
pulls                             1
ruwe                              1
rejuvenating                      1
hyperstructures                   1
statewide                         1
rearrange                         1
monotonicity                      1
loomis                            1
nekora                            1
linkages                          1
kohli                             1
susceptibility                    1
cautin                            1
strangely                         1
discredit                         1
restricting                       1
multiplexor                       1
vienna                            1
contracted                        1
vacuum                            1
coexisting                        1
multicharacter                    1
deuel                             1
rolled                            1
positioned                        1
kung                              1
postfix                           1
mealy                             1
meisel                            1
renvoise                          1
pip                               1
challenging                       1
appraise                          1
continuations                     1
koffman                           1
unassigned                        1
restructured                      1
brandin                           1
ercoli                            1
gehani                            1
interruption                      1
pol                               1
suboptimizer                      1
misra                             1
incarnations                      1
canter                            1
heads                             1
bogert                            1
kopelaar                          1
millicuries                       1
typists                           1
titled                            1
quien                             1
obey                              1
sturgis                           1
prerequisite                      1
okajima                           1
behaves                           1
interrupting                      1
businessman                       1
microsentence                     1
pmb                               1
kimme                             1
manipulates                       1
dumps                             1
indications                       1
dietary                           1
korenjak                          1
corpus                            1
mathsort                          1
henschke                          1
prolongation                      1
intrusion                         1
busy                              1
nonredundant                      1
eckhouse                          1
acoustic                          1
definiteness                      1
bush                              1
untold                            1
rectangles                        1
crash                             1
lubin                             1
superscripts                      1
sensitivity                       1
electric                          1
decidability                      1
connotations                      1
circulated                        1
cat                               1
substates                         1
rothnie                           1
climenson                         1
unsolvability                     1
malfunctioning                    1
ichbiah                           1
arose                             1
heiberger                         1
cal                               1
triggered                         1
precollege                        1
orchard                           1
arora                             1
happenings                        1
pre                               1
genetic                           1
pro                               1
merkle                            1
surrendering                      1
personalized                      1
constellation                     1
wyman                             1
noncyclic                         1
newtonian                         1
isoparametric                     1
royston                           1
bugs                              1
remex                             1
kerner                            1
erisman                           1
fitzwater                         1
spending                          1
unlock                            1
disclose                          1
curtz                             1
quine                             1
gaps                              1
henschen                          1
orientations                      1
chaired                           1
charnes                           1
nemeth                            1
sims                              1
gant                              1
fluctuate                         1
smoothed                          1
entcaf                            1
hsueh                             1
extrema                           1
muthukrishnan                     1
bender                            1
costing                           1
usec                              1
progamming                        1
communicants                      1
lubbert                           1
reprinted                         1
checkpointing                     1
stronger                          1
narrowed                          1
shalla                            1
scoring                           1
stabilizing                       1
sing                              1
unrestrictive                     1
accumulator                       1
connecting                        1
gary                              1
gasp                              1
tones                             1
quisi                             1
resort                            1
triphase                          1
sreenivasan                       1
opens                             1
archambault                       1
apportioned                       1
reiteration                       1
cutnode                           1
jointly                           1
clients                           1
mechanize                         1
storm                             1
helbig                            1
subcalls                          1
csieve                            1
electrocardiographic              1
kohfeld                           1
engine                            1
mood                              1
shoshani                          1
automast                          1
supplying                         1
pragmatic                         1
reclaiming                        1
retain                            1
mono                              1
auslander                         1
prefolding                        1
aberth                            1
gaither                           1
zinn                              1
founding                          1
rewarding                         1
adaptively                        1
semiotic                          1
sable                             1
bear                              1
install                           1
buchner                           1
montgomery                        1
eniac                             1
ottmann                           1
hornbuckle                        1
beam                              1
discrepancies                     1
amendment                         1
deficient                         1
backboard                         1
warrington                        1
driving                           1
norman                            1
propriety                         1
spinning                          1
aroian                            1
sezak                             1
hancock                           1
leppik                            1
abbott                            1
slysz                             1
reiser                            1
friedland                         1
groove                            1
lent                              1
interim                           1
newman                            1
insensitivity                     1
bundles                           1
misunderstandings                 1
gratuitously                      1
metaphase                         1
respondents                       1
helmholtz                         1
modifiable                        1
thirds                            1
sociology                         1
gale                              1
stolz                             1
nicely                            1
sheil                             1
prints                            1
entcre                            1
unconditionally                   1
compressors                       1
tennent                           1
unweighted                        1
housel                            1
bently                            1
indistinguishably                 1
decoupling                        1
clustered                         1
abd                               1
rodden                            1
bedford                           1
scholten                          1
techniquefor                      1
inclusive                         1
unreliability                     1
applicabilities                   1
cures                             1
biconnected                       1
mulawa                            1
elettrotecnica                    1
sublist                           1
raiha                             1
procedurebout                     1
encloses                          1
oppressive                        1
committed                         1
governs                           1
unrecorded                        1
dataon                            1
minieka                           1
raike                             1
demountable                       1
batcher                           1
reily                             1
dumey                             1
adopts                            1
stepped                           1
combinator                        1
aggravated                        1
coders                            1
valve                             1
cubically                         1
listalgorithm                     1
sequenced                         1
sometime                          1
fredholm                          1
earth                             1
scholar                           1
accomplishes                      1
attendant                         1
gschwind                          1
checklist                         1
hochsprung                        1
creasey                           1
age                               1
electrocardiographer              1
creases                           1
quantile                          1
multistation                      1
attributable                      1
typographical                     1
awakening                         1
curbed                            1
rovner                            1
dominates                         1
uniprocessor                      1
adp                               1
lesh                              1
humanizing                        1
pitts                             1
comprehending                     1
adi                               1
checkerboard                      1
alternately                       1
governed                          1
economists                        1
acl                               1
llllll                            1
acf                               1
macroscopic                       1
spend                             1
ada                               1
shear                             1
suspected                         1
scidmore                          1
potentials                        1
act                               1
bench                             1
walton                            1
unduplicated                      1
nonoverlapping                    1
kehl                              1
kesner                            1
originating                       1
trademark                         1
dening                            1
observables                       1
drath                             1
statics                           1
vanhorn                           1
hardly                            1
pankhurst                         1
continuation                      1
bohnest                           1
induce                            1
bends                             1
engendered                        1
lewi                              1
seconds                           1
synchrony                         1
slice                             1
afford                            1
packings                          1
hale                              1
cancel                            1
zoeren                            1
splits                            1
overa                             1
rationing                         1
cipi                              1
establishments                    1
kwic                              1
finish                            1
lawlor                            1
nontechnological                  1
prescriptive                      1
hans                              1
flagged                           1
warburton                         1
expend                            1
interpret                         1
ragland                           1
shampine                          1
quo                               1
journal                           1
wieghted                          1
prince                            1
stacking                          1
draws                             1
nagao                             1
berger                            1
arctangent                        1
uncompiled                        1
hartly                            1
microscopic                       1
particulars                       1
rehabilitated                     1
mcnaughton                        1
reflectance                       1
lesem                             1
forth                             1
zaborowski                        1
symmetrically                     1
retard                            1
periodical                        1
trinomials                        1
ancients                          1
sackman                           1
econometric                       1
warburtin                         1
sturdy                            1
stuebing                          1
interrogated                      1
trigamma                          1
ask                               1
estimators                        1
harder                            1
additionally                      1
loeser                            1
noniterative                      1
elemental                         1
redlich                           1
signer                            1
plotted                           1
sheng                             1
mullery                           1
aigner                            1
centered                          1
restated                          1
pyramid                           1
owes                              1
barnecut                          1
gpss                              1
stanley                           1
strive                            1
hays                              1
utah                              1
seppanen                          1
betyar                            1
transcript                        1
nonsymmetric                      1
eratosthenes                      1
metering                          1
uselton                           1
supposition                       1
diagnosed                         1
combat                            1
decou                             1
jacobsen                          1
faithful                          1
font                              1
copyrighted                       1
imaged                            1
food                              1
conversing                        1
terested                          1
harter                            1
excludable                        1
formf                             1
provinsights                      1
intuition                         1
substructures                     1
shere                             1
nonroutine                        1
multimedia                        1
learns                            1
gauge                             1
jeeves                            1
gatto                             1
ifac                              1
passengers                        1
havingpartial                     1
mendelsohn                        1
overspecified                     1
nonpaged                          1
eighth                            1
kuehn                             1
designating                       1
native                            1
coder                             1
porsching                         1
relying                           1
syllabic                          1
cellularization                   1
vasilakos                         1
nes                               1
metalanguages                     1
eighty                            1
decipher                          1
timeliness                        1
demanded                          1
markets                           1
moursund                          1
prevents                          1
rohl                              1
aquatic                           1
appel                             1
cardiovascular                    1
schachter                         1
krakowiak                         1
claussen                          1
bypassing                         1
superfluous                       1
satterthwaite                     1
consumed                          1
walters                           1
amarel                            1
lubkin                            1
sydow                             1
room                              1
comprising                        1
ripley                            1
stimuli                           1
semidirect                        1
voluminous                        1
trainee                           1
squank                            1
manove                            1
stereoscopic                      1
pearson                           1
noticeable                        1
reddy                             1
nbs                               1
congressional                     1
layer                             1
nonpartisan                       1
outcomes                          1
rome                              1
prominent                         1
rigor                             1
albeit                            1
sullivan                          1
rots                              1
deposit                           1
nondramatic                       1
ratfact                           1
spruth                            1
rank                              1
gratefully                        1
fostering                         1
norc                              1
hine                              1
abbreviations                     1
accelerate                        1
callahan                          1
misfortunes                       1
heretofore                        1
houghton                          1
perpendicular                     1
retired                           1
voter                             1
rolling                           1
pliskin                           1
landsat                           1
ineffectual                       1
solvable                          1
lelann                            1
mertens                           1
supplementary                     1
tsur                              1
pinson                            1
physicist                         1
assimilator                       1
indicted                          1
arbib                             1
fictitious                        1
extremals                         1
konrad                            1
capon                             1
questionnairies                   1
mendicino                         1
baskin                            1
mounted                           1
calculable                        1
fitch                             1
cdrs                              1
entailing                         1
duley                             1
unfair                            1
muchhigher                        1
functionally                      1
francez                           1
loscalzo                          1
wilenzick                         1
prolate                           1
remedy                            1
correctable                       1
spread                            1
leasing                           1
interprocessor                    1
premarked                         1
konsynski                         1
hide                              1
infrequent                        1
quantized                         1
solidsuite                        1
rederived                         1
nonpredictive                     1
unspecified                       1
monica                            1
loveman                           1
agement                           1
ruschitzka                        1
mimic                             1
misunas                           1
buffalo                           1
branquart                         1
hestenes                          1
onstochastic                      1
picked                            1
mount                             1
crosspoint                        1
grants                            1
burger                            1
realizing                         1
desiring                          1
escaped                           1
comprises                         1
suppliedxtension                  1
subsegments                       1
tridiagonalizing                  1
champ                             1
escapes                           1
germany                           1
resistors                         1
macmillan                         1
banatre                           1
successes                         1
verifiable                        1
constituted                       1
irregularities                    1
mcmaster                          1
verifiably                        1
regulate                          1
quarter                           1
parentheses                       1
tenenbaum                         1
managerial                        1
representational                  1
aird                              1
ackerman                          1
ssive                             1
meissner                          1
nonresident                       1
desalvio                          1
freuder                           1
nestor                            1
burge                             1
pentagamma                        1
slang                             1
congruent                         1
discontent                        1
totype                            1
offman                            1
revolution                        1
npl                               1
contingent                        1
vibrational                       1
quartic                           1
kirchgassner                      1
socio                             1
cutpoint                          1
mild                              1
rolla                             1
noam                              1
unpublished                       1
customizing                       1
aiding                            1
overseas                          1
bergland                          1
filsak                            1
collectors                        1
jungle                            1
mathematically                    1
normative                         1
outliers                          1
synonyms                          1
nonhomogeneous                    1
synonymy                          1
pizer                             1
bibliographical                   1
stimulating                       1
mildly                            1
clippinger                        1
legislation                       1
really                            1
revising                          1
accelerates                       1
belong                            1
substitutions                     1
checksum                          1
semiconductor                     1
scripts                           1
devries                           1
regulating                        1
parties                           1
contradiction                     1
mcisaac                           1
concavity                         1
petrinet                          1
knows                             1
gathe                             1
decide                            1
conclusive                        1
mashburn                          1
astronautics                      1
everyman                          1
breakthroughs                     1
underline                         1
believing                         1
rabung                            1
paraphrases                       1
frisch                            1
gates                             1
geographical                      1
diagnose                          1
enlarge                           1
undergraduates                    1
assisting                         1
maclennan                         1
meaningfulness                    1
discriminating                    1
privileges                        1
regularities                      1
tardiff                           1
schaffer                          1
parent                            1
arsac                             1
scenario                          1
noncommutative                    1
csima                             1
weyl                              1
elucidated                        1
converter                         1
problemms                         1
convincing                        1
desires                           1
honored                           1
sand                              1
equipments                        1
multiplier                        1
insufficient                      1
dellert                           1
tassel                            1
burstall                          1
lecture                           1
machined                          1
deprit                            1
randal                            1
heron                             1
polk                              1
affairs                           1
presaging                         1
troublesome                       1
winding                           1
traceable                         1
trinities                         1
marvin                            1
sake                              1
erroneous                         1
heymans                           1
wraps                             1
manifestation                     1
completing                        1
objection                         1
happening                         1
improperly                        1
cascade                           1
englar                            1
turini                            1
relieves                          1
french                            1
cure                              1
understandable                    1
sciencehus                        1
overpacked                        1
voorhes                           1
sighted                           1
somalvico                         1
interlocked                       1
semesters                         1
duality                           1
arccossin                         1
equivalencing                     1
understandably                    1
overprinting                      1
womack                            1
unbuffered                        1
foulk                             1
flynn                             1
kates                             1
onoe                              1
unexpected                        1
jackson                           1
rephrased                         1
correlate                         1
nonprogramming                    1
cuts                              1
lawrie                            1
sessions                          1
punching                          1
wonnacott                         1
digitally                         1
kedem                             1
perspectives                      1
nyu                               1
pitching                          1
technologically                   1
matsushita                        1
crowley                           1
chuan                             1
recirculating                     1
visualized                        1
nimerical                         1
repetitively                      1
frog                              1
imperfect                         1
contracting                       1
sasp                              1
supportive                        1
actors                            1
lazarus                           1
poel                              1
czechoslovakia                    1
disclosures                       1
mccormack                         1
prompting                         1
conrow                            1
foreword                          1
sayre                             1
reformatter                       1
geschke                           1
shattering                        1
recol                             1
shubin                            1
anticipate                        1
reformatted                       1
chunks                            1
multicomputer                     1
tolerable                         1
astronomy                         1
adler                             1
face                              1
progression                       1
molded                            1
penalties                         1
terleaving                        1
cheaply                           1
breached                          1
wehr                              1
schaefer                          1
motor                             1
happy                             1
underlie                          1
sturman                           1
breaches                          1
tajibnapis                        1
thesizes                          1
plausible                         1
invalidate                        1
weinert                           1
chosenore                         1
supervises                        1
robustness                        1
irwin                             1
wein                              1
selvester                         1
eisenstat                         1
oregon                            1
ehrich                            1
oti                               1
chaudhuri                         1
otr                               1
borodin                           1
preferentially                    1
kutler                            1
flicker                           1
sampson                           1
ota                               1
otb                               1
coined                            1
reorganizations                   1
inform                            1
foreign                           1
owe                               1
coordinators                      1
neumant                           1
terpolated                        1
maxima                            1
waters                            1
touching                          1
crandall                          1
cupl                              1
waste                             1
dathe                             1
marble                            1
fredericks                        1
mostfind                          1
directories                       1
preventing                        1
keyes                             1
wortman                           1
fair                              1
arctangents                       1
degeneracies                      1
dispersed                         1
curvefit                          1
derivability                      1
daggett                           1
cube                              1
lauesen                           1
layton                            1
qualifications                    1
encouraged                        1
orr                               1
dates                             1
presser                           1
activated                         1
velocity                          1
aging                             1
gonzalez                          1
crystal                           1
saint                             1
suspended                         1
vinar                             1
cardiac                           1
fall                              1
terface                           1
tailoring                         1
carey                             1
laflin                            1
tuitous                           1
multipoint                        1
allegedly                         1
speeded                           1
embosser                          1
tensive                           1
purveyor                          1
adorno                            1
beranek                           1
encode                            1
ganapathy                         1
pipelining                        1
nonnormal                         1
discover                          1
tune                              1
brittenham                        1
clerk                             1
hwang                             1
mckellar                          1
encompass                         1
forestalled                       1
west                              1
longitudinal                      1
ona                               1
intention                         1
bargraphs                         1
readings                          1
datan                             1
unorthodox                        1
montillon                         1
clearance                         1
kyle                              1
lalonde                           1
genesis                           1
loeckx                            1
giblin                            1
savage                            1
goodroe                           1
robots                            1
occupied                          1
functionals                       1
seminars                          1
librarian                         1
unpacked                          1
insof                             1
generalizes                       1
barr                              1
bailin                            1
quantifying                       1
missiles                          1
duplicate                         1
anpak                             1
fordan                            1
tain                              1
surge                             1
wealth                            1
schay                             1
exect                             1
depart                            1
nonflowchart                      1
cermak                            1
scenes                            1
grosenbaugh                       1
metacomposition                   1
stasus                            1
tags                              1
buttons                           1
anketell                          1
nerve                             1
enablesus                         1
usasi                             1
screening                         1
incur                             1
comfort                           1
chattergy                         1
libraries                         1
conviction                        1
leakage                           1
ritchie                           1
facilitating                      1
devote                            1
duncan                            1
refco                             1
annexed                           1
detached                          1
weakness                          1
techniqueshe                      1
lehman                            1
conveying                         1
wadler                            1
clemm                             1
electrocardiograph                1
virtualizable                     1
mountable                         1
alocation                         1
outchannel                        1
relinquishing                     1
converses                         1
kazuhiko                          1
adrams                            1
tale                              1
lam                               1
bogyo                             1
gilstad                           1
anniversary                       1
lau                               1
lay                               1
cable                             1
worthwhile                        1
thousand                          1
falsely                           1
gintell                           1
coastlines                        1
dewitte                           1
eligibility                       1
weizer                            1
gauging                           1
clues                             1
ashcrof                           1
frobenius                         1
aggregates                        1
munro                             1
wadge                             1
rescanned                         1
oliver                            1
serrev                            1
andrejkova                        1
aggregated                        1
accrued                           1
keyboarding                       1
wadey                             1
wilf                              1
reconsider                        1
underwhich                        1
wisniewski                        1
carta                             1
conversationally                  1
ministry                          1
developmental                     1
accomplishments                   1
undetected                        1
depot                             1
galimberti                        1
melody                            1
strome                            1
mansfield                         1
ofnatural                         1
nondial                           1
omaha                             1
dumped                            1
diversity                         1
unfavorable                       1
preparingretrieval                1
farrell                           1
dichotomy                         1
distinctly                        1
dangerous                         1
unimplemented                     1
prescan                           1
implements                        1
biochemcial                       1
tanimoto                          1
closing                           1
hollander                         1
identifications                   1
integrations                      1
axial                             1
wiig                              1
foreman                           1
riskin                            1
calculator                        1
cambridge                         1
interludes                        1
streets                           1
intricate                         1
sutton                            1
iguchi                            1
matula                            1
numberof                          1
burrell                           1
overlayed                         1
standarad                         1
starlike                          1
diagonalizable                    1
mcalester                         1
togethers                         1
complemented                      1
distributing                      1
sevcik                            1
dobbs                             1
belman                            1
evident                           1
ivan                              1
synergistic                       1
coroutine                         1
autocovariance                    1
appendices                        1
sizable                           1
neglected                         1
interpretors                      1
bachelor                          1
los                               1
aloof                             1
forcom                            1
rowing                            1
wasserman                         1
consortium                        1
greene                            1
corley                            1
offspring                         1
alleviated                        1
seed                              1
holden                            1
talking                           1
jensen                            1
south                             1
periodicity                       1
envisaged                         1
directional                       1
synonym                           1
boggs                             1
classically                       1
ended                             1
discretion                        1
macgowan                          1
ives                              1
frazer                            1
luh                               1
macromolecules                    1
replica                           1
darley                            1
karim                             1
hundreds                          1
lst                               1
warnsdorff                        1
doran                             1
mcmillen                          1
joseph                            1
techo                             1
federation                        1
bandyopadhyay                     1
thrust                            1
heess                             1
sklansky                          1
camera                            1
ikebe                             1
erwin                             1
lunde                             1
mackinson                         1
independenthat                    1
specifiability                    1
cobolin                           1
optimizers                        1
byproduct                         1
concentrates                      1
sedelow                           1
laird                             1
bahn                              1
citation                          1
shuttlesort                       1
admissions                        1
hitac                             1
inappropriate                     1
replies                           1
patenting                         1
judicious                         1
port                              1
drivers                           1
transplanted                      1
serials                           1
impulses                          1
switches                          1
orbital                           1
mccalla                           1
lew                               1
uncertain                         1
ball                              1
switched                          1
sambles                           1
soule                             1
frailey                           1
prestatement                      1
mnemonics                         1
impeded                           1
mated                             1
unemployment                      1
send                              1
alan                              1
remedied                          1
karst                             1
mccormick                         1
nurse                             1
enhancements                      1
pseudoconcurrent                  1
parallelized                      1
authorizations                    1
penetration                       1
usaai                             1
kobayashi                         1
residing                          1
limitation                        1
bertsch                           1
yuni                              1
subintervals                      1
consummation                      1
griebrok                          1
suonio                            1
kliphardt                         1
discriminant                      1
degraded                          1
interdependence                   1
merges                            1
merger                            1
swinehart                         1
inquiries                         1
schatzoff                         1
liu                               1
pulses                            1
leitch                            1
esopo                             1
algorithmically                   1
prices                            1
keenan                            1
merged                            1
tomography                        1
stormy                            1
fiala                             1
interfaced                        1
heated                            1
entails                           1
randomize                         1
ditions                           1
gerbstadt                         1
airlines                          1
bros                              1
airliner                          1
vectorially                       1
soland                            1
interspersing                     1
objectively                       1
halatsis                          1
runcible                          1
sigillito                         1
hayashl                           1
amit                              1
austin                            1
bonnette                          1
calingaert                        1
tersecting                        1
speculations                      1
ivtran                            1
mac                               1
reprinting                        1
imagination                       1
guns                              1
leave                             1
reducibility                      1
mcnamee                           1
scheuermann                       1
gapless                           1
satisfactions                     1
starts                            1
dining                            1
areext                            1
adjacencies                       1
interpolated                      1
usascsocr                         1
recompiled                        1
centroid                          1
occupying                         1
tersection                        1
accessibility                     1
burst                             1
posting                           1
hoffmann                          1
freiburghouse                     1
australia                         1
inferior                          1
bohlen                            1
glore                             1
philpott                          1
mccamon                           1
men                               1
inefficiencies                    1
chrisoffel                        1
insuring                          1
readiness                         1
discriminate                      1
emotional                         1
wersan                            1
automobile                        1
enrichment                        1
weiss                             1
multistore                        1
conformable                       1
coercions                         1
abuse                             1
futures                           1
excavation                        1
forcing                           1
roediger                          1
reality                           1
monthly                           1
pressing                          1
boyce                             1
unobvious                         1
regener                           1
revealing                         1
sellers                           1
interrelationship                 1
quadratically                     1
credits                           1
vanderburgh                       1
deliyanni                         1
amps                              1
configuring                       1
reels                             1
dialogues                         1
slocum                            1
realism                           1
vaillancourt                      1
amos                              1
manipulative                      1
shafts                            1
paraplate                         1
educationally                     1
tagged                            1
linr                              1
determinations                    1
spurgeon                          1
recordability                     1
diagonally                        1
gull                              1
interchangcable                   1
paramedical                       1
societal                          1
unsolved                          1
germ                              1
towsley                           1
lyche                             1
landwehr                          1
wolpe                             1
prefixed                          1
sexagesimal                       1
adjusting                         1
scalzi                            1
prefixes                          1
autocoder                         1
nystrom                           1
jacoby                            1
suspect                           1
jacobs                            1
vectorizes                        1
acronym                           1
facsimile                         1
gets                              1
triangulation                     1
enciphered                        1
galois                            1
imperfection                      1
streeter                          1
kleinrock                         1
findler                           1
lipkin                            1
laguerre                          1
financing                         1
compose                           1
tsar                              1
synthesizers                      1
mod                               1
severely                          1
shoffner                          1
mor                               1
elastic                           1
customarily                       1
sixteenths                        1
siegel                            1
frank                             1
notices                           1
aligning                          1
alleged                           1
kien                              1
noticed                           1
prerequisites                     1
reply                             1
frane                             1
judges                            1
endpoints                         1
shiftregister                     1
reinsch                           1
jardins                           1
artzy                             1
observable                        1
unprofitable                      1
klimpel                           1
kailas                            1
pushing                           1
somewhere                         1
cheung                            1
inquires                          1
confine                           1
herbst                            1
oestreicher                       1
attaining                         1
shorthand                         1
nonzero                           1
milano                            1
whitney                           1
capitalization                    1
parametrized                      1
balkovich                         1
crosstalk                         1
contoured                         1
overtones                         1
abramowich                        1
mediocre                          1
schur                             1
enormously                        1
kaehler                           1
busing                            1
perception                        1
booker                            1
catch                             1
donally                           1
businesses                        1
weide                             1
convolutional                     1
kilometer                         1
brownlee                          1
cent                              1
emerged                           1
untenable                         1
attachment                        1
berztiss                          1
mux                               1
poseidon                          1
cranston                          1
simper                            1
imposing                          1
mendoza                           1
pruning                           1
encountering                      1
wilks                             1
dupuy                             1
hafley                            1
hext                              1
silverman                         1
shall                             1
imaginative                       1
fencl                             1
david                             1
axiom                             1
unidirectional                    1
broadcasts                        1
ellipticboundary                  1
identity                          1
ccohen                            1
ubiquitous                        1
izsak                             1
dulley                            1
routeau                           1
deallocation                      1
guignard                          1
profusion                         1
murray                            1
trailers                          1
mis                               1
metaoperators                     1
couriers                          1
tabling                           1
selden                            1
tabs                              1
minnick                           1
hess                              1
korrad                            1
fists                             1
constituents                      1
burdensome                        1
adjudged                          1
wilhelm                           1
korsvold                          1
spacer                            1
researchers                       1
ackermann                         1
prevalent                         1
bucci                             1
spacek                            1
posing                            1
mediate                           1
mccreight                         1
doctrine                          1
filter                            1
privately                         1
presumed                          1
intercomputer                     1
miniature                         1
uniformity                        1
unsorted                          1
knowledgeable                     1
printers                          1
enemy                             1
participated                      1
sharo                             1
mmp                               1
inventor                          1
localized                         1
lewart                            1
tindall                           1
massive                           1
popping                           1
sanders                           1
sunnyvale                         1
harper                            1
sanborn                           1

</file>